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2cm" style:rel-column-width="3755*"/>
    </style:style>
    <style:style style:name="Table5.B" style:family="table-column">
      <style:table-column-properties style:column-width="14.397cm" style:rel-column-width="59263*"/>
    </style:style>
    <style:style style:name="Table5.C" style:family="table-column">
      <style:table-column-properties style:column-width="0.612cm" style:rel-column-width="2517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5.C4" style:family="table-cell">
      <style:table-cell-properties fo:padding="0cm" fo:border="none"/>
    </style:style>
    <style:style style:name="Table5.A5" style:family="table-cell">
      <style:table-cell-properties style:vertical-align="middle" fo:padding-left="0.529cm" fo:padding-right="0.265cm" fo:padding-top="0.265cm" fo:padding-bottom="0.265cm" fo:border="none"/>
    </style:style>
    <style:style style:name="Table5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4" style:family="table">
      <style:table-properties style:width="1.397cm" fo:margin-left="0cm" fo:margin-top="0cm" fo:margin-bottom="0cm" table:align="left" style:writing-mode="lr-tb"/>
    </style:style>
    <style:style style:name="Table4.A" style:family="table-column">
      <style:table-column-properties style:column-width="1.3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4" style:family="table">
      <style:table-properties style:width="1.397cm" fo:margin-left="0cm" fo:margin-top="0cm" fo:margin-bottom="0cm" table:align="left" style:writing-mode="lr-tb"/>
    </style:style>
    <style:style style:name="Table4.A" style:family="table-column">
      <style:table-column-properties style:column-width="1.3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901cm" style:rel-column-width="511*"/>
    </style:style>
    <style:style style:name="Table10.B" style:family="table-column">
      <style:table-column-properties style:column-width="13.603cm" style:rel-column-width="7711*"/>
    </style:style>
    <style:style style:name="Table10.C" style:family="table-column">
      <style:table-column-properties style:column-width="0.861cm" style:rel-column-width="488*"/>
    </style:style>
    <style:style style:name="Table10.D" style:family="table-column">
      <style:table-column-properties style:column-width="0.556cm" style:rel-column-width="31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C1" style:family="table-cell">
      <style:table-cell-properties fo:padding="0cm" fo:border="none"/>
    </style:style>
    <style:style style:name="Table10.D1" style:family="table-cell">
      <style:table-cell-properties fo:padding="0cm" fo:border="none"/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10.A3" style:family="table-cell">
      <style:table-cell-properties style:vertical-align="middle" fo:padding-left="0.503cm" fo:padding-right="0.265cm" fo:padding-top="0.132cm" fo:padding-bottom="0.265cm" fo:border="none"/>
    </style:style>
    <style:style style:name="Table10.D4" style:family="table-cell">
      <style:table-cell-properties fo:padding="0cm" fo:border="none"/>
    </style:style>
    <style:style style:name="Table10.A5" style:family="table-cell">
      <style:table-cell-properties style:vertical-align="middle" fo:padding-left="0.529cm" fo:padding-right="0.265cm" fo:padding-top="0.265cm" fo:padding-bottom="0.265cm" fo:border="none"/>
    </style:style>
    <style:style style:name="Table10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4.424cm" fo:margin-left="0cm" fo:margin-top="0cm" fo:margin-bottom="0cm" table:align="left" style:writing-mode="lr-tb"/>
    </style:style>
    <style:style style:name="Table8.A" style:family="table-column">
      <style:table-column-properties style:column-width="4.42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424cm" fo:margin-left="0cm" fo:margin-top="0cm" fo:margin-bottom="0cm" table:align="left" style:writing-mode="lr-tb"/>
    </style:style>
    <style:style style:name="Table9.A" style:family="table-column">
      <style:table-column-properties style:column-width="4.42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4.424cm" fo:margin-left="0cm" fo:margin-top="0cm" fo:margin-bottom="0cm" table:align="left" style:writing-mode="lr-tb"/>
    </style:style>
    <style:style style:name="Table8.A" style:family="table-column">
      <style:table-column-properties style:column-width="4.42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424cm" fo:margin-left="0cm" fo:margin-top="0cm" fo:margin-bottom="0cm" table:align="left" style:writing-mode="lr-tb"/>
    </style:style>
    <style:style style:name="Table9.A" style:family="table-column">
      <style:table-column-properties style:column-width="4.42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91cm" style:rel-column-width="3748*"/>
    </style:style>
    <style:style style:name="Table15.B" style:family="table-column">
      <style:table-column-properties style:column-width="14.416cm" style:rel-column-width="59342*"/>
    </style:style>
    <style:style style:name="Table15.C" style:family="table-column">
      <style:table-column-properties style:column-width="0.594cm" style:rel-column-width="24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C1" style:family="table-cell">
      <style:table-cell-properties fo:padding="0cm" fo:border="none"/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A3" style:family="table-cell">
      <style:table-cell-properties style:vertical-align="middle" fo:padding-left="0.503cm" fo:padding-right="0.265cm" fo:padding-top="0.132cm" fo:padding-bottom="0.265cm" fo:border="none"/>
    </style:style>
    <style:style style:name="Table15.C4" style:family="table-cell">
      <style:table-cell-properties fo:padding="0cm" fo:border="none"/>
    </style:style>
    <style:style style:name="Table15.A5" style:family="table-cell">
      <style:table-cell-properties style:vertical-align="middle" fo:padding-left="0.529cm" fo:padding-right="0.265cm" fo:padding-top="0.265cm" fo:padding-bottom="0.265cm" fo:border="none"/>
    </style:style>
    <style:style style:name="Table15.A6" style:family="table-cell">
      <style:table-cell-properties style:vertical-align="middle" fo:padding-left="0.503cm" fo:padding-right="0.265cm" fo:padding-top="0.132cm" fo:padding-bottom="0.265cm" fo:border="none"/>
    </style:style>
    <style:style style:name="Table11" style:family="table">
      <style:table-properties style:width="3.027cm" fo:margin-left="0cm" fo:margin-top="0cm" fo:margin-bottom="0cm" table:align="left" style:writing-mode="lr-tb"/>
    </style:style>
    <style:style style:name="Table11.A" style:family="table-column">
      <style:table-column-properties style:column-width="3.027cm"/>
    </style:style>
    <style:style style:name="Table11.1" style:family="table-row">
      <style:table-row-properties style:min-row-height="0.794cm"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027cm" fo:margin-left="0cm" fo:margin-top="0cm" fo:margin-bottom="0cm" table:align="left" style:writing-mode="lr-tb"/>
    </style:style>
    <style:style style:name="Table12.A" style:family="table-column">
      <style:table-column-properties style:column-width="3.02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1" style:family="table">
      <style:table-properties style:width="3.027cm" fo:margin-left="0cm" fo:margin-top="0cm" fo:margin-bottom="0cm" table:align="left" style:writing-mode="lr-tb"/>
    </style:style>
    <style:style style:name="Table11.A" style:family="table-column">
      <style:table-column-properties style:column-width="3.027cm"/>
    </style:style>
    <style:style style:name="Table11.1" style:family="table-row">
      <style:table-row-properties style:min-row-height="0.794cm"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027cm" fo:margin-left="0cm" fo:margin-top="0cm" fo:margin-bottom="0cm" table:align="left" style:writing-mode="lr-tb"/>
    </style:style>
    <style:style style:name="Table12.A" style:family="table-column">
      <style:table-column-properties style:column-width="3.02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14cm" style:rel-column-width="3761*"/>
    </style:style>
    <style:style style:name="Table20.B" style:family="table-column">
      <style:table-column-properties style:column-width="14.393cm" style:rel-column-width="59244*"/>
    </style:style>
    <style:style style:name="Table20.C" style:family="table-column">
      <style:table-column-properties style:column-width="0.614cm" style:rel-column-width="2530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C1" style:family="table-cell">
      <style:table-cell-properties fo:padding="0cm" fo:border="none"/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A3" style:family="table-cell">
      <style:table-cell-properties style:vertical-align="middle" fo:padding-left="0.503cm" fo:padding-right="0.265cm" fo:padding-top="0.132cm" fo:padding-bottom="0.265cm" fo:border="none"/>
    </style:style>
    <style:style style:name="Table20.C4" style:family="table-cell">
      <style:table-cell-properties fo:padding="0cm" fo:border="none"/>
    </style:style>
    <style:style style:name="Table20.A5" style:family="table-cell">
      <style:table-cell-properties style:vertical-align="middle" fo:padding-left="0.529cm" fo:padding-right="0.265cm" fo:padding-top="0.265cm" fo:padding-bottom="0.265cm" fo:border="none"/>
    </style:style>
    <style:style style:name="Table20.A6" style:family="table-cell">
      <style:table-cell-properties style:vertical-align="middle" fo:padding-left="0.503cm" fo:padding-right="0.265cm" fo:padding-top="0.132cm" fo:padding-bottom="0.265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397cm" fo:margin-left="0cm" fo:margin-top="0cm" fo:margin-bottom="0cm" table:align="left" style:writing-mode="lr-tb"/>
    </style:style>
    <style:style style:name="Table17.A" style:family="table-column">
      <style:table-column-properties style:column-width="1.39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397cm" fo:margin-left="0cm" fo:margin-top="0cm" fo:margin-bottom="0cm" table:align="left" style:writing-mode="lr-tb"/>
    </style:style>
    <style:style style:name="Table19.A" style:family="table-column">
      <style:table-column-properties style:column-width="1.39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397cm" fo:margin-left="0cm" fo:margin-top="0cm" fo:margin-bottom="0cm" table:align="left" style:writing-mode="lr-tb"/>
    </style:style>
    <style:style style:name="Table17.A" style:family="table-column">
      <style:table-column-properties style:column-width="1.39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397cm" fo:margin-left="0cm" fo:margin-top="0cm" fo:margin-bottom="0cm" table:align="left" style:writing-mode="lr-tb"/>
    </style:style>
    <style:style style:name="Table19.A" style:family="table-column">
      <style:table-column-properties style:column-width="1.39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44cm" style:rel-column-width="3886*"/>
    </style:style>
    <style:style style:name="Table25.B" style:family="table-column">
      <style:table-column-properties style:column-width="0.178cm" style:rel-column-width="734*"/>
    </style:style>
    <style:style style:name="Table25.C" style:family="table-column">
      <style:table-column-properties style:column-width="12.072cm" style:rel-column-width="49688*"/>
    </style:style>
    <style:style style:name="Table25.D" style:family="table-column">
      <style:table-column-properties style:column-width="2.221cm" style:rel-column-width="9142*"/>
    </style:style>
    <style:style style:name="Table25.E" style:family="table-column">
      <style:table-column-properties style:column-width="0.506cm" style:rel-column-width="2082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D1" style:family="table-cell">
      <style:table-cell-properties fo:padding="0cm" fo:border="none"/>
    </style:style>
    <style:style style:name="Table25.E1" style:family="table-cell">
      <style:table-cell-properties fo:padding="0cm" fo:border="none"/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A3" style:family="table-cell">
      <style:table-cell-properties style:vertical-align="middle" fo:padding-left="0.503cm" fo:padding-right="0.265cm" fo:padding-top="0.132cm" fo:padding-bottom="0.265cm" fo:border="none"/>
    </style:style>
    <style:style style:name="Table25.E4" style:family="table-cell">
      <style:table-cell-properties fo:padding="0cm" fo:border="none"/>
    </style:style>
    <style:style style:name="Table25.A5" style:family="table-cell">
      <style:table-cell-properties style:vertical-align="middle" fo:padding-left="0.529cm" fo:padding-right="0.265cm" fo:padding-top="0.265cm" fo:padding-bottom="0.265cm" fo:border="none"/>
    </style:style>
    <style:style style:name="Table25.A6" style:family="table-cell">
      <style:table-cell-properties style:vertical-align="middle" fo:padding-left="0.503cm" fo:padding-right="0.265cm" fo:padding-top="0.132cm" fo:padding-bottom="0.265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31" style:family="table">
      <style:table-properties style:width="15.921cm" style:rel-width="100%" fo:margin-left="0cm" fo:margin-top="0cm" fo:margin-bottom="0cm" table:align="left" style:writing-mode="lr-tb"/>
    </style:style>
    <style:style style:name="Table31.A" style:family="table-column">
      <style:table-column-properties style:column-width="1.125cm" style:rel-column-width="4633*"/>
    </style:style>
    <style:style style:name="Table31.B" style:family="table-column">
      <style:table-column-properties style:column-width="13.016cm" style:rel-column-width="53575*"/>
    </style:style>
    <style:style style:name="Table31.C" style:family="table-column">
      <style:table-column-properties style:column-width="1.247cm" style:rel-column-width="5131*"/>
    </style:style>
    <style:style style:name="Table31.D" style:family="table-column">
      <style:table-column-properties style:column-width="0.533cm" style:rel-column-width="2193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d8e4f3" fo:padding="0.265cm" fo:border="none">
        <style:background-image/>
      </style:table-cell-properties>
    </style:style>
    <style:style style:name="Table3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1.C1" style:family="table-cell">
      <style:table-cell-properties fo:padding="0cm" fo:border="none"/>
    </style:style>
    <style:style style:name="Table31.D1" style:family="table-cell">
      <style:table-cell-properties fo:padding="0cm" fo:border="none"/>
    </style:style>
    <style:style style:name="Table31.A2" style:family="table-cell">
      <style:table-cell-properties style:vertical-align="middle" fo:padding-left="0.529cm" fo:padding-right="0.265cm" fo:padding-top="0.265cm" fo:padding-bottom="0.265cm" fo:border="none"/>
    </style:style>
    <style:style style:name="Table31.A3" style:family="table-cell">
      <style:table-cell-properties style:vertical-align="middle" fo:padding-left="0.503cm" fo:padding-right="0.265cm" fo:padding-top="0.132cm" fo:padding-bottom="0.265cm" fo:border="none"/>
    </style:style>
    <style:style style:name="Table31.D4" style:family="table-cell">
      <style:table-cell-properties fo:padding="0cm" fo:border="none"/>
    </style:style>
    <style:style style:name="Table31.A5" style:family="table-cell">
      <style:table-cell-properties style:vertical-align="middle" fo:padding-left="0.529cm" fo:padding-right="0.265cm" fo:padding-top="0.265cm" fo:padding-bottom="0.265cm" fo:border="none"/>
    </style:style>
    <style:style style:name="Table31.A6" style:family="table-cell">
      <style:table-cell-properties style:vertical-align="middle" fo:padding-left="0.503cm" fo:padding-right="0.265cm" fo:padding-top="0.132cm" fo:padding-bottom="0.265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397cm" fo:margin-left="0cm" fo:margin-top="0cm" fo:margin-bottom="0cm" table:align="left" style:writing-mode="lr-tb"/>
    </style:style>
    <style:style style:name="Table27.A" style:family="table-column">
      <style:table-column-properties style:column-width="1.39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397cm" fo:margin-left="0cm" fo:margin-top="0cm" fo:margin-bottom="0cm" table:align="left" style:writing-mode="lr-tb"/>
    </style:style>
    <style:style style:name="Table29.A" style:family="table-column">
      <style:table-column-properties style:column-width="1.397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9.312cm" fo:margin-left="0cm" fo:margin-top="0cm" fo:margin-bottom="0cm" table:align="left" style:writing-mode="lr-tb"/>
    </style:style>
    <style:style style:name="Table30.A" style:family="table-column">
      <style:table-column-properties style:column-width="9.312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397cm" fo:margin-left="0cm" fo:margin-top="0cm" fo:margin-bottom="0cm" table:align="left" style:writing-mode="lr-tb"/>
    </style:style>
    <style:style style:name="Table27.A" style:family="table-column">
      <style:table-column-properties style:column-width="1.39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397cm" fo:margin-left="0cm" fo:margin-top="0cm" fo:margin-bottom="0cm" table:align="left" style:writing-mode="lr-tb"/>
    </style:style>
    <style:style style:name="Table29.A" style:family="table-column">
      <style:table-column-properties style:column-width="1.397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9.312cm" fo:margin-left="0cm" fo:margin-top="0cm" fo:margin-bottom="0cm" table:align="left" style:writing-mode="lr-tb"/>
    </style:style>
    <style:style style:name="Table30.A" style:family="table-column">
      <style:table-column-properties style:column-width="9.312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7" style:family="table">
      <style:table-properties style:width="15.921cm" style:rel-width="100%" fo:margin-left="0cm" fo:margin-top="0cm" fo:margin-bottom="0cm" table:align="left" style:writing-mode="lr-tb"/>
    </style:style>
    <style:style style:name="Table37.A" style:family="table-column">
      <style:table-column-properties style:column-width="1.124cm" style:rel-column-width="4626*"/>
    </style:style>
    <style:style style:name="Table37.B" style:family="table-column">
      <style:table-column-properties style:column-width="13.702cm" style:rel-column-width="56400*"/>
    </style:style>
    <style:style style:name="Table37.C" style:family="table-column">
      <style:table-column-properties style:column-width="0.573cm" style:rel-column-width="2359*"/>
    </style:style>
    <style:style style:name="Table37.D" style:family="table-column">
      <style:table-column-properties style:column-width="0.522cm" style:rel-column-width="2147*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d8e4f3" fo:padding="0.265cm" fo:border="none">
        <style:background-image/>
      </style:table-cell-properties>
    </style:style>
    <style:style style:name="Table3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7.D1" style:family="table-cell">
      <style:table-cell-properties fo:padding="0cm" fo:border="none"/>
    </style:style>
    <style:style style:name="Table37.A2" style:family="table-cell">
      <style:table-cell-properties style:vertical-align="middle" fo:padding-left="0.529cm" fo:padding-right="0.265cm" fo:padding-top="0.265cm" fo:padding-bottom="0.265cm" fo:border="none"/>
    </style:style>
    <style:style style:name="Table37.A3" style:family="table-cell">
      <style:table-cell-properties style:vertical-align="middle" fo:padding-left="0.503cm" fo:padding-right="0.265cm" fo:padding-top="0.132cm" fo:padding-bottom="0.265cm" fo:border="none"/>
    </style:style>
    <style:style style:name="Table37.C4" style:family="table-cell">
      <style:table-cell-properties fo:padding="0cm" fo:border="none"/>
    </style:style>
    <style:style style:name="Table37.D4" style:family="table-cell">
      <style:table-cell-properties fo:padding="0cm" fo:border="none"/>
    </style:style>
    <style:style style:name="Table37.A5" style:family="table-cell">
      <style:table-cell-properties style:vertical-align="middle" fo:padding-left="0.529cm" fo:padding-right="0.265cm" fo:padding-top="0.265cm" fo:padding-bottom="0.265cm" fo:border="none"/>
    </style:style>
    <style:style style:name="Table37.A6" style:family="table-cell">
      <style:table-cell-properties style:vertical-align="middle" fo:padding-left="0.503cm" fo:padding-right="0.265cm" fo:padding-top="0.132cm" fo:padding-bottom="0.265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9.312cm" fo:margin-left="0cm" fo:margin-top="0cm" fo:margin-bottom="0cm" table:align="left" style:writing-mode="lr-tb"/>
    </style:style>
    <style:style style:name="Table34.A" style:family="table-column">
      <style:table-column-properties style:column-width="9.312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164cm" fo:margin-left="0cm" fo:margin-top="0cm" fo:margin-bottom="0cm" table:align="left" style:writing-mode="lr-tb"/>
    </style:style>
    <style:style style:name="Table35.A" style:family="table-column">
      <style:table-column-properties style:column-width="1.164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397cm" fo:margin-left="0cm" fo:margin-top="0cm" fo:margin-bottom="0cm" table:align="left" style:writing-mode="lr-tb"/>
    </style:style>
    <style:style style:name="Table36.A" style:family="table-column">
      <style:table-column-properties style:column-width="1.39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9.312cm" fo:margin-left="0cm" fo:margin-top="0cm" fo:margin-bottom="0cm" table:align="left" style:writing-mode="lr-tb"/>
    </style:style>
    <style:style style:name="Table34.A" style:family="table-column">
      <style:table-column-properties style:column-width="9.312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164cm" fo:margin-left="0cm" fo:margin-top="0cm" fo:margin-bottom="0cm" table:align="left" style:writing-mode="lr-tb"/>
    </style:style>
    <style:style style:name="Table35.A" style:family="table-column">
      <style:table-column-properties style:column-width="1.164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397cm" fo:margin-left="0cm" fo:margin-top="0cm" fo:margin-bottom="0cm" table:align="left" style:writing-mode="lr-tb"/>
    </style:style>
    <style:style style:name="Table36.A" style:family="table-column">
      <style:table-column-properties style:column-width="1.39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43" style:family="table">
      <style:table-properties style:width="15.921cm" style:rel-width="100%" fo:margin-left="0cm" fo:margin-top="0cm" fo:margin-bottom="0cm" table:align="left" style:writing-mode="lr-tb"/>
    </style:style>
    <style:style style:name="Table43.A" style:family="table-column">
      <style:table-column-properties style:column-width="1.138cm" style:rel-column-width="4685*"/>
    </style:style>
    <style:style style:name="Table43.B" style:family="table-column">
      <style:table-column-properties style:column-width="14.187cm" style:rel-column-width="58398*"/>
    </style:style>
    <style:style style:name="Table43.C" style:family="table-column">
      <style:table-column-properties style:column-width="0.596cm" style:rel-column-width="2452*"/>
    </style:style>
    <style:style style:name="Table43.1" style:family="table-row">
      <style:table-row-properties fo:keep-together="auto"/>
    </style:style>
    <style:style style:name="Table43.A1" style:family="table-cell">
      <style:table-cell-properties fo:background-color="#d8e4f3" fo:padding="0.265cm" fo:border="none">
        <style:background-image/>
      </style:table-cell-properties>
    </style:style>
    <style:style style:name="Table4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3.C1" style:family="table-cell">
      <style:table-cell-properties fo:padding="0cm" fo:border="none"/>
    </style:style>
    <style:style style:name="Table43.A2" style:family="table-cell">
      <style:table-cell-properties style:vertical-align="middle" fo:padding-left="0.529cm" fo:padding-right="0.265cm" fo:padding-top="0.265cm" fo:padding-bottom="0.265cm" fo:border="none"/>
    </style:style>
    <style:style style:name="Table43.A3" style:family="table-cell">
      <style:table-cell-properties style:vertical-align="middle" fo:padding-left="0.503cm" fo:padding-right="0.265cm" fo:padding-top="0.132cm" fo:padding-bottom="0.265cm" fo:border="none"/>
    </style:style>
    <style:style style:name="Table43.C4" style:family="table-cell">
      <style:table-cell-properties fo:padding="0cm" fo:border="none"/>
    </style:style>
    <style:style style:name="Table43.A5" style:family="table-cell">
      <style:table-cell-properties style:vertical-align="middle" fo:padding-left="0.529cm" fo:padding-right="0.265cm" fo:padding-top="0.265cm" fo:padding-bottom="0.265cm" fo:border="none"/>
    </style:style>
    <style:style style:name="Table43.A6" style:family="table-cell">
      <style:table-cell-properties style:vertical-align="middle" fo:padding-left="0.503cm" fo:padding-right="0.265cm" fo:padding-top="0.132cm" fo:padding-bottom="0.265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397cm" fo:margin-left="0cm" fo:margin-top="0cm" fo:margin-bottom="0cm" table:align="left" style:writing-mode="lr-tb"/>
    </style:style>
    <style:style style:name="Table39.A" style:family="table-column">
      <style:table-column-properties style:column-width="1.39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9.312cm" fo:margin-left="0cm" fo:margin-top="0cm" fo:margin-bottom="0cm" table:align="left" style:writing-mode="lr-tb"/>
    </style:style>
    <style:style style:name="Table40.A" style:family="table-column">
      <style:table-column-properties style:column-width="9.312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.164cm" fo:margin-left="0cm" fo:margin-top="0cm" fo:margin-bottom="0cm" table:align="left" style:writing-mode="lr-tb"/>
    </style:style>
    <style:style style:name="Table41.A" style:family="table-column">
      <style:table-column-properties style:column-width="1.164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397cm" fo:margin-left="0cm" fo:margin-top="0cm" fo:margin-bottom="0cm" table:align="left" style:writing-mode="lr-tb"/>
    </style:style>
    <style:style style:name="Table42.A" style:family="table-column">
      <style:table-column-properties style:column-width="1.397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397cm" fo:margin-left="0cm" fo:margin-top="0cm" fo:margin-bottom="0cm" table:align="left" style:writing-mode="lr-tb"/>
    </style:style>
    <style:style style:name="Table39.A" style:family="table-column">
      <style:table-column-properties style:column-width="1.39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9.312cm" fo:margin-left="0cm" fo:margin-top="0cm" fo:margin-bottom="0cm" table:align="left" style:writing-mode="lr-tb"/>
    </style:style>
    <style:style style:name="Table40.A" style:family="table-column">
      <style:table-column-properties style:column-width="9.312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.164cm" fo:margin-left="0cm" fo:margin-top="0cm" fo:margin-bottom="0cm" table:align="left" style:writing-mode="lr-tb"/>
    </style:style>
    <style:style style:name="Table41.A" style:family="table-column">
      <style:table-column-properties style:column-width="1.164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397cm" fo:margin-left="0cm" fo:margin-top="0cm" fo:margin-bottom="0cm" table:align="left" style:writing-mode="lr-tb"/>
    </style:style>
    <style:style style:name="Table42.A" style:family="table-column">
      <style:table-column-properties style:column-width="1.397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8" style:family="table">
      <style:table-properties style:width="15.921cm" style:rel-width="100%" fo:margin-left="0cm" fo:margin-top="0cm" fo:margin-bottom="0cm" table:align="left" style:writing-mode="lr-tb"/>
    </style:style>
    <style:style style:name="Table48.A" style:family="table-column">
      <style:table-column-properties style:column-width="1.141cm" style:rel-column-width="4698*"/>
    </style:style>
    <style:style style:name="Table48.B" style:family="table-column">
      <style:table-column-properties style:column-width="14.168cm" style:rel-column-width="58320*"/>
    </style:style>
    <style:style style:name="Table48.C" style:family="table-column">
      <style:table-column-properties style:column-width="0.612cm" style:rel-column-width="2517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d8e4f3" fo:padding="0.265cm" fo:border="none">
        <style:background-image/>
      </style:table-cell-properties>
    </style:style>
    <style:style style:name="Table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.C1" style:family="table-cell">
      <style:table-cell-properties fo:padding="0cm" fo:border="none"/>
    </style:style>
    <style:style style:name="Table48.A2" style:family="table-cell">
      <style:table-cell-properties style:vertical-align="middle" fo:padding-left="0.529cm" fo:padding-right="0.265cm" fo:padding-top="0.265cm" fo:padding-bottom="0.265cm" fo:border="none"/>
    </style:style>
    <style:style style:name="Table48.A3" style:family="table-cell">
      <style:table-cell-properties style:vertical-align="middle" fo:padding-left="0.503cm" fo:padding-right="0.265cm" fo:padding-top="0.132cm" fo:padding-bottom="0.265cm" fo:border="none"/>
    </style:style>
    <style:style style:name="Table48.C4" style:family="table-cell">
      <style:table-cell-properties fo:padding="0cm" fo:border="none"/>
    </style:style>
    <style:style style:name="Table48.A5" style:family="table-cell">
      <style:table-cell-properties style:vertical-align="middle" fo:padding-left="0.529cm" fo:padding-right="0.265cm" fo:padding-top="0.265cm" fo:padding-bottom="0.265cm" fo:border="none"/>
    </style:style>
    <style:style style:name="Table48.A6" style:family="table-cell">
      <style:table-cell-properties style:vertical-align="middle" fo:padding-left="0.503cm" fo:padding-right="0.265cm" fo:padding-top="0.132cm" fo:padding-bottom="0.265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397cm" fo:margin-left="0cm" fo:margin-top="0cm" fo:margin-bottom="0cm" table:align="left" style:writing-mode="lr-tb"/>
    </style:style>
    <style:style style:name="Table45.A" style:family="table-column">
      <style:table-column-properties style:column-width="1.39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397cm" fo:margin-left="0cm" fo:margin-top="0cm" fo:margin-bottom="0cm" table:align="left" style:writing-mode="lr-tb"/>
    </style:style>
    <style:style style:name="Table47.A" style:family="table-column">
      <style:table-column-properties style:column-width="1.397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397cm" fo:margin-left="0cm" fo:margin-top="0cm" fo:margin-bottom="0cm" table:align="left" style:writing-mode="lr-tb"/>
    </style:style>
    <style:style style:name="Table45.A" style:family="table-column">
      <style:table-column-properties style:column-width="1.39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397cm" fo:margin-left="0cm" fo:margin-top="0cm" fo:margin-bottom="0cm" table:align="left" style:writing-mode="lr-tb"/>
    </style:style>
    <style:style style:name="Table47.A" style:family="table-column">
      <style:table-column-properties style:column-width="1.397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53" style:family="table">
      <style:table-properties style:width="15.921cm" style:rel-width="100%" fo:margin-left="0cm" fo:margin-top="0cm" fo:margin-bottom="0cm" table:align="left" style:writing-mode="lr-tb"/>
    </style:style>
    <style:style style:name="Table53.A" style:family="table-column">
      <style:table-column-properties style:column-width="1.141cm" style:rel-column-width="4698*"/>
    </style:style>
    <style:style style:name="Table53.B" style:family="table-column">
      <style:table-column-properties style:column-width="14.168cm" style:rel-column-width="58320*"/>
    </style:style>
    <style:style style:name="Table53.C" style:family="table-column">
      <style:table-column-properties style:column-width="0.612cm" style:rel-column-width="2517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d8e4f3" fo:padding="0.265cm" fo:border="none">
        <style:background-image/>
      </style:table-cell-properties>
    </style:style>
    <style:style style:name="Table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.C1" style:family="table-cell">
      <style:table-cell-properties fo:padding="0cm" fo:border="none"/>
    </style:style>
    <style:style style:name="Table53.A2" style:family="table-cell">
      <style:table-cell-properties style:vertical-align="middle" fo:padding-left="0.529cm" fo:padding-right="0.265cm" fo:padding-top="0.265cm" fo:padding-bottom="0.265cm" fo:border="none"/>
    </style:style>
    <style:style style:name="Table53.A3" style:family="table-cell">
      <style:table-cell-properties style:vertical-align="middle" fo:padding-left="0.503cm" fo:padding-right="0.265cm" fo:padding-top="0.132cm" fo:padding-bottom="0.265cm" fo:border="none"/>
    </style:style>
    <style:style style:name="Table53.C4" style:family="table-cell">
      <style:table-cell-properties fo:padding="0cm" fo:border="none"/>
    </style:style>
    <style:style style:name="Table53.A5" style:family="table-cell">
      <style:table-cell-properties style:vertical-align="middle" fo:padding-left="0.529cm" fo:padding-right="0.265cm" fo:padding-top="0.265cm" fo:padding-bottom="0.265cm" fo:border="none"/>
    </style:style>
    <style:style style:name="Table53.A6" style:family="table-cell">
      <style:table-cell-properties style:vertical-align="middle" fo:padding-left="0.503cm" fo:padding-right="0.265cm" fo:padding-top="0.132cm" fo:padding-bottom="0.265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397cm" fo:margin-left="0cm" fo:margin-top="0cm" fo:margin-bottom="0cm" table:align="left" style:writing-mode="lr-tb"/>
    </style:style>
    <style:style style:name="Table50.A" style:family="table-column">
      <style:table-column-properties style:column-width="1.39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397cm" fo:margin-left="0cm" fo:margin-top="0cm" fo:margin-bottom="0cm" table:align="left" style:writing-mode="lr-tb"/>
    </style:style>
    <style:style style:name="Table52.A" style:family="table-column">
      <style:table-column-properties style:column-width="1.397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397cm" fo:margin-left="0cm" fo:margin-top="0cm" fo:margin-bottom="0cm" table:align="left" style:writing-mode="lr-tb"/>
    </style:style>
    <style:style style:name="Table50.A" style:family="table-column">
      <style:table-column-properties style:column-width="1.39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397cm" fo:margin-left="0cm" fo:margin-top="0cm" fo:margin-bottom="0cm" table:align="left" style:writing-mode="lr-tb"/>
    </style:style>
    <style:style style:name="Table52.A" style:family="table-column">
      <style:table-column-properties style:column-width="1.397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8" style:family="table">
      <style:table-properties style:width="15.921cm" style:rel-width="100%" fo:margin-left="0cm" fo:margin-top="0cm" fo:margin-bottom="0cm" table:align="left" style:writing-mode="lr-tb"/>
    </style:style>
    <style:style style:name="Table58.A" style:family="table-column">
      <style:table-column-properties style:column-width="1.138cm" style:rel-column-width="4685*"/>
    </style:style>
    <style:style style:name="Table58.B" style:family="table-column">
      <style:table-column-properties style:column-width="14.196cm" style:rel-column-width="58431*"/>
    </style:style>
    <style:style style:name="Table58.C" style:family="table-column">
      <style:table-column-properties style:column-width="0.587cm" style:rel-column-width="2419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d8e4f3" fo:padding="0.265cm" fo:border="none">
        <style:background-image/>
      </style:table-cell-properties>
    </style:style>
    <style:style style:name="Table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8.C1" style:family="table-cell">
      <style:table-cell-properties fo:padding="0cm" fo:border="none"/>
    </style:style>
    <style:style style:name="Table58.A2" style:family="table-cell">
      <style:table-cell-properties style:vertical-align="middle" fo:padding-left="0.529cm" fo:padding-right="0.265cm" fo:padding-top="0.265cm" fo:padding-bottom="0.265cm" fo:border="none"/>
    </style:style>
    <style:style style:name="Table58.A3" style:family="table-cell">
      <style:table-cell-properties style:vertical-align="middle" fo:padding-left="0.503cm" fo:padding-right="0.265cm" fo:padding-top="0.132cm" fo:padding-bottom="0.265cm" fo:border="none"/>
    </style:style>
    <style:style style:name="Table58.C4" style:family="table-cell">
      <style:table-cell-properties fo:padding="0cm" fo:border="none"/>
    </style:style>
    <style:style style:name="Table58.A5" style:family="table-cell">
      <style:table-cell-properties style:vertical-align="middle" fo:padding-left="0.529cm" fo:padding-right="0.265cm" fo:padding-top="0.265cm" fo:padding-bottom="0.265cm" fo:border="none"/>
    </style:style>
    <style:style style:name="Table58.A6" style:family="table-cell">
      <style:table-cell-properties style:vertical-align="middle" fo:padding-left="0.503cm" fo:padding-right="0.265cm" fo:padding-top="0.132cm" fo:padding-bottom="0.265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164cm" fo:margin-left="0cm" fo:margin-top="0cm" fo:margin-bottom="0cm" table:align="left" style:writing-mode="lr-tb"/>
    </style:style>
    <style:style style:name="Table56.A" style:family="table-column">
      <style:table-column-properties style:column-width="1.16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397cm" fo:margin-left="0cm" fo:margin-top="0cm" fo:margin-bottom="0cm" table:align="left" style:writing-mode="lr-tb"/>
    </style:style>
    <style:style style:name="Table57.A" style:family="table-column">
      <style:table-column-properties style:column-width="1.397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164cm" fo:margin-left="0cm" fo:margin-top="0cm" fo:margin-bottom="0cm" table:align="left" style:writing-mode="lr-tb"/>
    </style:style>
    <style:style style:name="Table56.A" style:family="table-column">
      <style:table-column-properties style:column-width="1.16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397cm" fo:margin-left="0cm" fo:margin-top="0cm" fo:margin-bottom="0cm" table:align="left" style:writing-mode="lr-tb"/>
    </style:style>
    <style:style style:name="Table57.A" style:family="table-column">
      <style:table-column-properties style:column-width="1.397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63" style:family="table">
      <style:table-properties style:width="15.921cm" style:rel-width="100%" fo:margin-left="0cm" fo:margin-top="0cm" fo:margin-bottom="0cm" table:align="left" style:writing-mode="lr-tb"/>
    </style:style>
    <style:style style:name="Table63.A" style:family="table-column">
      <style:table-column-properties style:column-width="1.138cm" style:rel-column-width="4685*"/>
    </style:style>
    <style:style style:name="Table63.B" style:family="table-column">
      <style:table-column-properties style:column-width="14.182cm" style:rel-column-width="58379*"/>
    </style:style>
    <style:style style:name="Table63.C" style:family="table-column">
      <style:table-column-properties style:column-width="0.6cm" style:rel-column-width="2471*"/>
    </style:style>
    <style:style style:name="Table63.1" style:family="table-row">
      <style:table-row-properties fo:keep-together="auto"/>
    </style:style>
    <style:style style:name="Table63.A1" style:family="table-cell">
      <style:table-cell-properties fo:background-color="#d8e4f3" fo:padding="0.265cm" fo:border="none">
        <style:background-image/>
      </style:table-cell-properties>
    </style:style>
    <style:style style:name="Table6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3.C1" style:family="table-cell">
      <style:table-cell-properties fo:padding="0cm" fo:border="none"/>
    </style:style>
    <style:style style:name="Table63.A2" style:family="table-cell">
      <style:table-cell-properties style:vertical-align="middle" fo:padding-left="0.529cm" fo:padding-right="0.265cm" fo:padding-top="0.265cm" fo:padding-bottom="0.265cm" fo:border="none"/>
    </style:style>
    <style:style style:name="Table63.A3" style:family="table-cell">
      <style:table-cell-properties style:vertical-align="middle" fo:padding-left="0.503cm" fo:padding-right="0.265cm" fo:padding-top="0.132cm" fo:padding-bottom="0.265cm" fo:border="none"/>
    </style:style>
    <style:style style:name="Table63.C4" style:family="table-cell">
      <style:table-cell-properties fo:padding="0cm" fo:border="none"/>
    </style:style>
    <style:style style:name="Table63.A5" style:family="table-cell">
      <style:table-cell-properties style:vertical-align="middle" fo:padding-left="0.529cm" fo:padding-right="0.265cm" fo:padding-top="0.265cm" fo:padding-bottom="0.265cm" fo:border="none"/>
    </style:style>
    <style:style style:name="Table63.A6" style:family="table-cell">
      <style:table-cell-properties style:vertical-align="middle" fo:padding-left="0.503cm" fo:padding-right="0.265cm" fo:padding-top="0.132cm" fo:padding-bottom="0.265cm" fo:border="none"/>
    </style:style>
    <style:style style:name="Table59" style:family="table">
      <style:table-properties style:width="1.164cm" fo:margin-left="0cm" fo:margin-top="0cm" fo:margin-bottom="0cm" table:align="left" style:writing-mode="lr-tb"/>
    </style:style>
    <style:style style:name="Table59.A" style:family="table-column">
      <style:table-column-properties style:column-width="1.16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397cm" fo:margin-left="0cm" fo:margin-top="0cm" fo:margin-bottom="0cm" table:align="left" style:writing-mode="lr-tb"/>
    </style:style>
    <style:style style:name="Table60.A" style:family="table-column">
      <style:table-column-properties style:column-width="1.397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397cm" fo:margin-left="0cm" fo:margin-top="0cm" fo:margin-bottom="0cm" table:align="left" style:writing-mode="lr-tb"/>
    </style:style>
    <style:style style:name="Table62.A" style:family="table-column">
      <style:table-column-properties style:column-width="1.397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59" style:family="table">
      <style:table-properties style:width="1.164cm" fo:margin-left="0cm" fo:margin-top="0cm" fo:margin-bottom="0cm" table:align="left" style:writing-mode="lr-tb"/>
    </style:style>
    <style:style style:name="Table59.A" style:family="table-column">
      <style:table-column-properties style:column-width="1.16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397cm" fo:margin-left="0cm" fo:margin-top="0cm" fo:margin-bottom="0cm" table:align="left" style:writing-mode="lr-tb"/>
    </style:style>
    <style:style style:name="Table60.A" style:family="table-column">
      <style:table-column-properties style:column-width="1.397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397cm" fo:margin-left="0cm" fo:margin-top="0cm" fo:margin-bottom="0cm" table:align="left" style:writing-mode="lr-tb"/>
    </style:style>
    <style:style style:name="Table62.A" style:family="table-column">
      <style:table-column-properties style:column-width="1.397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8" style:family="table">
      <style:table-properties style:width="15.921cm" style:rel-width="100%" fo:margin-left="0cm" fo:margin-top="0cm" fo:margin-bottom="0cm" table:align="left" style:writing-mode="lr-tb"/>
    </style:style>
    <style:style style:name="Table68.A" style:family="table-column">
      <style:table-column-properties style:column-width="1.138cm" style:rel-column-width="4685*"/>
    </style:style>
    <style:style style:name="Table68.B" style:family="table-column">
      <style:table-column-properties style:column-width="14.18cm" style:rel-column-width="58372*"/>
    </style:style>
    <style:style style:name="Table68.C" style:family="table-column">
      <style:table-column-properties style:column-width="0.601cm" style:rel-column-width="2478*"/>
    </style:style>
    <style:style style:name="Table68.1" style:family="table-row">
      <style:table-row-properties fo:keep-together="auto"/>
    </style:style>
    <style:style style:name="Table68.A1" style:family="table-cell">
      <style:table-cell-properties fo:background-color="#d8e4f3" fo:padding="0.265cm" fo:border="none">
        <style:background-image/>
      </style:table-cell-properties>
    </style:style>
    <style:style style:name="Table6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8.C1" style:family="table-cell">
      <style:table-cell-properties fo:padding="0cm" fo:border="none"/>
    </style:style>
    <style:style style:name="Table68.A2" style:family="table-cell">
      <style:table-cell-properties style:vertical-align="middle" fo:padding-left="0.529cm" fo:padding-right="0.265cm" fo:padding-top="0.265cm" fo:padding-bottom="0.265cm" fo:border="none"/>
    </style:style>
    <style:style style:name="Table68.A3" style:family="table-cell">
      <style:table-cell-properties style:vertical-align="middle" fo:padding-left="0.503cm" fo:padding-right="0.265cm" fo:padding-top="0.132cm" fo:padding-bottom="0.265cm" fo:border="none"/>
    </style:style>
    <style:style style:name="Table68.C4" style:family="table-cell">
      <style:table-cell-properties fo:padding="0cm" fo:border="none"/>
    </style:style>
    <style:style style:name="Table68.A5" style:family="table-cell">
      <style:table-cell-properties style:vertical-align="middle" fo:padding-left="0.529cm" fo:padding-right="0.265cm" fo:padding-top="0.265cm" fo:padding-bottom="0.265cm" fo:border="none"/>
    </style:style>
    <style:style style:name="Table68.A6" style:family="table-cell">
      <style:table-cell-properties style:vertical-align="middle" fo:padding-left="0.503cm" fo:padding-right="0.265cm" fo:padding-top="0.132cm" fo:padding-bottom="0.265cm" fo:border="none"/>
    </style:style>
    <style:style style:name="Table64" style:family="table">
      <style:table-properties style:width="1.164cm" fo:margin-left="0cm" fo:margin-top="0cm" fo:margin-bottom="0cm" table:align="left" style:writing-mode="lr-tb"/>
    </style:style>
    <style:style style:name="Table64.A" style:family="table-column">
      <style:table-column-properties style:column-width="1.164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.397cm" fo:margin-left="0cm" fo:margin-top="0cm" fo:margin-bottom="0cm" table:align="left" style:writing-mode="lr-tb"/>
    </style:style>
    <style:style style:name="Table65.A" style:family="table-column">
      <style:table-column-properties style:column-width="1.397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1.164cm" fo:margin-left="0cm" fo:margin-top="0cm" fo:margin-bottom="0cm" table:align="left" style:writing-mode="lr-tb"/>
    </style:style>
    <style:style style:name="Table66.A" style:family="table-column">
      <style:table-column-properties style:column-width="1.16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397cm" fo:margin-left="0cm" fo:margin-top="0cm" fo:margin-bottom="0cm" table:align="left" style:writing-mode="lr-tb"/>
    </style:style>
    <style:style style:name="Table67.A" style:family="table-column">
      <style:table-column-properties style:column-width="1.39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4" style:family="table">
      <style:table-properties style:width="1.164cm" fo:margin-left="0cm" fo:margin-top="0cm" fo:margin-bottom="0cm" table:align="left" style:writing-mode="lr-tb"/>
    </style:style>
    <style:style style:name="Table64.A" style:family="table-column">
      <style:table-column-properties style:column-width="1.164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.397cm" fo:margin-left="0cm" fo:margin-top="0cm" fo:margin-bottom="0cm" table:align="left" style:writing-mode="lr-tb"/>
    </style:style>
    <style:style style:name="Table65.A" style:family="table-column">
      <style:table-column-properties style:column-width="1.397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1.164cm" fo:margin-left="0cm" fo:margin-top="0cm" fo:margin-bottom="0cm" table:align="left" style:writing-mode="lr-tb"/>
    </style:style>
    <style:style style:name="Table66.A" style:family="table-column">
      <style:table-column-properties style:column-width="1.16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397cm" fo:margin-left="0cm" fo:margin-top="0cm" fo:margin-bottom="0cm" table:align="left" style:writing-mode="lr-tb"/>
    </style:style>
    <style:style style:name="Table67.A" style:family="table-column">
      <style:table-column-properties style:column-width="1.39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73" style:family="table">
      <style:table-properties style:width="15.921cm" style:rel-width="100%" fo:margin-left="0cm" fo:margin-top="0cm" fo:margin-bottom="0cm" table:align="left" style:writing-mode="lr-tb"/>
    </style:style>
    <style:style style:name="Table73.A" style:family="table-column">
      <style:table-column-properties style:column-width="1.138cm" style:rel-column-width="4685*"/>
    </style:style>
    <style:style style:name="Table73.B" style:family="table-column">
      <style:table-column-properties style:column-width="14.18cm" style:rel-column-width="58372*"/>
    </style:style>
    <style:style style:name="Table73.C" style:family="table-column">
      <style:table-column-properties style:column-width="0.601cm" style:rel-column-width="2478*"/>
    </style:style>
    <style:style style:name="Table73.1" style:family="table-row">
      <style:table-row-properties fo:keep-together="auto"/>
    </style:style>
    <style:style style:name="Table73.A1" style:family="table-cell">
      <style:table-cell-properties fo:background-color="#d8e4f3" fo:padding="0.265cm" fo:border="none">
        <style:background-image/>
      </style:table-cell-properties>
    </style:style>
    <style:style style:name="Table7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3.C1" style:family="table-cell">
      <style:table-cell-properties fo:padding="0cm" fo:border="none"/>
    </style:style>
    <style:style style:name="Table73.A2" style:family="table-cell">
      <style:table-cell-properties style:vertical-align="middle" fo:padding-left="0.529cm" fo:padding-right="0.265cm" fo:padding-top="0.265cm" fo:padding-bottom="0.265cm" fo:border="none"/>
    </style:style>
    <style:style style:name="Table73.A3" style:family="table-cell">
      <style:table-cell-properties style:vertical-align="middle" fo:padding-left="0.503cm" fo:padding-right="0.265cm" fo:padding-top="0.132cm" fo:padding-bottom="0.265cm" fo:border="none"/>
    </style:style>
    <style:style style:name="Table73.C4" style:family="table-cell">
      <style:table-cell-properties fo:padding="0cm" fo:border="none"/>
    </style:style>
    <style:style style:name="Table73.A5" style:family="table-cell">
      <style:table-cell-properties style:vertical-align="middle" fo:padding-left="0.529cm" fo:padding-right="0.265cm" fo:padding-top="0.265cm" fo:padding-bottom="0.265cm" fo:border="none"/>
    </style:style>
    <style:style style:name="Table73.A6" style:family="table-cell">
      <style:table-cell-properties style:vertical-align="middle" fo:padding-left="0.503cm" fo:padding-right="0.265cm" fo:padding-top="0.132cm" fo:padding-bottom="0.265cm" fo:border="none"/>
    </style:style>
    <style:style style:name="Table69" style:family="table">
      <style:table-properties style:width="1.164cm" fo:margin-left="0cm" fo:margin-top="0cm" fo:margin-bottom="0cm" table:align="left" style:writing-mode="lr-tb"/>
    </style:style>
    <style:style style:name="Table69.A" style:family="table-column">
      <style:table-column-properties style:column-width="1.164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397cm" fo:margin-left="0cm" fo:margin-top="0cm" fo:margin-bottom="0cm" table:align="left" style:writing-mode="lr-tb"/>
    </style:style>
    <style:style style:name="Table70.A" style:family="table-column">
      <style:table-column-properties style:column-width="1.397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1.164cm" fo:margin-left="0cm" fo:margin-top="0cm" fo:margin-bottom="0cm" table:align="left" style:writing-mode="lr-tb"/>
    </style:style>
    <style:style style:name="Table71.A" style:family="table-column">
      <style:table-column-properties style:column-width="1.164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397cm" fo:margin-left="0cm" fo:margin-top="0cm" fo:margin-bottom="0cm" table:align="left" style:writing-mode="lr-tb"/>
    </style:style>
    <style:style style:name="Table72.A" style:family="table-column">
      <style:table-column-properties style:column-width="1.397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69" style:family="table">
      <style:table-properties style:width="1.164cm" fo:margin-left="0cm" fo:margin-top="0cm" fo:margin-bottom="0cm" table:align="left" style:writing-mode="lr-tb"/>
    </style:style>
    <style:style style:name="Table69.A" style:family="table-column">
      <style:table-column-properties style:column-width="1.164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397cm" fo:margin-left="0cm" fo:margin-top="0cm" fo:margin-bottom="0cm" table:align="left" style:writing-mode="lr-tb"/>
    </style:style>
    <style:style style:name="Table70.A" style:family="table-column">
      <style:table-column-properties style:column-width="1.397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1.164cm" fo:margin-left="0cm" fo:margin-top="0cm" fo:margin-bottom="0cm" table:align="left" style:writing-mode="lr-tb"/>
    </style:style>
    <style:style style:name="Table71.A" style:family="table-column">
      <style:table-column-properties style:column-width="1.164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397cm" fo:margin-left="0cm" fo:margin-top="0cm" fo:margin-bottom="0cm" table:align="left" style:writing-mode="lr-tb"/>
    </style:style>
    <style:style style:name="Table72.A" style:family="table-column">
      <style:table-column-properties style:column-width="1.397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8" style:family="table">
      <style:table-properties style:width="15.921cm" style:rel-width="100%" fo:margin-left="0cm" fo:margin-top="0cm" fo:margin-bottom="0cm" table:align="left" style:writing-mode="lr-tb"/>
    </style:style>
    <style:style style:name="Table78.A" style:family="table-column">
      <style:table-column-properties style:column-width="1.138cm" style:rel-column-width="4685*"/>
    </style:style>
    <style:style style:name="Table78.B" style:family="table-column">
      <style:table-column-properties style:column-width="14.18cm" style:rel-column-width="58372*"/>
    </style:style>
    <style:style style:name="Table78.C" style:family="table-column">
      <style:table-column-properties style:column-width="0.601cm" style:rel-column-width="2478*"/>
    </style:style>
    <style:style style:name="Table78.1" style:family="table-row">
      <style:table-row-properties fo:keep-together="auto"/>
    </style:style>
    <style:style style:name="Table78.A1" style:family="table-cell">
      <style:table-cell-properties fo:background-color="#d8e4f3" fo:padding="0.265cm" fo:border="none">
        <style:background-image/>
      </style:table-cell-properties>
    </style:style>
    <style:style style:name="Table7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8.C1" style:family="table-cell">
      <style:table-cell-properties fo:padding="0cm" fo:border="none"/>
    </style:style>
    <style:style style:name="Table78.A2" style:family="table-cell">
      <style:table-cell-properties style:vertical-align="middle" fo:padding-left="0.529cm" fo:padding-right="0.265cm" fo:padding-top="0.265cm" fo:padding-bottom="0.265cm" fo:border="none"/>
    </style:style>
    <style:style style:name="Table78.A3" style:family="table-cell">
      <style:table-cell-properties style:vertical-align="middle" fo:padding-left="0.503cm" fo:padding-right="0.265cm" fo:padding-top="0.132cm" fo:padding-bottom="0.265cm" fo:border="none"/>
    </style:style>
    <style:style style:name="Table78.C4" style:family="table-cell">
      <style:table-cell-properties fo:padding="0cm" fo:border="none"/>
    </style:style>
    <style:style style:name="Table78.A5" style:family="table-cell">
      <style:table-cell-properties style:vertical-align="middle" fo:padding-left="0.529cm" fo:padding-right="0.265cm" fo:padding-top="0.265cm" fo:padding-bottom="0.265cm" fo:border="none"/>
    </style:style>
    <style:style style:name="Table78.A6" style:family="table-cell">
      <style:table-cell-properties style:vertical-align="middle" fo:padding-left="0.503cm" fo:padding-right="0.265cm" fo:padding-top="0.132cm" fo:padding-bottom="0.265cm" fo:border="none"/>
    </style:style>
    <style:style style:name="Table74" style:family="table">
      <style:table-properties style:width="1.164cm" fo:margin-left="0cm" fo:margin-top="0cm" fo:margin-bottom="0cm" table:align="left" style:writing-mode="lr-tb"/>
    </style:style>
    <style:style style:name="Table74.A" style:family="table-column">
      <style:table-column-properties style:column-width="1.16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397cm" fo:margin-left="0cm" fo:margin-top="0cm" fo:margin-bottom="0cm" table:align="left" style:writing-mode="lr-tb"/>
    </style:style>
    <style:style style:name="Table75.A" style:family="table-column">
      <style:table-column-properties style:column-width="1.397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164cm" fo:margin-left="0cm" fo:margin-top="0cm" fo:margin-bottom="0cm" table:align="left" style:writing-mode="lr-tb"/>
    </style:style>
    <style:style style:name="Table76.A" style:family="table-column">
      <style:table-column-properties style:column-width="1.164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.397cm" fo:margin-left="0cm" fo:margin-top="0cm" fo:margin-bottom="0cm" table:align="left" style:writing-mode="lr-tb"/>
    </style:style>
    <style:style style:name="Table77.A" style:family="table-column">
      <style:table-column-properties style:column-width="1.39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4" style:family="table">
      <style:table-properties style:width="1.164cm" fo:margin-left="0cm" fo:margin-top="0cm" fo:margin-bottom="0cm" table:align="left" style:writing-mode="lr-tb"/>
    </style:style>
    <style:style style:name="Table74.A" style:family="table-column">
      <style:table-column-properties style:column-width="1.16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397cm" fo:margin-left="0cm" fo:margin-top="0cm" fo:margin-bottom="0cm" table:align="left" style:writing-mode="lr-tb"/>
    </style:style>
    <style:style style:name="Table75.A" style:family="table-column">
      <style:table-column-properties style:column-width="1.397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164cm" fo:margin-left="0cm" fo:margin-top="0cm" fo:margin-bottom="0cm" table:align="left" style:writing-mode="lr-tb"/>
    </style:style>
    <style:style style:name="Table76.A" style:family="table-column">
      <style:table-column-properties style:column-width="1.164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.397cm" fo:margin-left="0cm" fo:margin-top="0cm" fo:margin-bottom="0cm" table:align="left" style:writing-mode="lr-tb"/>
    </style:style>
    <style:style style:name="Table77.A" style:family="table-column">
      <style:table-column-properties style:column-width="1.39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83" style:family="table">
      <style:table-properties style:width="15.921cm" style:rel-width="100%" fo:margin-left="0cm" fo:margin-top="0cm" fo:margin-bottom="0cm" table:align="left" style:writing-mode="lr-tb"/>
    </style:style>
    <style:style style:name="Table83.A" style:family="table-column">
      <style:table-column-properties style:column-width="1.138cm" style:rel-column-width="4685*"/>
    </style:style>
    <style:style style:name="Table83.B" style:family="table-column">
      <style:table-column-properties style:column-width="14.178cm" style:rel-column-width="58359*"/>
    </style:style>
    <style:style style:name="Table83.C" style:family="table-column">
      <style:table-column-properties style:column-width="0.605cm" style:rel-column-width="2491*"/>
    </style:style>
    <style:style style:name="Table83.1" style:family="table-row">
      <style:table-row-properties fo:keep-together="auto"/>
    </style:style>
    <style:style style:name="Table83.A1" style:family="table-cell">
      <style:table-cell-properties fo:background-color="#d8e4f3" fo:padding="0.265cm" fo:border="none">
        <style:background-image/>
      </style:table-cell-properties>
    </style:style>
    <style:style style:name="Table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3.C1" style:family="table-cell">
      <style:table-cell-properties fo:padding="0cm" fo:border="none"/>
    </style:style>
    <style:style style:name="Table83.A2" style:family="table-cell">
      <style:table-cell-properties style:vertical-align="middle" fo:padding-left="0.529cm" fo:padding-right="0.265cm" fo:padding-top="0.265cm" fo:padding-bottom="0.265cm" fo:border="none"/>
    </style:style>
    <style:style style:name="Table83.A3" style:family="table-cell">
      <style:table-cell-properties style:vertical-align="middle" fo:padding-left="0.503cm" fo:padding-right="0.265cm" fo:padding-top="0.132cm" fo:padding-bottom="0.265cm" fo:border="none"/>
    </style:style>
    <style:style style:name="Table83.C4" style:family="table-cell">
      <style:table-cell-properties fo:padding="0cm" fo:border="none"/>
    </style:style>
    <style:style style:name="Table83.A5" style:family="table-cell">
      <style:table-cell-properties style:vertical-align="middle" fo:padding-left="0.529cm" fo:padding-right="0.265cm" fo:padding-top="0.265cm" fo:padding-bottom="0.265cm" fo:border="none"/>
    </style:style>
    <style:style style:name="Table83.A6" style:family="table-cell">
      <style:table-cell-properties style:vertical-align="middle" fo:padding-left="0.503cm" fo:padding-right="0.265cm" fo:padding-top="0.132cm" fo:padding-bottom="0.265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397cm" fo:margin-left="0cm" fo:margin-top="0cm" fo:margin-bottom="0cm" table:align="left" style:writing-mode="lr-tb"/>
    </style:style>
    <style:style style:name="Table80.A" style:family="table-column">
      <style:table-column-properties style:column-width="1.39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164cm" fo:margin-left="0cm" fo:margin-top="0cm" fo:margin-bottom="0cm" table:align="left" style:writing-mode="lr-tb"/>
    </style:style>
    <style:style style:name="Table81.A" style:family="table-column">
      <style:table-column-properties style:column-width="1.16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397cm" fo:margin-left="0cm" fo:margin-top="0cm" fo:margin-bottom="0cm" table:align="left" style:writing-mode="lr-tb"/>
    </style:style>
    <style:style style:name="Table82.A" style:family="table-column">
      <style:table-column-properties style:column-width="1.39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397cm" fo:margin-left="0cm" fo:margin-top="0cm" fo:margin-bottom="0cm" table:align="left" style:writing-mode="lr-tb"/>
    </style:style>
    <style:style style:name="Table80.A" style:family="table-column">
      <style:table-column-properties style:column-width="1.39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164cm" fo:margin-left="0cm" fo:margin-top="0cm" fo:margin-bottom="0cm" table:align="left" style:writing-mode="lr-tb"/>
    </style:style>
    <style:style style:name="Table81.A" style:family="table-column">
      <style:table-column-properties style:column-width="1.16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397cm" fo:margin-left="0cm" fo:margin-top="0cm" fo:margin-bottom="0cm" table:align="left" style:writing-mode="lr-tb"/>
    </style:style>
    <style:style style:name="Table82.A" style:family="table-column">
      <style:table-column-properties style:column-width="1.39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8" style:family="table">
      <style:table-properties style:width="15.921cm" style:rel-width="100%" fo:margin-left="0cm" fo:margin-top="0cm" fo:margin-bottom="0cm" table:align="left" style:writing-mode="lr-tb"/>
    </style:style>
    <style:style style:name="Table88.A" style:family="table-column">
      <style:table-column-properties style:column-width="1.125cm" style:rel-column-width="4633*"/>
    </style:style>
    <style:style style:name="Table88.B" style:family="table-column">
      <style:table-column-properties style:column-width="12.638cm" style:rel-column-width="52022*"/>
    </style:style>
    <style:style style:name="Table88.C" style:family="table-column">
      <style:table-column-properties style:column-width="1.632cm" style:rel-column-width="6717*"/>
    </style:style>
    <style:style style:name="Table88.D" style:family="table-column">
      <style:table-column-properties style:column-width="0.526cm" style:rel-column-width="2160*"/>
    </style:style>
    <style:style style:name="Table88.1" style:family="table-row">
      <style:table-row-properties fo:keep-together="auto"/>
    </style:style>
    <style:style style:name="Table88.A1" style:family="table-cell">
      <style:table-cell-properties fo:background-color="#d8e4f3" fo:padding="0.265cm" fo:border="none">
        <style:background-image/>
      </style:table-cell-properties>
    </style:style>
    <style:style style:name="Table8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8.D1" style:family="table-cell">
      <style:table-cell-properties fo:padding="0cm" fo:border="none"/>
    </style:style>
    <style:style style:name="Table88.A2" style:family="table-cell">
      <style:table-cell-properties style:vertical-align="middle" fo:padding-left="0.529cm" fo:padding-right="0.265cm" fo:padding-top="0.265cm" fo:padding-bottom="0.265cm" fo:border="none"/>
    </style:style>
    <style:style style:name="Table88.A3" style:family="table-cell">
      <style:table-cell-properties style:vertical-align="middle" fo:padding-left="0.503cm" fo:padding-right="0.265cm" fo:padding-top="0.132cm" fo:padding-bottom="0.265cm" fo:border="none"/>
    </style:style>
    <style:style style:name="Table88.C4" style:family="table-cell">
      <style:table-cell-properties fo:padding="0cm" fo:border="none"/>
    </style:style>
    <style:style style:name="Table88.D4" style:family="table-cell">
      <style:table-cell-properties fo:padding="0cm" fo:border="none"/>
    </style:style>
    <style:style style:name="Table88.A5" style:family="table-cell">
      <style:table-cell-properties style:vertical-align="middle" fo:padding-left="0.529cm" fo:padding-right="0.265cm" fo:padding-top="0.265cm" fo:padding-bottom="0.265cm" fo:border="none"/>
    </style:style>
    <style:style style:name="Table88.A6" style:family="table-cell">
      <style:table-cell-properties style:vertical-align="middle" fo:padding-left="0.503cm" fo:padding-right="0.265cm" fo:padding-top="0.132cm" fo:padding-bottom="0.265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397cm" fo:margin-left="0cm" fo:margin-top="0cm" fo:margin-bottom="0cm" table:align="left" style:writing-mode="lr-tb"/>
    </style:style>
    <style:style style:name="Table85.A" style:family="table-column">
      <style:table-column-properties style:column-width="1.39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164cm" fo:margin-left="0cm" fo:margin-top="0cm" fo:margin-bottom="0cm" table:align="left" style:writing-mode="lr-tb"/>
    </style:style>
    <style:style style:name="Table86.A" style:family="table-column">
      <style:table-column-properties style:column-width="1.164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397cm" fo:margin-left="0cm" fo:margin-top="0cm" fo:margin-bottom="0cm" table:align="left" style:writing-mode="lr-tb"/>
    </style:style>
    <style:style style:name="Table87.A" style:family="table-column">
      <style:table-column-properties style:column-width="1.397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397cm" fo:margin-left="0cm" fo:margin-top="0cm" fo:margin-bottom="0cm" table:align="left" style:writing-mode="lr-tb"/>
    </style:style>
    <style:style style:name="Table85.A" style:family="table-column">
      <style:table-column-properties style:column-width="1.39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164cm" fo:margin-left="0cm" fo:margin-top="0cm" fo:margin-bottom="0cm" table:align="left" style:writing-mode="lr-tb"/>
    </style:style>
    <style:style style:name="Table86.A" style:family="table-column">
      <style:table-column-properties style:column-width="1.164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397cm" fo:margin-left="0cm" fo:margin-top="0cm" fo:margin-bottom="0cm" table:align="left" style:writing-mode="lr-tb"/>
    </style:style>
    <style:style style:name="Table87.A" style:family="table-column">
      <style:table-column-properties style:column-width="1.397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93" style:family="table">
      <style:table-properties style:width="15.921cm" style:rel-width="100%" fo:margin-left="0cm" fo:margin-top="0cm" fo:margin-bottom="0cm" table:align="left" style:writing-mode="lr-tb"/>
    </style:style>
    <style:style style:name="Table93.A" style:family="table-column">
      <style:table-column-properties style:column-width="1.087cm" style:rel-column-width="4476*"/>
    </style:style>
    <style:style style:name="Table93.B" style:family="table-column">
      <style:table-column-properties style:column-width="14.51cm" style:rel-column-width="59728*"/>
    </style:style>
    <style:style style:name="Table93.C" style:family="table-column">
      <style:table-column-properties style:column-width="0.323cm" style:rel-column-width="1331*"/>
    </style:style>
    <style:style style:name="Table93.1" style:family="table-row">
      <style:table-row-properties fo:keep-together="auto"/>
    </style:style>
    <style:style style:name="Table93.A1" style:family="table-cell">
      <style:table-cell-properties fo:background-color="#d8e4f3" fo:padding="0.265cm" fo:border="none">
        <style:background-image/>
      </style:table-cell-properties>
    </style:style>
    <style:style style:name="Table9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3.C1" style:family="table-cell">
      <style:table-cell-properties fo:padding="0cm" fo:border="none"/>
    </style:style>
    <style:style style:name="Table93.A2" style:family="table-cell">
      <style:table-cell-properties style:vertical-align="middle" fo:padding-left="0.529cm" fo:padding-right="0.265cm" fo:padding-top="0.265cm" fo:padding-bottom="0.265cm" fo:border="none"/>
    </style:style>
    <style:style style:name="Table93.A3" style:family="table-cell">
      <style:table-cell-properties style:vertical-align="middle" fo:padding-left="0.503cm" fo:padding-right="0.265cm" fo:padding-top="0.132cm" fo:padding-bottom="0.265cm" fo:border="none"/>
    </style:style>
    <style:style style:name="Table93.C4" style:family="table-cell">
      <style:table-cell-properties fo:padding="0cm" fo:border="none"/>
    </style:style>
    <style:style style:name="Table93.A5" style:family="table-cell">
      <style:table-cell-properties style:vertical-align="middle" fo:padding-left="0.529cm" fo:padding-right="0.265cm" fo:padding-top="0.265cm" fo:padding-bottom="0.265cm" fo:border="none"/>
    </style:style>
    <style:style style:name="Table93.A6" style:family="table-cell">
      <style:table-cell-properties style:vertical-align="middle" fo:padding-left="0.503cm" fo:padding-right="0.265cm" fo:padding-top="0.132cm" fo:padding-bottom="0.265cm" fo:border="none"/>
    </style:style>
    <style:style style:name="Table89" style:family="table">
      <style:table-properties style:width="1.164cm" fo:margin-left="0cm" fo:margin-top="0cm" fo:margin-bottom="0cm" table:align="left" style:writing-mode="lr-tb"/>
    </style:style>
    <style:style style:name="Table89.A" style:family="table-column">
      <style:table-column-properties style:column-width="1.164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397cm" fo:margin-left="0cm" fo:margin-top="0cm" fo:margin-bottom="0cm" table:align="left" style:writing-mode="lr-tb"/>
    </style:style>
    <style:style style:name="Table90.A" style:family="table-column">
      <style:table-column-properties style:column-width="1.39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164cm" fo:margin-left="0cm" fo:margin-top="0cm" fo:margin-bottom="0cm" table:align="left" style:writing-mode="lr-tb"/>
    </style:style>
    <style:style style:name="Table91.A" style:family="table-column">
      <style:table-column-properties style:column-width="1.16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.397cm" fo:margin-left="0cm" fo:margin-top="0cm" fo:margin-bottom="0cm" table:align="left" style:writing-mode="lr-tb"/>
    </style:style>
    <style:style style:name="Table92.A" style:family="table-column">
      <style:table-column-properties style:column-width="1.397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89" style:family="table">
      <style:table-properties style:width="1.164cm" fo:margin-left="0cm" fo:margin-top="0cm" fo:margin-bottom="0cm" table:align="left" style:writing-mode="lr-tb"/>
    </style:style>
    <style:style style:name="Table89.A" style:family="table-column">
      <style:table-column-properties style:column-width="1.164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397cm" fo:margin-left="0cm" fo:margin-top="0cm" fo:margin-bottom="0cm" table:align="left" style:writing-mode="lr-tb"/>
    </style:style>
    <style:style style:name="Table90.A" style:family="table-column">
      <style:table-column-properties style:column-width="1.39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164cm" fo:margin-left="0cm" fo:margin-top="0cm" fo:margin-bottom="0cm" table:align="left" style:writing-mode="lr-tb"/>
    </style:style>
    <style:style style:name="Table91.A" style:family="table-column">
      <style:table-column-properties style:column-width="1.16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.397cm" fo:margin-left="0cm" fo:margin-top="0cm" fo:margin-bottom="0cm" table:align="left" style:writing-mode="lr-tb"/>
    </style:style>
    <style:style style:name="Table92.A" style:family="table-column">
      <style:table-column-properties style:column-width="1.397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8" style:family="table">
      <style:table-properties style:width="15.921cm" style:rel-width="100%" fo:margin-left="0cm" fo:margin-top="0cm" fo:margin-bottom="0cm" table:align="left" style:writing-mode="lr-tb"/>
    </style:style>
    <style:style style:name="Table98.A" style:family="table-column">
      <style:table-column-properties style:column-width="1.113cm" style:rel-column-width="4580*"/>
    </style:style>
    <style:style style:name="Table98.B" style:family="table-column">
      <style:table-column-properties style:column-width="14.351cm" style:rel-column-width="59074*"/>
    </style:style>
    <style:style style:name="Table98.C" style:family="table-column">
      <style:table-column-properties style:column-width="0.457cm" style:rel-column-width="1881*"/>
    </style:style>
    <style:style style:name="Table98.1" style:family="table-row">
      <style:table-row-properties fo:keep-together="auto"/>
    </style:style>
    <style:style style:name="Table98.A1" style:family="table-cell">
      <style:table-cell-properties fo:background-color="#d8e4f3" fo:padding="0.265cm" fo:border="none">
        <style:background-image/>
      </style:table-cell-properties>
    </style:style>
    <style:style style:name="Table9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8.C1" style:family="table-cell">
      <style:table-cell-properties fo:padding="0cm" fo:border="none"/>
    </style:style>
    <style:style style:name="Table98.A2" style:family="table-cell">
      <style:table-cell-properties style:vertical-align="middle" fo:padding-left="0.529cm" fo:padding-right="0.265cm" fo:padding-top="0.265cm" fo:padding-bottom="0.265cm" fo:border="none"/>
    </style:style>
    <style:style style:name="Table98.A3" style:family="table-cell">
      <style:table-cell-properties style:vertical-align="middle" fo:padding-left="0.503cm" fo:padding-right="0.265cm" fo:padding-top="0.132cm" fo:padding-bottom="0.265cm" fo:border="none"/>
    </style:style>
    <style:style style:name="Table98.C4" style:family="table-cell">
      <style:table-cell-properties fo:padding="0cm" fo:border="none"/>
    </style:style>
    <style:style style:name="Table98.A5" style:family="table-cell">
      <style:table-cell-properties style:vertical-align="middle" fo:padding-left="0.529cm" fo:padding-right="0.265cm" fo:padding-top="0.265cm" fo:padding-bottom="0.265cm" fo:border="none"/>
    </style:style>
    <style:style style:name="Table98.A6" style:family="table-cell">
      <style:table-cell-properties style:vertical-align="middle" fo:padding-left="0.503cm" fo:padding-right="0.265cm" fo:padding-top="0.132cm" fo:padding-bottom="0.265cm" fo:border="none"/>
    </style:style>
    <style:style style:name="Table94" style:family="table">
      <style:table-properties style:width="1.164cm" fo:margin-left="0cm" fo:margin-top="0cm" fo:margin-bottom="0cm" table:align="left" style:writing-mode="lr-tb"/>
    </style:style>
    <style:style style:name="Table94.A" style:family="table-column">
      <style:table-column-properties style:column-width="1.164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397cm" fo:margin-left="0cm" fo:margin-top="0cm" fo:margin-bottom="0cm" table:align="left" style:writing-mode="lr-tb"/>
    </style:style>
    <style:style style:name="Table95.A" style:family="table-column">
      <style:table-column-properties style:column-width="1.39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164cm" fo:margin-left="0cm" fo:margin-top="0cm" fo:margin-bottom="0cm" table:align="left" style:writing-mode="lr-tb"/>
    </style:style>
    <style:style style:name="Table96.A" style:family="table-column">
      <style:table-column-properties style:column-width="1.16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397cm" fo:margin-left="0cm" fo:margin-top="0cm" fo:margin-bottom="0cm" table:align="left" style:writing-mode="lr-tb"/>
    </style:style>
    <style:style style:name="Table97.A" style:family="table-column">
      <style:table-column-properties style:column-width="1.397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4" style:family="table">
      <style:table-properties style:width="1.164cm" fo:margin-left="0cm" fo:margin-top="0cm" fo:margin-bottom="0cm" table:align="left" style:writing-mode="lr-tb"/>
    </style:style>
    <style:style style:name="Table94.A" style:family="table-column">
      <style:table-column-properties style:column-width="1.164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397cm" fo:margin-left="0cm" fo:margin-top="0cm" fo:margin-bottom="0cm" table:align="left" style:writing-mode="lr-tb"/>
    </style:style>
    <style:style style:name="Table95.A" style:family="table-column">
      <style:table-column-properties style:column-width="1.39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164cm" fo:margin-left="0cm" fo:margin-top="0cm" fo:margin-bottom="0cm" table:align="left" style:writing-mode="lr-tb"/>
    </style:style>
    <style:style style:name="Table96.A" style:family="table-column">
      <style:table-column-properties style:column-width="1.16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397cm" fo:margin-left="0cm" fo:margin-top="0cm" fo:margin-bottom="0cm" table:align="left" style:writing-mode="lr-tb"/>
    </style:style>
    <style:style style:name="Table97.A" style:family="table-column">
      <style:table-column-properties style:column-width="1.397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103" style:family="table">
      <style:table-properties style:width="15.921cm" style:rel-width="100%" fo:margin-left="0cm" fo:margin-top="0cm" fo:margin-bottom="0cm" table:align="left" style:writing-mode="lr-tb"/>
    </style:style>
    <style:style style:name="Table103.A" style:family="table-column">
      <style:table-column-properties style:column-width="1.141cm" style:rel-column-width="4698*"/>
    </style:style>
    <style:style style:name="Table103.B" style:family="table-column">
      <style:table-column-properties style:column-width="14.169cm" style:rel-column-width="58327*"/>
    </style:style>
    <style:style style:name="Table103.C" style:family="table-column">
      <style:table-column-properties style:column-width="0.61cm" style:rel-column-width="2510*"/>
    </style:style>
    <style:style style:name="Table103.1" style:family="table-row">
      <style:table-row-properties fo:keep-together="auto"/>
    </style:style>
    <style:style style:name="Table103.A1" style:family="table-cell">
      <style:table-cell-properties fo:background-color="#d8e4f3" fo:padding="0.265cm" fo:border="none">
        <style:background-image/>
      </style:table-cell-properties>
    </style:style>
    <style:style style:name="Table10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3.C1" style:family="table-cell">
      <style:table-cell-properties fo:padding="0cm" fo:border="none"/>
    </style:style>
    <style:style style:name="Table103.A2" style:family="table-cell">
      <style:table-cell-properties style:vertical-align="middle" fo:padding-left="0.529cm" fo:padding-right="0.265cm" fo:padding-top="0.265cm" fo:padding-bottom="0.265cm" fo:border="none"/>
    </style:style>
    <style:style style:name="Table103.A3" style:family="table-cell">
      <style:table-cell-properties style:vertical-align="middle" fo:padding-left="0.503cm" fo:padding-right="0.265cm" fo:padding-top="0.132cm" fo:padding-bottom="0.265cm" fo:border="none"/>
    </style:style>
    <style:style style:name="Table103.C4" style:family="table-cell">
      <style:table-cell-properties fo:padding="0cm" fo:border="none"/>
    </style:style>
    <style:style style:name="Table103.A5" style:family="table-cell">
      <style:table-cell-properties style:vertical-align="middle" fo:padding-left="0.529cm" fo:padding-right="0.265cm" fo:padding-top="0.265cm" fo:padding-bottom="0.265cm" fo:border="none"/>
    </style:style>
    <style:style style:name="Table103.A6" style:family="table-cell">
      <style:table-cell-properties style:vertical-align="middle" fo:padding-left="0.503cm" fo:padding-right="0.265cm" fo:padding-top="0.132cm" fo:padding-bottom="0.265cm" fo:border="none"/>
    </style:style>
    <style:style style:name="Table99" style:family="table">
      <style:table-properties style:width="1.164cm" fo:margin-left="0cm" fo:margin-top="0cm" fo:margin-bottom="0cm" table:align="left" style:writing-mode="lr-tb"/>
    </style:style>
    <style:style style:name="Table99.A" style:family="table-column">
      <style:table-column-properties style:column-width="1.16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1.397cm" fo:margin-left="0cm" fo:margin-top="0cm" fo:margin-bottom="0cm" table:align="left" style:writing-mode="lr-tb"/>
    </style:style>
    <style:style style:name="Table100.A" style:family="table-column">
      <style:table-column-properties style:column-width="1.39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164cm" fo:margin-left="0cm" fo:margin-top="0cm" fo:margin-bottom="0cm" table:align="left" style:writing-mode="lr-tb"/>
    </style:style>
    <style:style style:name="Table101.A" style:family="table-column">
      <style:table-column-properties style:column-width="1.164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397cm" fo:margin-left="0cm" fo:margin-top="0cm" fo:margin-bottom="0cm" table:align="left" style:writing-mode="lr-tb"/>
    </style:style>
    <style:style style:name="Table102.A" style:family="table-column">
      <style:table-column-properties style:column-width="1.397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99" style:family="table">
      <style:table-properties style:width="1.164cm" fo:margin-left="0cm" fo:margin-top="0cm" fo:margin-bottom="0cm" table:align="left" style:writing-mode="lr-tb"/>
    </style:style>
    <style:style style:name="Table99.A" style:family="table-column">
      <style:table-column-properties style:column-width="1.16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1.397cm" fo:margin-left="0cm" fo:margin-top="0cm" fo:margin-bottom="0cm" table:align="left" style:writing-mode="lr-tb"/>
    </style:style>
    <style:style style:name="Table100.A" style:family="table-column">
      <style:table-column-properties style:column-width="1.39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164cm" fo:margin-left="0cm" fo:margin-top="0cm" fo:margin-bottom="0cm" table:align="left" style:writing-mode="lr-tb"/>
    </style:style>
    <style:style style:name="Table101.A" style:family="table-column">
      <style:table-column-properties style:column-width="1.164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397cm" fo:margin-left="0cm" fo:margin-top="0cm" fo:margin-bottom="0cm" table:align="left" style:writing-mode="lr-tb"/>
    </style:style>
    <style:style style:name="Table102.A" style:family="table-column">
      <style:table-column-properties style:column-width="1.397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8" style:family="table">
      <style:table-properties style:width="15.921cm" style:rel-width="100%" fo:margin-left="0cm" fo:margin-top="0cm" fo:margin-bottom="0cm" table:align="left" style:writing-mode="lr-tb"/>
    </style:style>
    <style:style style:name="Table108.A" style:family="table-column">
      <style:table-column-properties style:column-width="1.127cm" style:rel-column-width="4639*"/>
    </style:style>
    <style:style style:name="Table108.B" style:family="table-column">
      <style:table-column-properties style:column-width="12.98cm" style:rel-column-width="53431*"/>
    </style:style>
    <style:style style:name="Table108.C" style:family="table-column">
      <style:table-column-properties style:column-width="1.27cm" style:rel-column-width="5230*"/>
    </style:style>
    <style:style style:name="Table108.D" style:family="table-column">
      <style:table-column-properties style:column-width="0.542cm" style:rel-column-width="2232*"/>
    </style:style>
    <style:style style:name="Table108.1" style:family="table-row">
      <style:table-row-properties fo:keep-together="auto"/>
    </style:style>
    <style:style style:name="Table108.A1" style:family="table-cell">
      <style:table-cell-properties fo:background-color="#d8e4f3" fo:padding="0.265cm" fo:border="none">
        <style:background-image/>
      </style:table-cell-properties>
    </style:style>
    <style:style style:name="Table10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8.C1" style:family="table-cell">
      <style:table-cell-properties fo:padding="0cm" fo:border="none"/>
    </style:style>
    <style:style style:name="Table108.D1" style:family="table-cell">
      <style:table-cell-properties fo:padding="0cm" fo:border="none"/>
    </style:style>
    <style:style style:name="Table108.A2" style:family="table-cell">
      <style:table-cell-properties style:vertical-align="middle" fo:padding-left="0.529cm" fo:padding-right="0.265cm" fo:padding-top="0.265cm" fo:padding-bottom="0.265cm" fo:border="none"/>
    </style:style>
    <style:style style:name="Table108.A3" style:family="table-cell">
      <style:table-cell-properties style:vertical-align="middle" fo:padding-left="0.503cm" fo:padding-right="0.265cm" fo:padding-top="0.132cm" fo:padding-bottom="0.265cm" fo:border="none"/>
    </style:style>
    <style:style style:name="Table108.D4" style:family="table-cell">
      <style:table-cell-properties fo:padding="0cm" fo:border="none"/>
    </style:style>
    <style:style style:name="Table108.A5" style:family="table-cell">
      <style:table-cell-properties style:vertical-align="middle" fo:padding-left="0.529cm" fo:padding-right="0.265cm" fo:padding-top="0.265cm" fo:padding-bottom="0.265cm" fo:border="none"/>
    </style:style>
    <style:style style:name="Table108.A6" style:family="table-cell">
      <style:table-cell-properties style:vertical-align="middle" fo:padding-left="0.503cm" fo:padding-right="0.265cm" fo:padding-top="0.132cm" fo:padding-bottom="0.265cm" fo:border="none"/>
    </style:style>
    <style:style style:name="Table104" style:family="table">
      <style:table-properties style:width="1.164cm" fo:margin-left="0cm" fo:margin-top="0cm" fo:margin-bottom="0cm" table:align="left" style:writing-mode="lr-tb"/>
    </style:style>
    <style:style style:name="Table104.A" style:family="table-column">
      <style:table-column-properties style:column-width="1.164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.397cm" fo:margin-left="0cm" fo:margin-top="0cm" fo:margin-bottom="0cm" table:align="left" style:writing-mode="lr-tb"/>
    </style:style>
    <style:style style:name="Table105.A" style:family="table-column">
      <style:table-column-properties style:column-width="1.397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1.164cm" fo:margin-left="0cm" fo:margin-top="0cm" fo:margin-bottom="0cm" table:align="left" style:writing-mode="lr-tb"/>
    </style:style>
    <style:style style:name="Table106.A" style:family="table-column">
      <style:table-column-properties style:column-width="1.16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397cm" fo:margin-left="0cm" fo:margin-top="0cm" fo:margin-bottom="0cm" table:align="left" style:writing-mode="lr-tb"/>
    </style:style>
    <style:style style:name="Table107.A" style:family="table-column">
      <style:table-column-properties style:column-width="1.397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4" style:family="table">
      <style:table-properties style:width="1.164cm" fo:margin-left="0cm" fo:margin-top="0cm" fo:margin-bottom="0cm" table:align="left" style:writing-mode="lr-tb"/>
    </style:style>
    <style:style style:name="Table104.A" style:family="table-column">
      <style:table-column-properties style:column-width="1.164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.397cm" fo:margin-left="0cm" fo:margin-top="0cm" fo:margin-bottom="0cm" table:align="left" style:writing-mode="lr-tb"/>
    </style:style>
    <style:style style:name="Table105.A" style:family="table-column">
      <style:table-column-properties style:column-width="1.397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1.164cm" fo:margin-left="0cm" fo:margin-top="0cm" fo:margin-bottom="0cm" table:align="left" style:writing-mode="lr-tb"/>
    </style:style>
    <style:style style:name="Table106.A" style:family="table-column">
      <style:table-column-properties style:column-width="1.16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397cm" fo:margin-left="0cm" fo:margin-top="0cm" fo:margin-bottom="0cm" table:align="left" style:writing-mode="lr-tb"/>
    </style:style>
    <style:style style:name="Table107.A" style:family="table-column">
      <style:table-column-properties style:column-width="1.397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13" style:family="table">
      <style:table-properties style:width="15.921cm" style:rel-width="100%" fo:margin-left="0cm" fo:margin-top="0cm" fo:margin-bottom="0cm" table:align="left" style:writing-mode="lr-tb"/>
    </style:style>
    <style:style style:name="Table113.A" style:family="table-column">
      <style:table-column-properties style:column-width="1.087cm" style:rel-column-width="4476*"/>
    </style:style>
    <style:style style:name="Table113.B" style:family="table-column">
      <style:table-column-properties style:column-width="8.807cm" style:rel-column-width="36254*"/>
    </style:style>
    <style:style style:name="Table113.C" style:family="table-column">
      <style:table-column-properties style:column-width="5.703cm" style:rel-column-width="23474*"/>
    </style:style>
    <style:style style:name="Table113.D" style:family="table-column">
      <style:table-column-properties style:column-width="0.323cm" style:rel-column-width="1328*"/>
    </style:style>
    <style:style style:name="Table113.1" style:family="table-row">
      <style:table-row-properties fo:keep-together="auto"/>
    </style:style>
    <style:style style:name="Table113.A1" style:family="table-cell">
      <style:table-cell-properties fo:background-color="#d8e4f3" fo:padding="0.265cm" fo:border="none">
        <style:background-image/>
      </style:table-cell-properties>
    </style:style>
    <style:style style:name="Table11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3.C1" style:family="table-cell">
      <style:table-cell-properties fo:padding="0cm" fo:border="none"/>
    </style:style>
    <style:style style:name="Table113.D1" style:family="table-cell">
      <style:table-cell-properties fo:padding="0cm" fo:border="none"/>
    </style:style>
    <style:style style:name="Table113.A2" style:family="table-cell">
      <style:table-cell-properties style:vertical-align="middle" fo:padding-left="0.529cm" fo:padding-right="0.265cm" fo:padding-top="0.265cm" fo:padding-bottom="0.265cm" fo:border="none"/>
    </style:style>
    <style:style style:name="Table113.A3" style:family="table-cell">
      <style:table-cell-properties style:vertical-align="middle" fo:padding-left="0.503cm" fo:padding-right="0.265cm" fo:padding-top="0.132cm" fo:padding-bottom="0.265cm" fo:border="none"/>
    </style:style>
    <style:style style:name="Table113.D4" style:family="table-cell">
      <style:table-cell-properties fo:padding="0cm" fo:border="none"/>
    </style:style>
    <style:style style:name="Table113.A5" style:family="table-cell">
      <style:table-cell-properties style:vertical-align="middle" fo:padding-left="0.529cm" fo:padding-right="0.265cm" fo:padding-top="0.265cm" fo:padding-bottom="0.265cm" fo:border="none"/>
    </style:style>
    <style:style style:name="Table113.A6" style:family="table-cell">
      <style:table-cell-properties style:vertical-align="middle" fo:padding-left="0.503cm" fo:padding-right="0.265cm" fo:padding-top="0.132cm" fo:padding-bottom="0.265cm" fo:border="none"/>
    </style:style>
    <style:style style:name="Table109" style:family="table">
      <style:table-properties style:width="1.164cm" fo:margin-left="0cm" fo:margin-top="0cm" fo:margin-bottom="0cm" table:align="left" style:writing-mode="lr-tb"/>
    </style:style>
    <style:style style:name="Table109.A" style:family="table-column">
      <style:table-column-properties style:column-width="1.164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494cm" fo:margin-top="0cm" fo:margin-bottom="0cm" table:align="left" style:writing-mode="lr-tb"/>
    </style:style>
    <style:style style:name="Table110.A" style:family="table-column">
      <style:table-column-properties style:column-width="1.49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164cm" fo:margin-left="0cm" fo:margin-top="0cm" fo:margin-bottom="0cm" table:align="left" style:writing-mode="lr-tb"/>
    </style:style>
    <style:style style:name="Table111.A" style:family="table-column">
      <style:table-column-properties style:column-width="1.164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.397cm" fo:margin-left="0cm" fo:margin-top="0cm" fo:margin-bottom="0cm" table:align="left" style:writing-mode="lr-tb"/>
    </style:style>
    <style:style style:name="Table112.A" style:family="table-column">
      <style:table-column-properties style:column-width="1.39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09" style:family="table">
      <style:table-properties style:width="1.164cm" fo:margin-left="0cm" fo:margin-top="0cm" fo:margin-bottom="0cm" table:align="left" style:writing-mode="lr-tb"/>
    </style:style>
    <style:style style:name="Table109.A" style:family="table-column">
      <style:table-column-properties style:column-width="1.164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494cm" fo:margin-top="0cm" fo:margin-bottom="0cm" table:align="left" style:writing-mode="lr-tb"/>
    </style:style>
    <style:style style:name="Table110.A" style:family="table-column">
      <style:table-column-properties style:column-width="1.49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164cm" fo:margin-left="0cm" fo:margin-top="0cm" fo:margin-bottom="0cm" table:align="left" style:writing-mode="lr-tb"/>
    </style:style>
    <style:style style:name="Table111.A" style:family="table-column">
      <style:table-column-properties style:column-width="1.164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.397cm" fo:margin-left="0cm" fo:margin-top="0cm" fo:margin-bottom="0cm" table:align="left" style:writing-mode="lr-tb"/>
    </style:style>
    <style:style style:name="Table112.A" style:family="table-column">
      <style:table-column-properties style:column-width="1.39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8" style:family="table">
      <style:table-properties style:width="15.921cm" style:rel-width="100%" fo:margin-left="0cm" fo:margin-top="0cm" fo:margin-bottom="0cm" table:align="left" style:writing-mode="lr-tb"/>
    </style:style>
    <style:style style:name="Table118.A" style:family="table-column">
      <style:table-column-properties style:column-width="1.085cm" style:rel-column-width="4462*"/>
    </style:style>
    <style:style style:name="Table118.B" style:family="table-column">
      <style:table-column-properties style:column-width="10.395cm" style:rel-column-width="42782*"/>
    </style:style>
    <style:style style:name="Table118.C" style:family="table-column">
      <style:table-column-properties style:column-width="4.126cm" style:rel-column-width="16980*"/>
    </style:style>
    <style:style style:name="Table118.D" style:family="table-column">
      <style:table-column-properties style:column-width="0.318cm" style:rel-column-width="1308*"/>
    </style:style>
    <style:style style:name="Table118.1" style:family="table-row">
      <style:table-row-properties fo:keep-together="auto"/>
    </style:style>
    <style:style style:name="Table118.A1" style:family="table-cell">
      <style:table-cell-properties fo:background-color="#d8e4f3" fo:padding="0.265cm" fo:border="none">
        <style:background-image/>
      </style:table-cell-properties>
    </style:style>
    <style:style style:name="Table11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8.D1" style:family="table-cell">
      <style:table-cell-properties fo:padding="0cm" fo:border="none"/>
    </style:style>
    <style:style style:name="Table118.A2" style:family="table-cell">
      <style:table-cell-properties style:vertical-align="middle" fo:padding-left="0.529cm" fo:padding-right="0.265cm" fo:padding-top="0.265cm" fo:padding-bottom="0.265cm" fo:border="none"/>
    </style:style>
    <style:style style:name="Table118.A3" style:family="table-cell">
      <style:table-cell-properties style:vertical-align="middle" fo:padding-left="0.503cm" fo:padding-right="0.265cm" fo:padding-top="0.132cm" fo:padding-bottom="0.265cm" fo:border="none"/>
    </style:style>
    <style:style style:name="Table118.C4" style:family="table-cell">
      <style:table-cell-properties fo:padding="0cm" fo:border="none"/>
    </style:style>
    <style:style style:name="Table118.D4" style:family="table-cell">
      <style:table-cell-properties fo:padding="0cm" fo:border="none"/>
    </style:style>
    <style:style style:name="Table118.A5" style:family="table-cell">
      <style:table-cell-properties style:vertical-align="middle" fo:padding-left="0.529cm" fo:padding-right="0.265cm" fo:padding-top="0.265cm" fo:padding-bottom="0.265cm" fo:border="none"/>
    </style:style>
    <style:style style:name="Table118.A6" style:family="table-cell">
      <style:table-cell-properties style:vertical-align="middle" fo:padding-left="0.503cm" fo:padding-right="0.265cm" fo:padding-top="0.132cm" fo:padding-bottom="0.265cm" fo:border="none"/>
    </style:style>
    <style:style style:name="Table114" style:family="table">
      <style:table-properties style:width="1.164cm" fo:margin-left="0cm" fo:margin-top="0cm" fo:margin-bottom="0cm" table:align="left" style:writing-mode="lr-tb"/>
    </style:style>
    <style:style style:name="Table114.A" style:family="table-column">
      <style:table-column-properties style:column-width="1.16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1.397cm" fo:margin-left="0cm" fo:margin-top="0cm" fo:margin-bottom="0cm" table:align="left" style:writing-mode="lr-tb"/>
    </style:style>
    <style:style style:name="Table115.A" style:family="table-column">
      <style:table-column-properties style:column-width="1.397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164cm" fo:margin-left="0cm" fo:margin-top="0cm" fo:margin-bottom="0cm" table:align="left" style:writing-mode="lr-tb"/>
    </style:style>
    <style:style style:name="Table116.A" style:family="table-column">
      <style:table-column-properties style:column-width="1.164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1.397cm" fo:margin-left="0cm" fo:margin-top="0cm" fo:margin-bottom="0cm" table:align="left" style:writing-mode="lr-tb"/>
    </style:style>
    <style:style style:name="Table117.A" style:family="table-column">
      <style:table-column-properties style:column-width="1.397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4" style:family="table">
      <style:table-properties style:width="1.164cm" fo:margin-left="0cm" fo:margin-top="0cm" fo:margin-bottom="0cm" table:align="left" style:writing-mode="lr-tb"/>
    </style:style>
    <style:style style:name="Table114.A" style:family="table-column">
      <style:table-column-properties style:column-width="1.16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1.397cm" fo:margin-left="0cm" fo:margin-top="0cm" fo:margin-bottom="0cm" table:align="left" style:writing-mode="lr-tb"/>
    </style:style>
    <style:style style:name="Table115.A" style:family="table-column">
      <style:table-column-properties style:column-width="1.397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164cm" fo:margin-left="0cm" fo:margin-top="0cm" fo:margin-bottom="0cm" table:align="left" style:writing-mode="lr-tb"/>
    </style:style>
    <style:style style:name="Table116.A" style:family="table-column">
      <style:table-column-properties style:column-width="1.164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1.397cm" fo:margin-left="0cm" fo:margin-top="0cm" fo:margin-bottom="0cm" table:align="left" style:writing-mode="lr-tb"/>
    </style:style>
    <style:style style:name="Table117.A" style:family="table-column">
      <style:table-column-properties style:column-width="1.397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23" style:family="table">
      <style:table-properties style:width="15.921cm" style:rel-width="100%" fo:margin-left="0cm" fo:margin-top="0cm" fo:margin-bottom="0cm" table:align="left" style:writing-mode="lr-tb"/>
    </style:style>
    <style:style style:name="Table123.A" style:family="table-column">
      <style:table-column-properties style:column-width="1.109cm" style:rel-column-width="4567*"/>
    </style:style>
    <style:style style:name="Table123.B" style:family="table-column">
      <style:table-column-properties style:column-width="11.238cm" style:rel-column-width="46255*"/>
    </style:style>
    <style:style style:name="Table123.C" style:family="table-column">
      <style:table-column-properties style:column-width="3.124cm" style:rel-column-width="12858*"/>
    </style:style>
    <style:style style:name="Table123.D" style:family="table-column">
      <style:table-column-properties style:column-width="0.45cm" style:rel-column-width="1852*"/>
    </style:style>
    <style:style style:name="Table123.1" style:family="table-row">
      <style:table-row-properties fo:keep-together="auto"/>
    </style:style>
    <style:style style:name="Table123.A1" style:family="table-cell">
      <style:table-cell-properties fo:background-color="#d8e4f3" fo:padding="0.265cm" fo:border="none">
        <style:background-image/>
      </style:table-cell-properties>
    </style:style>
    <style:style style:name="Table1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3.D1" style:family="table-cell">
      <style:table-cell-properties fo:padding="0cm" fo:border="none"/>
    </style:style>
    <style:style style:name="Table123.A2" style:family="table-cell">
      <style:table-cell-properties style:vertical-align="middle" fo:padding-left="0.529cm" fo:padding-right="0.265cm" fo:padding-top="0.265cm" fo:padding-bottom="0.265cm" fo:border="none"/>
    </style:style>
    <style:style style:name="Table123.A3" style:family="table-cell">
      <style:table-cell-properties style:vertical-align="middle" fo:padding-left="0.503cm" fo:padding-right="0.265cm" fo:padding-top="0.132cm" fo:padding-bottom="0.265cm" fo:border="none"/>
    </style:style>
    <style:style style:name="Table123.C4" style:family="table-cell">
      <style:table-cell-properties fo:padding="0cm" fo:border="none"/>
    </style:style>
    <style:style style:name="Table123.D4" style:family="table-cell">
      <style:table-cell-properties fo:padding="0cm" fo:border="none"/>
    </style:style>
    <style:style style:name="Table123.A5" style:family="table-cell">
      <style:table-cell-properties style:vertical-align="middle" fo:padding-left="0.529cm" fo:padding-right="0.265cm" fo:padding-top="0.265cm" fo:padding-bottom="0.265cm" fo:border="none"/>
    </style:style>
    <style:style style:name="Table123.A6" style:family="table-cell">
      <style:table-cell-properties style:vertical-align="middle" fo:padding-left="0.503cm" fo:padding-right="0.265cm" fo:padding-top="0.132cm" fo:padding-bottom="0.265cm" fo:border="none"/>
    </style:style>
    <style:style style:name="Table119" style:family="table">
      <style:table-properties style:width="1.164cm" fo:margin-left="0cm" fo:margin-top="0cm" fo:margin-bottom="0cm" table:align="left" style:writing-mode="lr-tb"/>
    </style:style>
    <style:style style:name="Table119.A" style:family="table-column">
      <style:table-column-properties style:column-width="1.16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1.397cm" fo:margin-left="0cm" fo:margin-top="0cm" fo:margin-bottom="0cm" table:align="left" style:writing-mode="lr-tb"/>
    </style:style>
    <style:style style:name="Table120.A" style:family="table-column">
      <style:table-column-properties style:column-width="1.397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1.164cm" fo:margin-left="0cm" fo:margin-top="0cm" fo:margin-bottom="0cm" table:align="left" style:writing-mode="lr-tb"/>
    </style:style>
    <style:style style:name="Table121.A" style:family="table-column">
      <style:table-column-properties style:column-width="1.16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397cm" fo:margin-left="0cm" fo:margin-top="0cm" fo:margin-bottom="0cm" table:align="left" style:writing-mode="lr-tb"/>
    </style:style>
    <style:style style:name="Table122.A" style:family="table-column">
      <style:table-column-properties style:column-width="1.397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19" style:family="table">
      <style:table-properties style:width="1.164cm" fo:margin-left="0cm" fo:margin-top="0cm" fo:margin-bottom="0cm" table:align="left" style:writing-mode="lr-tb"/>
    </style:style>
    <style:style style:name="Table119.A" style:family="table-column">
      <style:table-column-properties style:column-width="1.16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1.397cm" fo:margin-left="0cm" fo:margin-top="0cm" fo:margin-bottom="0cm" table:align="left" style:writing-mode="lr-tb"/>
    </style:style>
    <style:style style:name="Table120.A" style:family="table-column">
      <style:table-column-properties style:column-width="1.397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1.164cm" fo:margin-left="0cm" fo:margin-top="0cm" fo:margin-bottom="0cm" table:align="left" style:writing-mode="lr-tb"/>
    </style:style>
    <style:style style:name="Table121.A" style:family="table-column">
      <style:table-column-properties style:column-width="1.16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397cm" fo:margin-left="0cm" fo:margin-top="0cm" fo:margin-bottom="0cm" table:align="left" style:writing-mode="lr-tb"/>
    </style:style>
    <style:style style:name="Table122.A" style:family="table-column">
      <style:table-column-properties style:column-width="1.397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8" style:family="table">
      <style:table-properties style:width="15.921cm" style:rel-width="100%" fo:margin-left="0cm" fo:margin-top="0cm" fo:margin-bottom="0cm" table:align="left" style:writing-mode="lr-tb"/>
    </style:style>
    <style:style style:name="Table128.A" style:family="table-column">
      <style:table-column-properties style:column-width="1.141cm" style:rel-column-width="4698*"/>
    </style:style>
    <style:style style:name="Table128.B" style:family="table-column">
      <style:table-column-properties style:column-width="14.168cm" style:rel-column-width="58320*"/>
    </style:style>
    <style:style style:name="Table128.C" style:family="table-column">
      <style:table-column-properties style:column-width="0.612cm" style:rel-column-width="2517*"/>
    </style:style>
    <style:style style:name="Table128.1" style:family="table-row">
      <style:table-row-properties fo:keep-together="auto"/>
    </style:style>
    <style:style style:name="Table128.A1" style:family="table-cell">
      <style:table-cell-properties fo:background-color="#d8e4f3" fo:padding="0.265cm" fo:border="none">
        <style:background-image/>
      </style:table-cell-properties>
    </style:style>
    <style:style style:name="Table1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8.C1" style:family="table-cell">
      <style:table-cell-properties fo:padding="0cm" fo:border="none"/>
    </style:style>
    <style:style style:name="Table128.A2" style:family="table-cell">
      <style:table-cell-properties style:vertical-align="middle" fo:padding-left="0.529cm" fo:padding-right="0.265cm" fo:padding-top="0.265cm" fo:padding-bottom="0.265cm" fo:border="none"/>
    </style:style>
    <style:style style:name="Table128.A3" style:family="table-cell">
      <style:table-cell-properties style:vertical-align="middle" fo:padding-left="0.503cm" fo:padding-right="0.265cm" fo:padding-top="0.132cm" fo:padding-bottom="0.265cm" fo:border="none"/>
    </style:style>
    <style:style style:name="Table128.C4" style:family="table-cell">
      <style:table-cell-properties fo:padding="0cm" fo:border="none"/>
    </style:style>
    <style:style style:name="Table128.A5" style:family="table-cell">
      <style:table-cell-properties style:vertical-align="middle" fo:padding-left="0.529cm" fo:padding-right="0.265cm" fo:padding-top="0.265cm" fo:padding-bottom="0.265cm" fo:border="none"/>
    </style:style>
    <style:style style:name="Table128.A6" style:family="table-cell">
      <style:table-cell-properties style:vertical-align="middle" fo:padding-left="0.503cm" fo:padding-right="0.265cm" fo:padding-top="0.132cm" fo:padding-bottom="0.265cm" fo:border="none"/>
    </style:style>
    <style:style style:name="Table124" style:family="table">
      <style:table-properties style:width="1.164cm" fo:margin-left="0cm" fo:margin-top="0cm" fo:margin-bottom="0cm" table:align="left" style:writing-mode="lr-tb"/>
    </style:style>
    <style:style style:name="Table124.A" style:family="table-column">
      <style:table-column-properties style:column-width="1.164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1.397cm" fo:margin-left="0cm" fo:margin-top="0cm" fo:margin-bottom="0cm" table:align="left" style:writing-mode="lr-tb"/>
    </style:style>
    <style:style style:name="Table125.A" style:family="table-column">
      <style:table-column-properties style:column-width="1.397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164cm" fo:margin-left="0cm" fo:margin-top="0cm" fo:margin-bottom="0cm" table:align="left" style:writing-mode="lr-tb"/>
    </style:style>
    <style:style style:name="Table126.A" style:family="table-column">
      <style:table-column-properties style:column-width="1.16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1.397cm" fo:margin-left="0cm" fo:margin-top="0cm" fo:margin-bottom="0cm" table:align="left" style:writing-mode="lr-tb"/>
    </style:style>
    <style:style style:name="Table127.A" style:family="table-column">
      <style:table-column-properties style:column-width="1.397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4" style:family="table">
      <style:table-properties style:width="1.164cm" fo:margin-left="0cm" fo:margin-top="0cm" fo:margin-bottom="0cm" table:align="left" style:writing-mode="lr-tb"/>
    </style:style>
    <style:style style:name="Table124.A" style:family="table-column">
      <style:table-column-properties style:column-width="1.164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1.397cm" fo:margin-left="0cm" fo:margin-top="0cm" fo:margin-bottom="0cm" table:align="left" style:writing-mode="lr-tb"/>
    </style:style>
    <style:style style:name="Table125.A" style:family="table-column">
      <style:table-column-properties style:column-width="1.397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164cm" fo:margin-left="0cm" fo:margin-top="0cm" fo:margin-bottom="0cm" table:align="left" style:writing-mode="lr-tb"/>
    </style:style>
    <style:style style:name="Table126.A" style:family="table-column">
      <style:table-column-properties style:column-width="1.16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1.397cm" fo:margin-left="0cm" fo:margin-top="0cm" fo:margin-bottom="0cm" table:align="left" style:writing-mode="lr-tb"/>
    </style:style>
    <style:style style:name="Table127.A" style:family="table-column">
      <style:table-column-properties style:column-width="1.397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33" style:family="table">
      <style:table-properties style:width="15.921cm" style:rel-width="100%" fo:margin-left="0cm" fo:margin-top="0cm" fo:margin-bottom="0cm" table:align="left" style:writing-mode="lr-tb"/>
    </style:style>
    <style:style style:name="Table133.A" style:family="table-column">
      <style:table-column-properties style:column-width="1.141cm" style:rel-column-width="647*"/>
    </style:style>
    <style:style style:name="Table133.B" style:family="table-column">
      <style:table-column-properties style:column-width="14.169cm" style:rel-column-width="8033*"/>
    </style:style>
    <style:style style:name="Table133.C" style:family="table-column">
      <style:table-column-properties style:column-width="0.61cm" style:rel-column-width="346*"/>
    </style:style>
    <style:style style:name="Table133.1" style:family="table-row">
      <style:table-row-properties fo:keep-together="auto"/>
    </style:style>
    <style:style style:name="Table133.A1" style:family="table-cell">
      <style:table-cell-properties fo:background-color="#d8e4f3" fo:padding="0.265cm" fo:border="none">
        <style:background-image/>
      </style:table-cell-properties>
    </style:style>
    <style:style style:name="Table1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3.C1" style:family="table-cell">
      <style:table-cell-properties fo:padding="0cm" fo:border="none"/>
    </style:style>
    <style:style style:name="Table133.A2" style:family="table-cell">
      <style:table-cell-properties style:vertical-align="middle" fo:padding-left="0.529cm" fo:padding-right="0.265cm" fo:padding-top="0.265cm" fo:padding-bottom="0.265cm" fo:border="none"/>
    </style:style>
    <style:style style:name="Table133.A3" style:family="table-cell">
      <style:table-cell-properties style:vertical-align="middle" fo:padding-left="0.503cm" fo:padding-right="0.265cm" fo:padding-top="0.132cm" fo:padding-bottom="0.265cm" fo:border="none"/>
    </style:style>
    <style:style style:name="Table133.C4" style:family="table-cell">
      <style:table-cell-properties fo:padding="0cm" fo:border="none"/>
    </style:style>
    <style:style style:name="Table133.A5" style:family="table-cell">
      <style:table-cell-properties style:vertical-align="middle" fo:padding-left="0.529cm" fo:padding-right="0.265cm" fo:padding-top="0.265cm" fo:padding-bottom="0.265cm" fo:border="none"/>
    </style:style>
    <style:style style:name="Table133.A6" style:family="table-cell">
      <style:table-cell-properties style:vertical-align="middle" fo:padding-left="0.503cm" fo:padding-right="0.265cm" fo:padding-top="0.132cm" fo:padding-bottom="0.265cm" fo:border="none"/>
    </style:style>
    <style:style style:name="Table129" style:family="table">
      <style:table-properties style:width="1.164cm" fo:margin-left="0cm" fo:margin-top="0cm" fo:margin-bottom="0cm" table:align="left" style:writing-mode="lr-tb"/>
    </style:style>
    <style:style style:name="Table129.A" style:family="table-column">
      <style:table-column-properties style:column-width="1.16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29" style:family="table">
      <style:table-properties style:width="1.164cm" fo:margin-left="0cm" fo:margin-top="0cm" fo:margin-bottom="0cm" table:align="left" style:writing-mode="lr-tb"/>
    </style:style>
    <style:style style:name="Table129.A" style:family="table-column">
      <style:table-column-properties style:column-width="1.16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43" style:family="table">
      <style:table-properties style:width="15.921cm" style:rel-width="100%" fo:margin-left="0cm" fo:margin-top="0cm" fo:margin-bottom="0cm" table:align="left" style:writing-mode="lr-tb"/>
    </style:style>
    <style:style style:name="Table143.A" style:family="table-column">
      <style:table-column-properties style:column-width="15.921cm" style:rel-column-width="65535*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-left="0.503cm" fo:padding-right="0.265cm" fo:padding-top="0.132cm" fo:padding-bottom="0.265cm" fo:border="none"/>
    </style:style>
    <style:style style:name="Table148" style:family="table">
      <style:table-properties style:width="15.921cm" style:rel-width="100%" fo:margin-left="0cm" fo:margin-top="0cm" fo:margin-bottom="0cm" table:align="left" style:writing-mode="lr-tb"/>
    </style:style>
    <style:style style:name="Table148.A" style:family="table-column">
      <style:table-column-properties style:column-width="15.921cm" style:rel-column-width="65535*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-left="0.529cm" fo:padding-right="0.265cm" fo:padding-top="0.265cm" fo:padding-bottom="0.265cm" fo:border="none"/>
    </style:style>
    <style:style style:name="Table148.A2" style:family="table-cell">
      <style:table-cell-properties style:vertical-align="middle" fo:padding-left="0.503cm" fo:padding-right="0.265cm" fo:padding-top="0.132cm" fo:padding-bottom="0.265cm" fo:border="none"/>
    </style:style>
    <style:style style:name="Table146" style:family="table">
      <style:table-properties style:width="1.164cm" fo:margin-left="0cm" fo:margin-top="0cm" fo:margin-bottom="0cm" table:align="left" style:writing-mode="lr-tb"/>
    </style:style>
    <style:style style:name="Table146.A" style:family="table-column">
      <style:table-column-properties style:column-width="1.164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397cm" fo:margin-left="0cm" fo:margin-top="0cm" fo:margin-bottom="0cm" table:align="left" style:writing-mode="lr-tb"/>
    </style:style>
    <style:style style:name="Table147.A" style:family="table-column">
      <style:table-column-properties style:column-width="1.397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6" style:family="table">
      <style:table-properties style:width="1.164cm" fo:margin-left="0cm" fo:margin-top="0cm" fo:margin-bottom="0cm" table:align="left" style:writing-mode="lr-tb"/>
    </style:style>
    <style:style style:name="Table146.A" style:family="table-column">
      <style:table-column-properties style:column-width="1.164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397cm" fo:margin-left="0cm" fo:margin-top="0cm" fo:margin-bottom="0cm" table:align="left" style:writing-mode="lr-tb"/>
    </style:style>
    <style:style style:name="Table147.A" style:family="table-column">
      <style:table-column-properties style:column-width="1.397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53" style:family="table">
      <style:table-properties style:width="15.921cm" style:rel-width="100%" fo:margin-left="0cm" fo:margin-top="0cm" fo:margin-bottom="0cm" table:align="left" style:writing-mode="lr-tb"/>
    </style:style>
    <style:style style:name="Table153.A" style:family="table-column">
      <style:table-column-properties style:column-width="1.122cm" style:rel-column-width="4620*"/>
    </style:style>
    <style:style style:name="Table153.B" style:family="table-column">
      <style:table-column-properties style:column-width="12.074cm" style:rel-column-width="49695*"/>
    </style:style>
    <style:style style:name="Table153.C" style:family="table-column">
      <style:table-column-properties style:column-width="2.219cm" style:rel-column-width="9135*"/>
    </style:style>
    <style:style style:name="Table153.D" style:family="table-column">
      <style:table-column-properties style:column-width="0.506cm" style:rel-column-width="2082*"/>
    </style:style>
    <style:style style:name="Table153.1" style:family="table-row">
      <style:table-row-properties fo:keep-together="auto"/>
    </style:style>
    <style:style style:name="Table153.A1" style:family="table-cell">
      <style:table-cell-properties fo:background-color="#d8e4f3" fo:padding="0.265cm" fo:border="none">
        <style:background-image/>
      </style:table-cell-properties>
    </style:style>
    <style:style style:name="Table1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3.C1" style:family="table-cell">
      <style:table-cell-properties fo:padding="0cm" fo:border="none"/>
    </style:style>
    <style:style style:name="Table153.D1" style:family="table-cell">
      <style:table-cell-properties fo:padding="0cm" fo:border="none"/>
    </style:style>
    <style:style style:name="Table153.A2" style:family="table-cell">
      <style:table-cell-properties style:vertical-align="middle" fo:padding-left="0.529cm" fo:padding-right="0.265cm" fo:padding-top="0.265cm" fo:padding-bottom="0.265cm" fo:border="none"/>
    </style:style>
    <style:style style:name="Table153.A3" style:family="table-cell">
      <style:table-cell-properties style:vertical-align="middle" fo:padding-left="0.503cm" fo:padding-right="0.265cm" fo:padding-top="0.132cm" fo:padding-bottom="0.265cm" fo:border="none"/>
    </style:style>
    <style:style style:name="Table153.D4" style:family="table-cell">
      <style:table-cell-properties fo:padding="0cm" fo:border="none"/>
    </style:style>
    <style:style style:name="Table153.A5" style:family="table-cell">
      <style:table-cell-properties style:vertical-align="middle" fo:padding-left="0.529cm" fo:padding-right="0.265cm" fo:padding-top="0.265cm" fo:padding-bottom="0.265cm" fo:border="none"/>
    </style:style>
    <style:style style:name="Table153.A6" style:family="table-cell">
      <style:table-cell-properties style:vertical-align="middle" fo:padding-left="0.503cm" fo:padding-right="0.265cm" fo:padding-top="0.132cm" fo:padding-bottom="0.265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397cm" fo:margin-left="0cm" fo:margin-top="0cm" fo:margin-bottom="0cm" table:align="left" style:writing-mode="lr-tb"/>
    </style:style>
    <style:style style:name="Table150.A" style:family="table-column">
      <style:table-column-properties style:column-width="1.397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1.164cm" fo:margin-left="0cm" fo:margin-top="0cm" fo:margin-bottom="0cm" table:align="left" style:writing-mode="lr-tb"/>
    </style:style>
    <style:style style:name="Table151.A" style:family="table-column">
      <style:table-column-properties style:column-width="1.164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1.397cm" fo:margin-left="0cm" fo:margin-top="0cm" fo:margin-bottom="0cm" table:align="left" style:writing-mode="lr-tb"/>
    </style:style>
    <style:style style:name="Table152.A" style:family="table-column">
      <style:table-column-properties style:column-width="1.397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397cm" fo:margin-left="0cm" fo:margin-top="0cm" fo:margin-bottom="0cm" table:align="left" style:writing-mode="lr-tb"/>
    </style:style>
    <style:style style:name="Table150.A" style:family="table-column">
      <style:table-column-properties style:column-width="1.397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1.164cm" fo:margin-left="0cm" fo:margin-top="0cm" fo:margin-bottom="0cm" table:align="left" style:writing-mode="lr-tb"/>
    </style:style>
    <style:style style:name="Table151.A" style:family="table-column">
      <style:table-column-properties style:column-width="1.164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1.397cm" fo:margin-left="0cm" fo:margin-top="0cm" fo:margin-bottom="0cm" table:align="left" style:writing-mode="lr-tb"/>
    </style:style>
    <style:style style:name="Table152.A" style:family="table-column">
      <style:table-column-properties style:column-width="1.397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9" style:family="table">
      <style:table-properties style:width="15.921cm" style:rel-width="100%" fo:margin-left="0cm" fo:margin-top="0cm" fo:margin-bottom="0cm" table:align="left" style:writing-mode="lr-tb"/>
    </style:style>
    <style:style style:name="Table159.A" style:family="table-column">
      <style:table-column-properties style:column-width="1.125cm" style:rel-column-width="4633*"/>
    </style:style>
    <style:style style:name="Table159.B" style:family="table-column">
      <style:table-column-properties style:column-width="13.016cm" style:rel-column-width="53575*"/>
    </style:style>
    <style:style style:name="Table159.C" style:family="table-column">
      <style:table-column-properties style:column-width="1.247cm" style:rel-column-width="5131*"/>
    </style:style>
    <style:style style:name="Table159.D" style:family="table-column">
      <style:table-column-properties style:column-width="0.533cm" style:rel-column-width="2193*"/>
    </style:style>
    <style:style style:name="Table159.1" style:family="table-row">
      <style:table-row-properties fo:keep-together="auto"/>
    </style:style>
    <style:style style:name="Table159.A1" style:family="table-cell">
      <style:table-cell-properties fo:background-color="#d8e4f3" fo:padding="0.265cm" fo:border="none">
        <style:background-image/>
      </style:table-cell-properties>
    </style:style>
    <style:style style:name="Table15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9.C1" style:family="table-cell">
      <style:table-cell-properties fo:padding="0cm" fo:border="none"/>
    </style:style>
    <style:style style:name="Table159.D1" style:family="table-cell">
      <style:table-cell-properties fo:padding="0cm" fo:border="none"/>
    </style:style>
    <style:style style:name="Table159.A2" style:family="table-cell">
      <style:table-cell-properties style:vertical-align="middle" fo:padding-left="0.529cm" fo:padding-right="0.265cm" fo:padding-top="0.265cm" fo:padding-bottom="0.265cm" fo:border="none"/>
    </style:style>
    <style:style style:name="Table159.A3" style:family="table-cell">
      <style:table-cell-properties style:vertical-align="middle" fo:padding-left="0.503cm" fo:padding-right="0.265cm" fo:padding-top="0.132cm" fo:padding-bottom="0.265cm" fo:border="none"/>
    </style:style>
    <style:style style:name="Table159.D4" style:family="table-cell">
      <style:table-cell-properties fo:padding="0cm" fo:border="none"/>
    </style:style>
    <style:style style:name="Table159.A5" style:family="table-cell">
      <style:table-cell-properties style:vertical-align="middle" fo:padding-left="0.529cm" fo:padding-right="0.265cm" fo:padding-top="0.265cm" fo:padding-bottom="0.265cm" fo:border="none"/>
    </style:style>
    <style:style style:name="Table159.A6" style:family="table-cell">
      <style:table-cell-properties style:vertical-align="middle" fo:padding-left="0.503cm" fo:padding-right="0.265cm" fo:padding-top="0.132cm" fo:padding-bottom="0.265cm" fo:border="none"/>
    </style:style>
    <style:style style:name="Table154" style:family="table">
      <style:table-properties style:width="1.164cm" fo:margin-left="0cm" fo:margin-top="0cm" fo:margin-bottom="0cm" table:align="left" style:writing-mode="lr-tb"/>
    </style:style>
    <style:style style:name="Table154.A" style:family="table-column">
      <style:table-column-properties style:column-width="1.16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397cm" fo:margin-left="0cm" fo:margin-top="0cm" fo:margin-bottom="0cm" table:align="left" style:writing-mode="lr-tb"/>
    </style:style>
    <style:style style:name="Table155.A" style:family="table-column">
      <style:table-column-properties style:column-width="1.397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1.164cm" fo:margin-left="0cm" fo:margin-top="0cm" fo:margin-bottom="0cm" table:align="left" style:writing-mode="lr-tb"/>
    </style:style>
    <style:style style:name="Table156.A" style:family="table-column">
      <style:table-column-properties style:column-width="1.164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1.397cm" fo:margin-left="0cm" fo:margin-top="0cm" fo:margin-bottom="0cm" table:align="left" style:writing-mode="lr-tb"/>
    </style:style>
    <style:style style:name="Table157.A" style:family="table-column">
      <style:table-column-properties style:column-width="1.397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9.312cm" fo:margin-left="0cm" fo:margin-top="0cm" fo:margin-bottom="0cm" table:align="left" style:writing-mode="lr-tb"/>
    </style:style>
    <style:style style:name="Table158.A" style:family="table-column">
      <style:table-column-properties style:column-width="9.312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4" style:family="table">
      <style:table-properties style:width="1.164cm" fo:margin-left="0cm" fo:margin-top="0cm" fo:margin-bottom="0cm" table:align="left" style:writing-mode="lr-tb"/>
    </style:style>
    <style:style style:name="Table154.A" style:family="table-column">
      <style:table-column-properties style:column-width="1.16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397cm" fo:margin-left="0cm" fo:margin-top="0cm" fo:margin-bottom="0cm" table:align="left" style:writing-mode="lr-tb"/>
    </style:style>
    <style:style style:name="Table155.A" style:family="table-column">
      <style:table-column-properties style:column-width="1.397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1.164cm" fo:margin-left="0cm" fo:margin-top="0cm" fo:margin-bottom="0cm" table:align="left" style:writing-mode="lr-tb"/>
    </style:style>
    <style:style style:name="Table156.A" style:family="table-column">
      <style:table-column-properties style:column-width="1.164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1.397cm" fo:margin-left="0cm" fo:margin-top="0cm" fo:margin-bottom="0cm" table:align="left" style:writing-mode="lr-tb"/>
    </style:style>
    <style:style style:name="Table157.A" style:family="table-column">
      <style:table-column-properties style:column-width="1.397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9.312cm" fo:margin-left="0cm" fo:margin-top="0cm" fo:margin-bottom="0cm" table:align="left" style:writing-mode="lr-tb"/>
    </style:style>
    <style:style style:name="Table158.A" style:family="table-column">
      <style:table-column-properties style:column-width="9.312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65" style:family="table">
      <style:table-properties style:width="15.921cm" style:rel-width="100%" fo:margin-left="0cm" fo:margin-top="0cm" fo:margin-bottom="0cm" table:align="left" style:writing-mode="lr-tb"/>
    </style:style>
    <style:style style:name="Table165.A" style:family="table-column">
      <style:table-column-properties style:column-width="1.12cm" style:rel-column-width="4613*"/>
    </style:style>
    <style:style style:name="Table165.B" style:family="table-column">
      <style:table-column-properties style:column-width="13.73cm" style:rel-column-width="56518*"/>
    </style:style>
    <style:style style:name="Table165.C" style:family="table-column">
      <style:table-column-properties style:column-width="0.563cm" style:rel-column-width="2319*"/>
    </style:style>
    <style:style style:name="Table165.D" style:family="table-column">
      <style:table-column-properties style:column-width="0.506cm" style:rel-column-width="2082*"/>
    </style:style>
    <style:style style:name="Table165.1" style:family="table-row">
      <style:table-row-properties fo:keep-together="auto"/>
    </style:style>
    <style:style style:name="Table165.A1" style:family="table-cell">
      <style:table-cell-properties fo:background-color="#d8e4f3" fo:padding="0.265cm" fo:border="none">
        <style:background-image/>
      </style:table-cell-properties>
    </style:style>
    <style:style style:name="Table1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5.D1" style:family="table-cell">
      <style:table-cell-properties fo:padding="0cm" fo:border="none"/>
    </style:style>
    <style:style style:name="Table165.A2" style:family="table-cell">
      <style:table-cell-properties style:vertical-align="middle" fo:padding-left="0.529cm" fo:padding-right="0.265cm" fo:padding-top="0.265cm" fo:padding-bottom="0.265cm" fo:border="none"/>
    </style:style>
    <style:style style:name="Table165.A3" style:family="table-cell">
      <style:table-cell-properties style:vertical-align="middle" fo:padding-left="0.503cm" fo:padding-right="0.265cm" fo:padding-top="0.132cm" fo:padding-bottom="0.265cm" fo:border="none"/>
    </style:style>
    <style:style style:name="Table165.C4" style:family="table-cell">
      <style:table-cell-properties fo:padding="0cm" fo:border="none"/>
    </style:style>
    <style:style style:name="Table165.D4" style:family="table-cell">
      <style:table-cell-properties fo:padding="0cm" fo:border="none"/>
    </style:style>
    <style:style style:name="Table165.A5" style:family="table-cell">
      <style:table-cell-properties style:vertical-align="middle" fo:padding-left="0.529cm" fo:padding-right="0.265cm" fo:padding-top="0.265cm" fo:padding-bottom="0.265cm" fo:border="none"/>
    </style:style>
    <style:style style:name="Table165.A6" style:family="table-cell">
      <style:table-cell-properties style:vertical-align="middle" fo:padding-left="0.503cm" fo:padding-right="0.265cm" fo:padding-top="0.132cm" fo:padding-bottom="0.265cm" fo:border="none"/>
    </style:style>
    <style:style style:name="Table160" style:family="table">
      <style:table-properties style:width="1.164cm" fo:margin-left="0cm" fo:margin-top="0cm" fo:margin-bottom="0cm" table:align="left" style:writing-mode="lr-tb"/>
    </style:style>
    <style:style style:name="Table160.A" style:family="table-column">
      <style:table-column-properties style:column-width="1.164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397cm" fo:margin-left="0cm" fo:margin-top="0cm" fo:margin-bottom="0cm" table:align="left" style:writing-mode="lr-tb"/>
    </style:style>
    <style:style style:name="Table161.A" style:family="table-column">
      <style:table-column-properties style:column-width="1.397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9.312cm" fo:margin-left="0cm" fo:margin-top="0cm" fo:margin-bottom="0cm" table:align="left" style:writing-mode="lr-tb"/>
    </style:style>
    <style:style style:name="Table162.A" style:family="table-column">
      <style:table-column-properties style:column-width="9.312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1.164cm" fo:margin-left="0cm" fo:margin-top="0cm" fo:margin-bottom="0cm" table:align="left" style:writing-mode="lr-tb"/>
    </style:style>
    <style:style style:name="Table163.A" style:family="table-column">
      <style:table-column-properties style:column-width="1.164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397cm" fo:margin-left="0cm" fo:margin-top="0cm" fo:margin-bottom="0cm" table:align="left" style:writing-mode="lr-tb"/>
    </style:style>
    <style:style style:name="Table164.A" style:family="table-column">
      <style:table-column-properties style:column-width="1.397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0" style:family="table">
      <style:table-properties style:width="1.164cm" fo:margin-left="0cm" fo:margin-top="0cm" fo:margin-bottom="0cm" table:align="left" style:writing-mode="lr-tb"/>
    </style:style>
    <style:style style:name="Table160.A" style:family="table-column">
      <style:table-column-properties style:column-width="1.164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397cm" fo:margin-left="0cm" fo:margin-top="0cm" fo:margin-bottom="0cm" table:align="left" style:writing-mode="lr-tb"/>
    </style:style>
    <style:style style:name="Table161.A" style:family="table-column">
      <style:table-column-properties style:column-width="1.397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9.312cm" fo:margin-left="0cm" fo:margin-top="0cm" fo:margin-bottom="0cm" table:align="left" style:writing-mode="lr-tb"/>
    </style:style>
    <style:style style:name="Table162.A" style:family="table-column">
      <style:table-column-properties style:column-width="9.312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1.164cm" fo:margin-left="0cm" fo:margin-top="0cm" fo:margin-bottom="0cm" table:align="left" style:writing-mode="lr-tb"/>
    </style:style>
    <style:style style:name="Table163.A" style:family="table-column">
      <style:table-column-properties style:column-width="1.164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397cm" fo:margin-left="0cm" fo:margin-top="0cm" fo:margin-bottom="0cm" table:align="left" style:writing-mode="lr-tb"/>
    </style:style>
    <style:style style:name="Table164.A" style:family="table-column">
      <style:table-column-properties style:column-width="1.397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71" style:family="table">
      <style:table-properties style:width="15.921cm" style:rel-width="100%" fo:margin-left="0cm" fo:margin-top="0cm" fo:margin-bottom="0cm" table:align="left" style:writing-mode="lr-tb"/>
    </style:style>
    <style:style style:name="Table171.A" style:family="table-column">
      <style:table-column-properties style:column-width="1.138cm" style:rel-column-width="4685*"/>
    </style:style>
    <style:style style:name="Table171.B" style:family="table-column">
      <style:table-column-properties style:column-width="14.187cm" style:rel-column-width="58398*"/>
    </style:style>
    <style:style style:name="Table171.C" style:family="table-column">
      <style:table-column-properties style:column-width="0.596cm" style:rel-column-width="2452*"/>
    </style:style>
    <style:style style:name="Table171.1" style:family="table-row">
      <style:table-row-properties fo:keep-together="auto"/>
    </style:style>
    <style:style style:name="Table171.A1" style:family="table-cell">
      <style:table-cell-properties fo:background-color="#d8e4f3" fo:padding="0.265cm" fo:border="none">
        <style:background-image/>
      </style:table-cell-properties>
    </style:style>
    <style:style style:name="Table17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1.C1" style:family="table-cell">
      <style:table-cell-properties fo:padding="0cm" fo:border="none"/>
    </style:style>
    <style:style style:name="Table171.A2" style:family="table-cell">
      <style:table-cell-properties style:vertical-align="middle" fo:padding-left="0.529cm" fo:padding-right="0.265cm" fo:padding-top="0.265cm" fo:padding-bottom="0.265cm" fo:border="none"/>
    </style:style>
    <style:style style:name="Table171.A3" style:family="table-cell">
      <style:table-cell-properties style:vertical-align="middle" fo:padding-left="0.503cm" fo:padding-right="0.265cm" fo:padding-top="0.132cm" fo:padding-bottom="0.265cm" fo:border="none"/>
    </style:style>
    <style:style style:name="Table171.C4" style:family="table-cell">
      <style:table-cell-properties fo:padding="0cm" fo:border="none"/>
    </style:style>
    <style:style style:name="Table171.A5" style:family="table-cell">
      <style:table-cell-properties style:vertical-align="middle" fo:padding-left="0.529cm" fo:padding-right="0.265cm" fo:padding-top="0.265cm" fo:padding-bottom="0.265cm" fo:border="none"/>
    </style:style>
    <style:style style:name="Table171.A6" style:family="table-cell">
      <style:table-cell-properties style:vertical-align="middle" fo:padding-left="0.503cm" fo:padding-right="0.265cm" fo:padding-top="0.132cm" fo:padding-bottom="0.265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1.397cm" fo:margin-left="0cm" fo:margin-top="0cm" fo:margin-bottom="0cm" table:align="left" style:writing-mode="lr-tb"/>
    </style:style>
    <style:style style:name="Table167.A" style:family="table-column">
      <style:table-column-properties style:column-width="1.397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9.312cm" fo:margin-left="0cm" fo:margin-top="0cm" fo:margin-bottom="0cm" table:align="left" style:writing-mode="lr-tb"/>
    </style:style>
    <style:style style:name="Table168.A" style:family="table-column">
      <style:table-column-properties style:column-width="9.312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397cm" fo:margin-left="0cm" fo:margin-top="0cm" fo:margin-bottom="0cm" table:align="left" style:writing-mode="lr-tb"/>
    </style:style>
    <style:style style:name="Table170.A" style:family="table-column">
      <style:table-column-properties style:column-width="1.397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1.397cm" fo:margin-left="0cm" fo:margin-top="0cm" fo:margin-bottom="0cm" table:align="left" style:writing-mode="lr-tb"/>
    </style:style>
    <style:style style:name="Table167.A" style:family="table-column">
      <style:table-column-properties style:column-width="1.397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9.312cm" fo:margin-left="0cm" fo:margin-top="0cm" fo:margin-bottom="0cm" table:align="left" style:writing-mode="lr-tb"/>
    </style:style>
    <style:style style:name="Table168.A" style:family="table-column">
      <style:table-column-properties style:column-width="9.312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397cm" fo:margin-left="0cm" fo:margin-top="0cm" fo:margin-bottom="0cm" table:align="left" style:writing-mode="lr-tb"/>
    </style:style>
    <style:style style:name="Table170.A" style:family="table-column">
      <style:table-column-properties style:column-width="1.397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6" style:family="table">
      <style:table-properties style:width="15.921cm" style:rel-width="100%" fo:margin-left="0cm" fo:margin-top="0cm" fo:margin-bottom="0cm" table:align="left" style:writing-mode="lr-tb"/>
    </style:style>
    <style:style style:name="Table176.A" style:family="table-column">
      <style:table-column-properties style:column-width="1.141cm" style:rel-column-width="4698*"/>
    </style:style>
    <style:style style:name="Table176.B" style:family="table-column">
      <style:table-column-properties style:column-width="14.168cm" style:rel-column-width="58320*"/>
    </style:style>
    <style:style style:name="Table176.C" style:family="table-column">
      <style:table-column-properties style:column-width="0.612cm" style:rel-column-width="2517*"/>
    </style:style>
    <style:style style:name="Table176.1" style:family="table-row">
      <style:table-row-properties fo:keep-together="auto"/>
    </style:style>
    <style:style style:name="Table176.A1" style:family="table-cell">
      <style:table-cell-properties fo:background-color="#d8e4f3" fo:padding="0.265cm" fo:border="none">
        <style:background-image/>
      </style:table-cell-properties>
    </style:style>
    <style:style style:name="Table1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6.C1" style:family="table-cell">
      <style:table-cell-properties fo:padding="0cm" fo:border="none"/>
    </style:style>
    <style:style style:name="Table176.A2" style:family="table-cell">
      <style:table-cell-properties style:vertical-align="middle" fo:padding-left="0.529cm" fo:padding-right="0.265cm" fo:padding-top="0.265cm" fo:padding-bottom="0.265cm" fo:border="none"/>
    </style:style>
    <style:style style:name="Table176.A3" style:family="table-cell">
      <style:table-cell-properties style:vertical-align="middle" fo:padding-left="0.503cm" fo:padding-right="0.265cm" fo:padding-top="0.132cm" fo:padding-bottom="0.265cm" fo:border="none"/>
    </style:style>
    <style:style style:name="Table176.C4" style:family="table-cell">
      <style:table-cell-properties fo:padding="0cm" fo:border="none"/>
    </style:style>
    <style:style style:name="Table176.A5" style:family="table-cell">
      <style:table-cell-properties style:vertical-align="middle" fo:padding-left="0.529cm" fo:padding-right="0.265cm" fo:padding-top="0.265cm" fo:padding-bottom="0.265cm" fo:border="none"/>
    </style:style>
    <style:style style:name="Table176.A6" style:family="table-cell">
      <style:table-cell-properties style:vertical-align="middle" fo:padding-left="0.503cm" fo:padding-right="0.265cm" fo:padding-top="0.132cm" fo:padding-bottom="0.265cm" fo:border="none"/>
    </style:style>
    <style:style style:name="Table172" style:family="table">
      <style:table-properties style:width="1.164cm" fo:margin-left="0cm" fo:margin-top="0cm" fo:margin-bottom="0cm" table:align="left" style:writing-mode="lr-tb"/>
    </style:style>
    <style:style style:name="Table172.A" style:family="table-column">
      <style:table-column-properties style:column-width="1.164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1.397cm" fo:margin-left="0cm" fo:margin-top="0cm" fo:margin-bottom="0cm" table:align="left" style:writing-mode="lr-tb"/>
    </style:style>
    <style:style style:name="Table173.A" style:family="table-column">
      <style:table-column-properties style:column-width="1.397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1.164cm" fo:margin-left="0cm" fo:margin-top="0cm" fo:margin-bottom="0cm" table:align="left" style:writing-mode="lr-tb"/>
    </style:style>
    <style:style style:name="Table174.A" style:family="table-column">
      <style:table-column-properties style:column-width="1.164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397cm" fo:margin-left="0cm" fo:margin-top="0cm" fo:margin-bottom="0cm" table:align="left" style:writing-mode="lr-tb"/>
    </style:style>
    <style:style style:name="Table175.A" style:family="table-column">
      <style:table-column-properties style:column-width="1.397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2" style:family="table">
      <style:table-properties style:width="1.164cm" fo:margin-left="0cm" fo:margin-top="0cm" fo:margin-bottom="0cm" table:align="left" style:writing-mode="lr-tb"/>
    </style:style>
    <style:style style:name="Table172.A" style:family="table-column">
      <style:table-column-properties style:column-width="1.164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1.397cm" fo:margin-left="0cm" fo:margin-top="0cm" fo:margin-bottom="0cm" table:align="left" style:writing-mode="lr-tb"/>
    </style:style>
    <style:style style:name="Table173.A" style:family="table-column">
      <style:table-column-properties style:column-width="1.397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1.164cm" fo:margin-left="0cm" fo:margin-top="0cm" fo:margin-bottom="0cm" table:align="left" style:writing-mode="lr-tb"/>
    </style:style>
    <style:style style:name="Table174.A" style:family="table-column">
      <style:table-column-properties style:column-width="1.164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397cm" fo:margin-left="0cm" fo:margin-top="0cm" fo:margin-bottom="0cm" table:align="left" style:writing-mode="lr-tb"/>
    </style:style>
    <style:style style:name="Table175.A" style:family="table-column">
      <style:table-column-properties style:column-width="1.397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81" style:family="table">
      <style:table-properties style:width="15.921cm" style:rel-width="100%" fo:margin-left="0cm" fo:margin-top="0cm" fo:margin-bottom="0cm" table:align="left" style:writing-mode="lr-tb"/>
    </style:style>
    <style:style style:name="Table181.A" style:family="table-column">
      <style:table-column-properties style:column-width="1.141cm" style:rel-column-width="4698*"/>
    </style:style>
    <style:style style:name="Table181.B" style:family="table-column">
      <style:table-column-properties style:column-width="14.168cm" style:rel-column-width="58320*"/>
    </style:style>
    <style:style style:name="Table181.C" style:family="table-column">
      <style:table-column-properties style:column-width="0.612cm" style:rel-column-width="2517*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d8e4f3" fo:padding="0.265cm" fo:border="none">
        <style:background-image/>
      </style:table-cell-properties>
    </style:style>
    <style:style style:name="Table1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1.C1" style:family="table-cell">
      <style:table-cell-properties fo:padding="0cm" fo:border="none"/>
    </style:style>
    <style:style style:name="Table181.A2" style:family="table-cell">
      <style:table-cell-properties style:vertical-align="middle" fo:padding-left="0.529cm" fo:padding-right="0.265cm" fo:padding-top="0.265cm" fo:padding-bottom="0.265cm" fo:border="none"/>
    </style:style>
    <style:style style:name="Table181.A3" style:family="table-cell">
      <style:table-cell-properties style:vertical-align="middle" fo:padding-left="0.503cm" fo:padding-right="0.265cm" fo:padding-top="0.132cm" fo:padding-bottom="0.265cm" fo:border="none"/>
    </style:style>
    <style:style style:name="Table181.C4" style:family="table-cell">
      <style:table-cell-properties fo:padding="0cm" fo:border="none"/>
    </style:style>
    <style:style style:name="Table181.A5" style:family="table-cell">
      <style:table-cell-properties style:vertical-align="middle" fo:padding-left="0.529cm" fo:padding-right="0.265cm" fo:padding-top="0.265cm" fo:padding-bottom="0.265cm" fo:border="none"/>
    </style:style>
    <style:style style:name="Table181.A6" style:family="table-cell">
      <style:table-cell-properties style:vertical-align="middle" fo:padding-left="0.503cm" fo:padding-right="0.265cm" fo:padding-top="0.132cm" fo:padding-bottom="0.265cm" fo:border="none"/>
    </style:style>
    <style:style style:name="Table177" style:family="table">
      <style:table-properties style:width="1.164cm" fo:margin-left="0cm" fo:margin-top="0cm" fo:margin-bottom="0cm" table:align="left" style:writing-mode="lr-tb"/>
    </style:style>
    <style:style style:name="Table177.A" style:family="table-column">
      <style:table-column-properties style:column-width="1.164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1.397cm" fo:margin-left="0cm" fo:margin-top="0cm" fo:margin-bottom="0cm" table:align="left" style:writing-mode="lr-tb"/>
    </style:style>
    <style:style style:name="Table178.A" style:family="table-column">
      <style:table-column-properties style:column-width="1.397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1.164cm" fo:margin-left="0cm" fo:margin-top="0cm" fo:margin-bottom="0cm" table:align="left" style:writing-mode="lr-tb"/>
    </style:style>
    <style:style style:name="Table179.A" style:family="table-column">
      <style:table-column-properties style:column-width="1.164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397cm" fo:margin-left="0cm" fo:margin-top="0cm" fo:margin-bottom="0cm" table:align="left" style:writing-mode="lr-tb"/>
    </style:style>
    <style:style style:name="Table180.A" style:family="table-column">
      <style:table-column-properties style:column-width="1.397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77" style:family="table">
      <style:table-properties style:width="1.164cm" fo:margin-left="0cm" fo:margin-top="0cm" fo:margin-bottom="0cm" table:align="left" style:writing-mode="lr-tb"/>
    </style:style>
    <style:style style:name="Table177.A" style:family="table-column">
      <style:table-column-properties style:column-width="1.164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1.397cm" fo:margin-left="0cm" fo:margin-top="0cm" fo:margin-bottom="0cm" table:align="left" style:writing-mode="lr-tb"/>
    </style:style>
    <style:style style:name="Table178.A" style:family="table-column">
      <style:table-column-properties style:column-width="1.397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1.164cm" fo:margin-left="0cm" fo:margin-top="0cm" fo:margin-bottom="0cm" table:align="left" style:writing-mode="lr-tb"/>
    </style:style>
    <style:style style:name="Table179.A" style:family="table-column">
      <style:table-column-properties style:column-width="1.164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397cm" fo:margin-left="0cm" fo:margin-top="0cm" fo:margin-bottom="0cm" table:align="left" style:writing-mode="lr-tb"/>
    </style:style>
    <style:style style:name="Table180.A" style:family="table-column">
      <style:table-column-properties style:column-width="1.397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6" style:family="table">
      <style:table-properties style:width="15.921cm" style:rel-width="100%" fo:margin-left="0cm" fo:margin-top="0cm" fo:margin-bottom="0cm" table:align="left" style:writing-mode="lr-tb"/>
    </style:style>
    <style:style style:name="Table186.A" style:family="table-column">
      <style:table-column-properties style:column-width="1.138cm" style:rel-column-width="4685*"/>
    </style:style>
    <style:style style:name="Table186.B" style:family="table-column">
      <style:table-column-properties style:column-width="14.196cm" style:rel-column-width="58431*"/>
    </style:style>
    <style:style style:name="Table186.C" style:family="table-column">
      <style:table-column-properties style:column-width="0.587cm" style:rel-column-width="2419*"/>
    </style:style>
    <style:style style:name="Table186.1" style:family="table-row">
      <style:table-row-properties fo:keep-together="auto"/>
    </style:style>
    <style:style style:name="Table186.A1" style:family="table-cell">
      <style:table-cell-properties fo:background-color="#d8e4f3" fo:padding="0.265cm" fo:border="none">
        <style:background-image/>
      </style:table-cell-properties>
    </style:style>
    <style:style style:name="Table18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6.C1" style:family="table-cell">
      <style:table-cell-properties fo:padding="0cm" fo:border="none"/>
    </style:style>
    <style:style style:name="Table186.A2" style:family="table-cell">
      <style:table-cell-properties style:vertical-align="middle" fo:padding-left="0.529cm" fo:padding-right="0.265cm" fo:padding-top="0.265cm" fo:padding-bottom="0.265cm" fo:border="none"/>
    </style:style>
    <style:style style:name="Table186.A3" style:family="table-cell">
      <style:table-cell-properties style:vertical-align="middle" fo:padding-left="0.503cm" fo:padding-right="0.265cm" fo:padding-top="0.132cm" fo:padding-bottom="0.265cm" fo:border="none"/>
    </style:style>
    <style:style style:name="Table186.C4" style:family="table-cell">
      <style:table-cell-properties fo:padding="0cm" fo:border="none"/>
    </style:style>
    <style:style style:name="Table186.A5" style:family="table-cell">
      <style:table-cell-properties style:vertical-align="middle" fo:padding-left="0.529cm" fo:padding-right="0.265cm" fo:padding-top="0.265cm" fo:padding-bottom="0.265cm" fo:border="none"/>
    </style:style>
    <style:style style:name="Table186.A6" style:family="table-cell">
      <style:table-cell-properties style:vertical-align="middle" fo:padding-left="0.503cm" fo:padding-right="0.265cm" fo:padding-top="0.132cm" fo:padding-bottom="0.265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1.397cm" fo:margin-left="0cm" fo:margin-top="0cm" fo:margin-bottom="0cm" table:align="left" style:writing-mode="lr-tb"/>
    </style:style>
    <style:style style:name="Table183.A" style:family="table-column">
      <style:table-column-properties style:column-width="1.39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164cm" fo:margin-left="0cm" fo:margin-top="0cm" fo:margin-bottom="0cm" table:align="left" style:writing-mode="lr-tb"/>
    </style:style>
    <style:style style:name="Table184.A" style:family="table-column">
      <style:table-column-properties style:column-width="1.164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1.397cm" fo:margin-left="0cm" fo:margin-top="0cm" fo:margin-bottom="0cm" table:align="left" style:writing-mode="lr-tb"/>
    </style:style>
    <style:style style:name="Table185.A" style:family="table-column">
      <style:table-column-properties style:column-width="1.397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1.397cm" fo:margin-left="0cm" fo:margin-top="0cm" fo:margin-bottom="0cm" table:align="left" style:writing-mode="lr-tb"/>
    </style:style>
    <style:style style:name="Table183.A" style:family="table-column">
      <style:table-column-properties style:column-width="1.39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164cm" fo:margin-left="0cm" fo:margin-top="0cm" fo:margin-bottom="0cm" table:align="left" style:writing-mode="lr-tb"/>
    </style:style>
    <style:style style:name="Table184.A" style:family="table-column">
      <style:table-column-properties style:column-width="1.164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1.397cm" fo:margin-left="0cm" fo:margin-top="0cm" fo:margin-bottom="0cm" table:align="left" style:writing-mode="lr-tb"/>
    </style:style>
    <style:style style:name="Table185.A" style:family="table-column">
      <style:table-column-properties style:column-width="1.397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91" style:family="table">
      <style:table-properties style:width="15.921cm" style:rel-width="100%" fo:margin-left="0cm" fo:margin-top="0cm" fo:margin-bottom="0cm" table:align="left" style:writing-mode="lr-tb"/>
    </style:style>
    <style:style style:name="Table191.A" style:family="table-column">
      <style:table-column-properties style:column-width="1.138cm" style:rel-column-width="4685*"/>
    </style:style>
    <style:style style:name="Table191.B" style:family="table-column">
      <style:table-column-properties style:column-width="14.182cm" style:rel-column-width="58379*"/>
    </style:style>
    <style:style style:name="Table191.C" style:family="table-column">
      <style:table-column-properties style:column-width="0.6cm" style:rel-column-width="2471*"/>
    </style:style>
    <style:style style:name="Table191.1" style:family="table-row">
      <style:table-row-properties fo:keep-together="auto"/>
    </style:style>
    <style:style style:name="Table191.A1" style:family="table-cell">
      <style:table-cell-properties fo:background-color="#d8e4f3" fo:padding="0.265cm" fo:border="none">
        <style:background-image/>
      </style:table-cell-properties>
    </style:style>
    <style:style style:name="Table19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1.C1" style:family="table-cell">
      <style:table-cell-properties fo:padding="0cm" fo:border="none"/>
    </style:style>
    <style:style style:name="Table191.A2" style:family="table-cell">
      <style:table-cell-properties style:vertical-align="middle" fo:padding-left="0.529cm" fo:padding-right="0.265cm" fo:padding-top="0.265cm" fo:padding-bottom="0.265cm" fo:border="none"/>
    </style:style>
    <style:style style:name="Table191.A3" style:family="table-cell">
      <style:table-cell-properties style:vertical-align="middle" fo:padding-left="0.503cm" fo:padding-right="0.265cm" fo:padding-top="0.132cm" fo:padding-bottom="0.265cm" fo:border="none"/>
    </style:style>
    <style:style style:name="Table191.C4" style:family="table-cell">
      <style:table-cell-properties fo:padding="0cm" fo:border="none"/>
    </style:style>
    <style:style style:name="Table191.A5" style:family="table-cell">
      <style:table-cell-properties style:vertical-align="middle" fo:padding-left="0.529cm" fo:padding-right="0.265cm" fo:padding-top="0.265cm" fo:padding-bottom="0.265cm" fo:border="none"/>
    </style:style>
    <style:style style:name="Table191.A6" style:family="table-cell">
      <style:table-cell-properties style:vertical-align="middle" fo:padding-left="0.503cm" fo:padding-right="0.265cm" fo:padding-top="0.132cm" fo:padding-bottom="0.265cm" fo:border="none"/>
    </style:style>
    <style:style style:name="Table187" style:family="table">
      <style:table-properties style:width="1.164cm" fo:margin-left="0cm" fo:margin-top="0cm" fo:margin-bottom="0cm" table:align="left" style:writing-mode="lr-tb"/>
    </style:style>
    <style:style style:name="Table187.A" style:family="table-column">
      <style:table-column-properties style:column-width="1.164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1.397cm" fo:margin-left="0cm" fo:margin-top="0cm" fo:margin-bottom="0cm" table:align="left" style:writing-mode="lr-tb"/>
    </style:style>
    <style:style style:name="Table188.A" style:family="table-column">
      <style:table-column-properties style:column-width="1.397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164cm" fo:margin-left="0cm" fo:margin-top="0cm" fo:margin-bottom="0cm" table:align="left" style:writing-mode="lr-tb"/>
    </style:style>
    <style:style style:name="Table189.A" style:family="table-column">
      <style:table-column-properties style:column-width="1.16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397cm" fo:margin-left="0cm" fo:margin-top="0cm" fo:margin-bottom="0cm" table:align="left" style:writing-mode="lr-tb"/>
    </style:style>
    <style:style style:name="Table190.A" style:family="table-column">
      <style:table-column-properties style:column-width="1.397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87" style:family="table">
      <style:table-properties style:width="1.164cm" fo:margin-left="0cm" fo:margin-top="0cm" fo:margin-bottom="0cm" table:align="left" style:writing-mode="lr-tb"/>
    </style:style>
    <style:style style:name="Table187.A" style:family="table-column">
      <style:table-column-properties style:column-width="1.164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1.397cm" fo:margin-left="0cm" fo:margin-top="0cm" fo:margin-bottom="0cm" table:align="left" style:writing-mode="lr-tb"/>
    </style:style>
    <style:style style:name="Table188.A" style:family="table-column">
      <style:table-column-properties style:column-width="1.397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164cm" fo:margin-left="0cm" fo:margin-top="0cm" fo:margin-bottom="0cm" table:align="left" style:writing-mode="lr-tb"/>
    </style:style>
    <style:style style:name="Table189.A" style:family="table-column">
      <style:table-column-properties style:column-width="1.16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397cm" fo:margin-left="0cm" fo:margin-top="0cm" fo:margin-bottom="0cm" table:align="left" style:writing-mode="lr-tb"/>
    </style:style>
    <style:style style:name="Table190.A" style:family="table-column">
      <style:table-column-properties style:column-width="1.397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6" style:family="table">
      <style:table-properties style:width="15.921cm" style:rel-width="100%" fo:margin-left="0cm" fo:margin-top="0cm" fo:margin-bottom="0cm" table:align="left" style:writing-mode="lr-tb"/>
    </style:style>
    <style:style style:name="Table196.A" style:family="table-column">
      <style:table-column-properties style:column-width="1.138cm" style:rel-column-width="4685*"/>
    </style:style>
    <style:style style:name="Table196.B" style:family="table-column">
      <style:table-column-properties style:column-width="14.18cm" style:rel-column-width="58372*"/>
    </style:style>
    <style:style style:name="Table196.C" style:family="table-column">
      <style:table-column-properties style:column-width="0.601cm" style:rel-column-width="2478*"/>
    </style:style>
    <style:style style:name="Table196.1" style:family="table-row">
      <style:table-row-properties fo:keep-together="auto"/>
    </style:style>
    <style:style style:name="Table196.A1" style:family="table-cell">
      <style:table-cell-properties fo:background-color="#d8e4f3" fo:padding="0.265cm" fo:border="none">
        <style:background-image/>
      </style:table-cell-properties>
    </style:style>
    <style:style style:name="Table19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6.C1" style:family="table-cell">
      <style:table-cell-properties fo:padding="0cm" fo:border="none"/>
    </style:style>
    <style:style style:name="Table196.A2" style:family="table-cell">
      <style:table-cell-properties style:vertical-align="middle" fo:padding-left="0.529cm" fo:padding-right="0.265cm" fo:padding-top="0.265cm" fo:padding-bottom="0.265cm" fo:border="none"/>
    </style:style>
    <style:style style:name="Table196.A3" style:family="table-cell">
      <style:table-cell-properties style:vertical-align="middle" fo:padding-left="0.503cm" fo:padding-right="0.265cm" fo:padding-top="0.132cm" fo:padding-bottom="0.265cm" fo:border="none"/>
    </style:style>
    <style:style style:name="Table196.C4" style:family="table-cell">
      <style:table-cell-properties fo:padding="0cm" fo:border="none"/>
    </style:style>
    <style:style style:name="Table196.A5" style:family="table-cell">
      <style:table-cell-properties style:vertical-align="middle" fo:padding-left="0.529cm" fo:padding-right="0.265cm" fo:padding-top="0.265cm" fo:padding-bottom="0.265cm" fo:border="none"/>
    </style:style>
    <style:style style:name="Table196.A6" style:family="table-cell">
      <style:table-cell-properties style:vertical-align="middle" fo:padding-left="0.503cm" fo:padding-right="0.265cm" fo:padding-top="0.132cm" fo:padding-bottom="0.265cm" fo:border="none"/>
    </style:style>
    <style:style style:name="Table192" style:family="table">
      <style:table-properties style:width="1.164cm" fo:margin-left="0cm" fo:margin-top="0cm" fo:margin-bottom="0cm" table:align="left" style:writing-mode="lr-tb"/>
    </style:style>
    <style:style style:name="Table192.A" style:family="table-column">
      <style:table-column-properties style:column-width="1.164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397cm" fo:margin-left="0cm" fo:margin-top="0cm" fo:margin-bottom="0cm" table:align="left" style:writing-mode="lr-tb"/>
    </style:style>
    <style:style style:name="Table193.A" style:family="table-column">
      <style:table-column-properties style:column-width="1.397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1.164cm" fo:margin-left="0cm" fo:margin-top="0cm" fo:margin-bottom="0cm" table:align="left" style:writing-mode="lr-tb"/>
    </style:style>
    <style:style style:name="Table194.A" style:family="table-column">
      <style:table-column-properties style:column-width="1.164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1.397cm" fo:margin-left="0cm" fo:margin-top="0cm" fo:margin-bottom="0cm" table:align="left" style:writing-mode="lr-tb"/>
    </style:style>
    <style:style style:name="Table195.A" style:family="table-column">
      <style:table-column-properties style:column-width="1.397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2" style:family="table">
      <style:table-properties style:width="1.164cm" fo:margin-left="0cm" fo:margin-top="0cm" fo:margin-bottom="0cm" table:align="left" style:writing-mode="lr-tb"/>
    </style:style>
    <style:style style:name="Table192.A" style:family="table-column">
      <style:table-column-properties style:column-width="1.164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397cm" fo:margin-left="0cm" fo:margin-top="0cm" fo:margin-bottom="0cm" table:align="left" style:writing-mode="lr-tb"/>
    </style:style>
    <style:style style:name="Table193.A" style:family="table-column">
      <style:table-column-properties style:column-width="1.397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1.164cm" fo:margin-left="0cm" fo:margin-top="0cm" fo:margin-bottom="0cm" table:align="left" style:writing-mode="lr-tb"/>
    </style:style>
    <style:style style:name="Table194.A" style:family="table-column">
      <style:table-column-properties style:column-width="1.164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1.397cm" fo:margin-left="0cm" fo:margin-top="0cm" fo:margin-bottom="0cm" table:align="left" style:writing-mode="lr-tb"/>
    </style:style>
    <style:style style:name="Table195.A" style:family="table-column">
      <style:table-column-properties style:column-width="1.397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201" style:family="table">
      <style:table-properties style:width="15.921cm" style:rel-width="100%" fo:margin-left="0cm" fo:margin-top="0cm" fo:margin-bottom="0cm" table:align="left" style:writing-mode="lr-tb"/>
    </style:style>
    <style:style style:name="Table201.A" style:family="table-column">
      <style:table-column-properties style:column-width="1.138cm" style:rel-column-width="4685*"/>
    </style:style>
    <style:style style:name="Table201.B" style:family="table-column">
      <style:table-column-properties style:column-width="14.18cm" style:rel-column-width="58372*"/>
    </style:style>
    <style:style style:name="Table201.C" style:family="table-column">
      <style:table-column-properties style:column-width="0.601cm" style:rel-column-width="2478*"/>
    </style:style>
    <style:style style:name="Table201.1" style:family="table-row">
      <style:table-row-properties fo:keep-together="auto"/>
    </style:style>
    <style:style style:name="Table201.A1" style:family="table-cell">
      <style:table-cell-properties fo:background-color="#d8e4f3" fo:padding="0.265cm" fo:border="none">
        <style:background-image/>
      </style:table-cell-properties>
    </style:style>
    <style:style style:name="Table20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1.C1" style:family="table-cell">
      <style:table-cell-properties fo:padding="0cm" fo:border="none"/>
    </style:style>
    <style:style style:name="Table201.A2" style:family="table-cell">
      <style:table-cell-properties style:vertical-align="middle" fo:padding-left="0.529cm" fo:padding-right="0.265cm" fo:padding-top="0.265cm" fo:padding-bottom="0.265cm" fo:border="none"/>
    </style:style>
    <style:style style:name="Table201.A3" style:family="table-cell">
      <style:table-cell-properties style:vertical-align="middle" fo:padding-left="0.503cm" fo:padding-right="0.265cm" fo:padding-top="0.132cm" fo:padding-bottom="0.265cm" fo:border="none"/>
    </style:style>
    <style:style style:name="Table201.C4" style:family="table-cell">
      <style:table-cell-properties fo:padding="0cm" fo:border="none"/>
    </style:style>
    <style:style style:name="Table201.A5" style:family="table-cell">
      <style:table-cell-properties style:vertical-align="middle" fo:padding-left="0.529cm" fo:padding-right="0.265cm" fo:padding-top="0.265cm" fo:padding-bottom="0.265cm" fo:border="none"/>
    </style:style>
    <style:style style:name="Table201.A6" style:family="table-cell">
      <style:table-cell-properties style:vertical-align="middle" fo:padding-left="0.503cm" fo:padding-right="0.265cm" fo:padding-top="0.132cm" fo:padding-bottom="0.265cm" fo:border="none"/>
    </style:style>
    <style:style style:name="Table197" style:family="table">
      <style:table-properties style:width="1.164cm" fo:margin-left="0cm" fo:margin-top="0cm" fo:margin-bottom="0cm" table:align="left" style:writing-mode="lr-tb"/>
    </style:style>
    <style:style style:name="Table197.A" style:family="table-column">
      <style:table-column-properties style:column-width="1.16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397cm" fo:margin-left="0cm" fo:margin-top="0cm" fo:margin-bottom="0cm" table:align="left" style:writing-mode="lr-tb"/>
    </style:style>
    <style:style style:name="Table198.A" style:family="table-column">
      <style:table-column-properties style:column-width="1.397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164cm" fo:margin-left="0cm" fo:margin-top="0cm" fo:margin-bottom="0cm" table:align="left" style:writing-mode="lr-tb"/>
    </style:style>
    <style:style style:name="Table199.A" style:family="table-column">
      <style:table-column-properties style:column-width="1.164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397cm" fo:margin-left="0cm" fo:margin-top="0cm" fo:margin-bottom="0cm" table:align="left" style:writing-mode="lr-tb"/>
    </style:style>
    <style:style style:name="Table200.A" style:family="table-column">
      <style:table-column-properties style:column-width="1.397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197" style:family="table">
      <style:table-properties style:width="1.164cm" fo:margin-left="0cm" fo:margin-top="0cm" fo:margin-bottom="0cm" table:align="left" style:writing-mode="lr-tb"/>
    </style:style>
    <style:style style:name="Table197.A" style:family="table-column">
      <style:table-column-properties style:column-width="1.16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397cm" fo:margin-left="0cm" fo:margin-top="0cm" fo:margin-bottom="0cm" table:align="left" style:writing-mode="lr-tb"/>
    </style:style>
    <style:style style:name="Table198.A" style:family="table-column">
      <style:table-column-properties style:column-width="1.397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164cm" fo:margin-left="0cm" fo:margin-top="0cm" fo:margin-bottom="0cm" table:align="left" style:writing-mode="lr-tb"/>
    </style:style>
    <style:style style:name="Table199.A" style:family="table-column">
      <style:table-column-properties style:column-width="1.164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397cm" fo:margin-left="0cm" fo:margin-top="0cm" fo:margin-bottom="0cm" table:align="left" style:writing-mode="lr-tb"/>
    </style:style>
    <style:style style:name="Table200.A" style:family="table-column">
      <style:table-column-properties style:column-width="1.397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6" style:family="table">
      <style:table-properties style:width="15.921cm" style:rel-width="100%" fo:margin-left="0cm" fo:margin-top="0cm" fo:margin-bottom="0cm" table:align="left" style:writing-mode="lr-tb"/>
    </style:style>
    <style:style style:name="Table206.A" style:family="table-column">
      <style:table-column-properties style:column-width="1.138cm" style:rel-column-width="4685*"/>
    </style:style>
    <style:style style:name="Table206.B" style:family="table-column">
      <style:table-column-properties style:column-width="14.18cm" style:rel-column-width="58372*"/>
    </style:style>
    <style:style style:name="Table206.C" style:family="table-column">
      <style:table-column-properties style:column-width="0.601cm" style:rel-column-width="2478*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#d8e4f3" fo:padding="0.265cm" fo:border="none">
        <style:background-image/>
      </style:table-cell-properties>
    </style:style>
    <style:style style:name="Table20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6.C1" style:family="table-cell">
      <style:table-cell-properties fo:padding="0cm" fo:border="none"/>
    </style:style>
    <style:style style:name="Table206.A2" style:family="table-cell">
      <style:table-cell-properties style:vertical-align="middle" fo:padding-left="0.529cm" fo:padding-right="0.265cm" fo:padding-top="0.265cm" fo:padding-bottom="0.265cm" fo:border="none"/>
    </style:style>
    <style:style style:name="Table206.A3" style:family="table-cell">
      <style:table-cell-properties style:vertical-align="middle" fo:padding-left="0.503cm" fo:padding-right="0.265cm" fo:padding-top="0.132cm" fo:padding-bottom="0.265cm" fo:border="none"/>
    </style:style>
    <style:style style:name="Table206.C4" style:family="table-cell">
      <style:table-cell-properties fo:padding="0cm" fo:border="none"/>
    </style:style>
    <style:style style:name="Table206.A5" style:family="table-cell">
      <style:table-cell-properties style:vertical-align="middle" fo:padding-left="0.529cm" fo:padding-right="0.265cm" fo:padding-top="0.265cm" fo:padding-bottom="0.265cm" fo:border="none"/>
    </style:style>
    <style:style style:name="Table206.A6" style:family="table-cell">
      <style:table-cell-properties style:vertical-align="middle" fo:padding-left="0.503cm" fo:padding-right="0.265cm" fo:padding-top="0.132cm" fo:padding-bottom="0.265cm" fo:border="none"/>
    </style:style>
    <style:style style:name="Table202" style:family="table">
      <style:table-properties style:width="1.164cm" fo:margin-left="0cm" fo:margin-top="0cm" fo:margin-bottom="0cm" table:align="left" style:writing-mode="lr-tb"/>
    </style:style>
    <style:style style:name="Table202.A" style:family="table-column">
      <style:table-column-properties style:column-width="1.16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397cm" fo:margin-left="0cm" fo:margin-top="0cm" fo:margin-bottom="0cm" table:align="left" style:writing-mode="lr-tb"/>
    </style:style>
    <style:style style:name="Table203.A" style:family="table-column">
      <style:table-column-properties style:column-width="1.39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164cm" fo:margin-left="0cm" fo:margin-top="0cm" fo:margin-bottom="0cm" table:align="left" style:writing-mode="lr-tb"/>
    </style:style>
    <style:style style:name="Table204.A" style:family="table-column">
      <style:table-column-properties style:column-width="1.16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1.397cm" fo:margin-left="0cm" fo:margin-top="0cm" fo:margin-bottom="0cm" table:align="left" style:writing-mode="lr-tb"/>
    </style:style>
    <style:style style:name="Table205.A" style:family="table-column">
      <style:table-column-properties style:column-width="1.397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2" style:family="table">
      <style:table-properties style:width="1.164cm" fo:margin-left="0cm" fo:margin-top="0cm" fo:margin-bottom="0cm" table:align="left" style:writing-mode="lr-tb"/>
    </style:style>
    <style:style style:name="Table202.A" style:family="table-column">
      <style:table-column-properties style:column-width="1.16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397cm" fo:margin-left="0cm" fo:margin-top="0cm" fo:margin-bottom="0cm" table:align="left" style:writing-mode="lr-tb"/>
    </style:style>
    <style:style style:name="Table203.A" style:family="table-column">
      <style:table-column-properties style:column-width="1.39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164cm" fo:margin-left="0cm" fo:margin-top="0cm" fo:margin-bottom="0cm" table:align="left" style:writing-mode="lr-tb"/>
    </style:style>
    <style:style style:name="Table204.A" style:family="table-column">
      <style:table-column-properties style:column-width="1.16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1.397cm" fo:margin-left="0cm" fo:margin-top="0cm" fo:margin-bottom="0cm" table:align="left" style:writing-mode="lr-tb"/>
    </style:style>
    <style:style style:name="Table205.A" style:family="table-column">
      <style:table-column-properties style:column-width="1.397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11" style:family="table">
      <style:table-properties style:width="15.921cm" style:rel-width="100%" fo:margin-left="0cm" fo:margin-top="0cm" fo:margin-bottom="0cm" table:align="left" style:writing-mode="lr-tb"/>
    </style:style>
    <style:style style:name="Table211.A" style:family="table-column">
      <style:table-column-properties style:column-width="1.138cm" style:rel-column-width="4685*"/>
    </style:style>
    <style:style style:name="Table211.B" style:family="table-column">
      <style:table-column-properties style:column-width="14.178cm" style:rel-column-width="58359*"/>
    </style:style>
    <style:style style:name="Table211.C" style:family="table-column">
      <style:table-column-properties style:column-width="0.605cm" style:rel-column-width="2491*"/>
    </style:style>
    <style:style style:name="Table211.1" style:family="table-row">
      <style:table-row-properties fo:keep-together="auto"/>
    </style:style>
    <style:style style:name="Table211.A1" style:family="table-cell">
      <style:table-cell-properties fo:background-color="#d8e4f3" fo:padding="0.265cm" fo:border="none">
        <style:background-image/>
      </style:table-cell-properties>
    </style:style>
    <style:style style:name="Table2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1.C1" style:family="table-cell">
      <style:table-cell-properties fo:padding="0cm" fo:border="none"/>
    </style:style>
    <style:style style:name="Table211.A2" style:family="table-cell">
      <style:table-cell-properties style:vertical-align="middle" fo:padding-left="0.529cm" fo:padding-right="0.265cm" fo:padding-top="0.265cm" fo:padding-bottom="0.265cm" fo:border="none"/>
    </style:style>
    <style:style style:name="Table211.A3" style:family="table-cell">
      <style:table-cell-properties style:vertical-align="middle" fo:padding-left="0.503cm" fo:padding-right="0.265cm" fo:padding-top="0.132cm" fo:padding-bottom="0.265cm" fo:border="none"/>
    </style:style>
    <style:style style:name="Table211.C4" style:family="table-cell">
      <style:table-cell-properties fo:padding="0cm" fo:border="none"/>
    </style:style>
    <style:style style:name="Table211.A5" style:family="table-cell">
      <style:table-cell-properties style:vertical-align="middle" fo:padding-left="0.529cm" fo:padding-right="0.265cm" fo:padding-top="0.265cm" fo:padding-bottom="0.265cm" fo:border="none"/>
    </style:style>
    <style:style style:name="Table211.A6" style:family="table-cell">
      <style:table-cell-properties style:vertical-align="middle" fo:padding-left="0.503cm" fo:padding-right="0.265cm" fo:padding-top="0.132cm" fo:padding-bottom="0.265cm" fo:border="none"/>
    </style:style>
    <style:style style:name="Table207" style:family="table">
      <style:table-properties style:width="1.164cm" fo:margin-left="0cm" fo:margin-top="0cm" fo:margin-bottom="0cm" table:align="left" style:writing-mode="lr-tb"/>
    </style:style>
    <style:style style:name="Table207.A" style:family="table-column">
      <style:table-column-properties style:column-width="1.16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397cm" fo:margin-left="0cm" fo:margin-top="0cm" fo:margin-bottom="0cm" table:align="left" style:writing-mode="lr-tb"/>
    </style:style>
    <style:style style:name="Table208.A" style:family="table-column">
      <style:table-column-properties style:column-width="1.397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1.164cm" fo:margin-left="0cm" fo:margin-top="0cm" fo:margin-bottom="0cm" table:align="left" style:writing-mode="lr-tb"/>
    </style:style>
    <style:style style:name="Table209.A" style:family="table-column">
      <style:table-column-properties style:column-width="1.164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1.397cm" fo:margin-left="0cm" fo:margin-top="0cm" fo:margin-bottom="0cm" table:align="left" style:writing-mode="lr-tb"/>
    </style:style>
    <style:style style:name="Table210.A" style:family="table-column">
      <style:table-column-properties style:column-width="1.397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07" style:family="table">
      <style:table-properties style:width="1.164cm" fo:margin-left="0cm" fo:margin-top="0cm" fo:margin-bottom="0cm" table:align="left" style:writing-mode="lr-tb"/>
    </style:style>
    <style:style style:name="Table207.A" style:family="table-column">
      <style:table-column-properties style:column-width="1.16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397cm" fo:margin-left="0cm" fo:margin-top="0cm" fo:margin-bottom="0cm" table:align="left" style:writing-mode="lr-tb"/>
    </style:style>
    <style:style style:name="Table208.A" style:family="table-column">
      <style:table-column-properties style:column-width="1.397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1.164cm" fo:margin-left="0cm" fo:margin-top="0cm" fo:margin-bottom="0cm" table:align="left" style:writing-mode="lr-tb"/>
    </style:style>
    <style:style style:name="Table209.A" style:family="table-column">
      <style:table-column-properties style:column-width="1.164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1.397cm" fo:margin-left="0cm" fo:margin-top="0cm" fo:margin-bottom="0cm" table:align="left" style:writing-mode="lr-tb"/>
    </style:style>
    <style:style style:name="Table210.A" style:family="table-column">
      <style:table-column-properties style:column-width="1.397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6" style:family="table">
      <style:table-properties style:width="15.921cm" style:rel-width="100%" fo:margin-left="0cm" fo:margin-top="0cm" fo:margin-bottom="0cm" table:align="left" style:writing-mode="lr-tb"/>
    </style:style>
    <style:style style:name="Table216.A" style:family="table-column">
      <style:table-column-properties style:column-width="1.125cm" style:rel-column-width="4633*"/>
    </style:style>
    <style:style style:name="Table216.B" style:family="table-column">
      <style:table-column-properties style:column-width="12.638cm" style:rel-column-width="52022*"/>
    </style:style>
    <style:style style:name="Table216.C" style:family="table-column">
      <style:table-column-properties style:column-width="1.632cm" style:rel-column-width="6717*"/>
    </style:style>
    <style:style style:name="Table216.D" style:family="table-column">
      <style:table-column-properties style:column-width="0.526cm" style:rel-column-width="2160*"/>
    </style:style>
    <style:style style:name="Table216.1" style:family="table-row">
      <style:table-row-properties fo:keep-together="auto"/>
    </style:style>
    <style:style style:name="Table216.A1" style:family="table-cell">
      <style:table-cell-properties fo:background-color="#d8e4f3" fo:padding="0.265cm" fo:border="none">
        <style:background-image/>
      </style:table-cell-properties>
    </style:style>
    <style:style style:name="Table2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6.D1" style:family="table-cell">
      <style:table-cell-properties fo:padding="0cm" fo:border="none"/>
    </style:style>
    <style:style style:name="Table216.A2" style:family="table-cell">
      <style:table-cell-properties style:vertical-align="middle" fo:padding-left="0.529cm" fo:padding-right="0.265cm" fo:padding-top="0.265cm" fo:padding-bottom="0.265cm" fo:border="none"/>
    </style:style>
    <style:style style:name="Table216.A3" style:family="table-cell">
      <style:table-cell-properties style:vertical-align="middle" fo:padding-left="0.503cm" fo:padding-right="0.265cm" fo:padding-top="0.132cm" fo:padding-bottom="0.265cm" fo:border="none"/>
    </style:style>
    <style:style style:name="Table216.C4" style:family="table-cell">
      <style:table-cell-properties fo:padding="0cm" fo:border="none"/>
    </style:style>
    <style:style style:name="Table216.D4" style:family="table-cell">
      <style:table-cell-properties fo:padding="0cm" fo:border="none"/>
    </style:style>
    <style:style style:name="Table216.A5" style:family="table-cell">
      <style:table-cell-properties style:vertical-align="middle" fo:padding-left="0.529cm" fo:padding-right="0.265cm" fo:padding-top="0.265cm" fo:padding-bottom="0.265cm" fo:border="none"/>
    </style:style>
    <style:style style:name="Table216.A6" style:family="table-cell">
      <style:table-cell-properties style:vertical-align="middle" fo:padding-left="0.503cm" fo:padding-right="0.265cm" fo:padding-top="0.132cm" fo:padding-bottom="0.265cm" fo:border="none"/>
    </style:style>
    <style:style style:name="Table212" style:family="table">
      <style:table-properties style:width="1.164cm" fo:margin-left="0cm" fo:margin-top="0cm" fo:margin-bottom="0cm" table:align="left" style:writing-mode="lr-tb"/>
    </style:style>
    <style:style style:name="Table212.A" style:family="table-column">
      <style:table-column-properties style:column-width="1.16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1.397cm" fo:margin-left="0cm" fo:margin-top="0cm" fo:margin-bottom="0cm" table:align="left" style:writing-mode="lr-tb"/>
    </style:style>
    <style:style style:name="Table213.A" style:family="table-column">
      <style:table-column-properties style:column-width="1.39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1.164cm" fo:margin-left="0cm" fo:margin-top="0cm" fo:margin-bottom="0cm" table:align="left" style:writing-mode="lr-tb"/>
    </style:style>
    <style:style style:name="Table214.A" style:family="table-column">
      <style:table-column-properties style:column-width="1.16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1.397cm" fo:margin-left="0cm" fo:margin-top="0cm" fo:margin-bottom="0cm" table:align="left" style:writing-mode="lr-tb"/>
    </style:style>
    <style:style style:name="Table215.A" style:family="table-column">
      <style:table-column-properties style:column-width="1.397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2" style:family="table">
      <style:table-properties style:width="1.164cm" fo:margin-left="0cm" fo:margin-top="0cm" fo:margin-bottom="0cm" table:align="left" style:writing-mode="lr-tb"/>
    </style:style>
    <style:style style:name="Table212.A" style:family="table-column">
      <style:table-column-properties style:column-width="1.16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1.397cm" fo:margin-left="0cm" fo:margin-top="0cm" fo:margin-bottom="0cm" table:align="left" style:writing-mode="lr-tb"/>
    </style:style>
    <style:style style:name="Table213.A" style:family="table-column">
      <style:table-column-properties style:column-width="1.39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1.164cm" fo:margin-left="0cm" fo:margin-top="0cm" fo:margin-bottom="0cm" table:align="left" style:writing-mode="lr-tb"/>
    </style:style>
    <style:style style:name="Table214.A" style:family="table-column">
      <style:table-column-properties style:column-width="1.16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1.397cm" fo:margin-left="0cm" fo:margin-top="0cm" fo:margin-bottom="0cm" table:align="left" style:writing-mode="lr-tb"/>
    </style:style>
    <style:style style:name="Table215.A" style:family="table-column">
      <style:table-column-properties style:column-width="1.397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21" style:family="table">
      <style:table-properties style:width="15.921cm" style:rel-width="100%" fo:margin-left="0cm" fo:margin-top="0cm" fo:margin-bottom="0cm" table:align="left" style:writing-mode="lr-tb"/>
    </style:style>
    <style:style style:name="Table221.A" style:family="table-column">
      <style:table-column-properties style:column-width="1.087cm" style:rel-column-width="4476*"/>
    </style:style>
    <style:style style:name="Table221.B" style:family="table-column">
      <style:table-column-properties style:column-width="14.51cm" style:rel-column-width="59728*"/>
    </style:style>
    <style:style style:name="Table221.C" style:family="table-column">
      <style:table-column-properties style:column-width="0.323cm" style:rel-column-width="1331*"/>
    </style:style>
    <style:style style:name="Table221.1" style:family="table-row">
      <style:table-row-properties fo:keep-together="auto"/>
    </style:style>
    <style:style style:name="Table221.A1" style:family="table-cell">
      <style:table-cell-properties fo:background-color="#d8e4f3" fo:padding="0.265cm" fo:border="none">
        <style:background-image/>
      </style:table-cell-properties>
    </style:style>
    <style:style style:name="Table22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1.C1" style:family="table-cell">
      <style:table-cell-properties fo:padding="0cm" fo:border="none"/>
    </style:style>
    <style:style style:name="Table221.A2" style:family="table-cell">
      <style:table-cell-properties style:vertical-align="middle" fo:padding-left="0.529cm" fo:padding-right="0.265cm" fo:padding-top="0.265cm" fo:padding-bottom="0.265cm" fo:border="none"/>
    </style:style>
    <style:style style:name="Table221.A3" style:family="table-cell">
      <style:table-cell-properties style:vertical-align="middle" fo:padding-left="0.503cm" fo:padding-right="0.265cm" fo:padding-top="0.132cm" fo:padding-bottom="0.265cm" fo:border="none"/>
    </style:style>
    <style:style style:name="Table221.C4" style:family="table-cell">
      <style:table-cell-properties fo:padding="0cm" fo:border="none"/>
    </style:style>
    <style:style style:name="Table221.A5" style:family="table-cell">
      <style:table-cell-properties style:vertical-align="middle" fo:padding-left="0.529cm" fo:padding-right="0.265cm" fo:padding-top="0.265cm" fo:padding-bottom="0.265cm" fo:border="none"/>
    </style:style>
    <style:style style:name="Table221.A6" style:family="table-cell">
      <style:table-cell-properties style:vertical-align="middle" fo:padding-left="0.503cm" fo:padding-right="0.265cm" fo:padding-top="0.132cm" fo:padding-bottom="0.265cm" fo:border="none"/>
    </style:style>
    <style:style style:name="Table217" style:family="table">
      <style:table-properties style:width="1.164cm" fo:margin-left="0cm" fo:margin-top="0cm" fo:margin-bottom="0cm" table:align="left" style:writing-mode="lr-tb"/>
    </style:style>
    <style:style style:name="Table217.A" style:family="table-column">
      <style:table-column-properties style:column-width="1.164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1.397cm" fo:margin-left="0cm" fo:margin-top="0cm" fo:margin-bottom="0cm" table:align="left" style:writing-mode="lr-tb"/>
    </style:style>
    <style:style style:name="Table218.A" style:family="table-column">
      <style:table-column-properties style:column-width="1.397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1.164cm" fo:margin-left="0cm" fo:margin-top="0cm" fo:margin-bottom="0cm" table:align="left" style:writing-mode="lr-tb"/>
    </style:style>
    <style:style style:name="Table219.A" style:family="table-column">
      <style:table-column-properties style:column-width="1.164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1.397cm" fo:margin-left="0cm" fo:margin-top="0cm" fo:margin-bottom="0cm" table:align="left" style:writing-mode="lr-tb"/>
    </style:style>
    <style:style style:name="Table220.A" style:family="table-column">
      <style:table-column-properties style:column-width="1.397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17" style:family="table">
      <style:table-properties style:width="1.164cm" fo:margin-left="0cm" fo:margin-top="0cm" fo:margin-bottom="0cm" table:align="left" style:writing-mode="lr-tb"/>
    </style:style>
    <style:style style:name="Table217.A" style:family="table-column">
      <style:table-column-properties style:column-width="1.164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1.397cm" fo:margin-left="0cm" fo:margin-top="0cm" fo:margin-bottom="0cm" table:align="left" style:writing-mode="lr-tb"/>
    </style:style>
    <style:style style:name="Table218.A" style:family="table-column">
      <style:table-column-properties style:column-width="1.397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1.164cm" fo:margin-left="0cm" fo:margin-top="0cm" fo:margin-bottom="0cm" table:align="left" style:writing-mode="lr-tb"/>
    </style:style>
    <style:style style:name="Table219.A" style:family="table-column">
      <style:table-column-properties style:column-width="1.164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1.397cm" fo:margin-left="0cm" fo:margin-top="0cm" fo:margin-bottom="0cm" table:align="left" style:writing-mode="lr-tb"/>
    </style:style>
    <style:style style:name="Table220.A" style:family="table-column">
      <style:table-column-properties style:column-width="1.397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6" style:family="table">
      <style:table-properties style:width="15.921cm" style:rel-width="100%" fo:margin-left="0cm" fo:margin-top="0cm" fo:margin-bottom="0cm" table:align="left" style:writing-mode="lr-tb"/>
    </style:style>
    <style:style style:name="Table226.A" style:family="table-column">
      <style:table-column-properties style:column-width="1.113cm" style:rel-column-width="4580*"/>
    </style:style>
    <style:style style:name="Table226.B" style:family="table-column">
      <style:table-column-properties style:column-width="14.351cm" style:rel-column-width="59074*"/>
    </style:style>
    <style:style style:name="Table226.C" style:family="table-column">
      <style:table-column-properties style:column-width="0.457cm" style:rel-column-width="1881*"/>
    </style:style>
    <style:style style:name="Table226.1" style:family="table-row">
      <style:table-row-properties fo:keep-together="auto"/>
    </style:style>
    <style:style style:name="Table226.A1" style:family="table-cell">
      <style:table-cell-properties fo:background-color="#d8e4f3" fo:padding="0.265cm" fo:border="none">
        <style:background-image/>
      </style:table-cell-properties>
    </style:style>
    <style:style style:name="Table2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6.C1" style:family="table-cell">
      <style:table-cell-properties fo:padding="0cm" fo:border="none"/>
    </style:style>
    <style:style style:name="Table226.A2" style:family="table-cell">
      <style:table-cell-properties style:vertical-align="middle" fo:padding-left="0.529cm" fo:padding-right="0.265cm" fo:padding-top="0.265cm" fo:padding-bottom="0.265cm" fo:border="none"/>
    </style:style>
    <style:style style:name="Table226.A3" style:family="table-cell">
      <style:table-cell-properties style:vertical-align="middle" fo:padding-left="0.503cm" fo:padding-right="0.265cm" fo:padding-top="0.132cm" fo:padding-bottom="0.265cm" fo:border="none"/>
    </style:style>
    <style:style style:name="Table226.C4" style:family="table-cell">
      <style:table-cell-properties fo:padding="0cm" fo:border="none"/>
    </style:style>
    <style:style style:name="Table226.A5" style:family="table-cell">
      <style:table-cell-properties style:vertical-align="middle" fo:padding-left="0.529cm" fo:padding-right="0.265cm" fo:padding-top="0.265cm" fo:padding-bottom="0.265cm" fo:border="none"/>
    </style:style>
    <style:style style:name="Table226.A6" style:family="table-cell">
      <style:table-cell-properties style:vertical-align="middle" fo:padding-left="0.503cm" fo:padding-right="0.265cm" fo:padding-top="0.132cm" fo:padding-bottom="0.265cm" fo:border="none"/>
    </style:style>
    <style:style style:name="Table222" style:family="table">
      <style:table-properties style:width="1.164cm" fo:margin-left="0cm" fo:margin-top="0cm" fo:margin-bottom="0cm" table:align="left" style:writing-mode="lr-tb"/>
    </style:style>
    <style:style style:name="Table222.A" style:family="table-column">
      <style:table-column-properties style:column-width="1.164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3" style:family="table">
      <style:table-properties style:width="1.397cm" fo:margin-left="0cm" fo:margin-top="0cm" fo:margin-bottom="0cm" table:align="left" style:writing-mode="lr-tb"/>
    </style:style>
    <style:style style:name="Table223.A" style:family="table-column">
      <style:table-column-properties style:column-width="1.397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1.164cm" fo:margin-left="0cm" fo:margin-top="0cm" fo:margin-bottom="0cm" table:align="left" style:writing-mode="lr-tb"/>
    </style:style>
    <style:style style:name="Table224.A" style:family="table-column">
      <style:table-column-properties style:column-width="1.16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1.397cm" fo:margin-left="0cm" fo:margin-top="0cm" fo:margin-bottom="0cm" table:align="left" style:writing-mode="lr-tb"/>
    </style:style>
    <style:style style:name="Table225.A" style:family="table-column">
      <style:table-column-properties style:column-width="1.397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2" style:family="table">
      <style:table-properties style:width="1.164cm" fo:margin-left="0cm" fo:margin-top="0cm" fo:margin-bottom="0cm" table:align="left" style:writing-mode="lr-tb"/>
    </style:style>
    <style:style style:name="Table222.A" style:family="table-column">
      <style:table-column-properties style:column-width="1.164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3" style:family="table">
      <style:table-properties style:width="1.397cm" fo:margin-left="0cm" fo:margin-top="0cm" fo:margin-bottom="0cm" table:align="left" style:writing-mode="lr-tb"/>
    </style:style>
    <style:style style:name="Table223.A" style:family="table-column">
      <style:table-column-properties style:column-width="1.397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1.164cm" fo:margin-left="0cm" fo:margin-top="0cm" fo:margin-bottom="0cm" table:align="left" style:writing-mode="lr-tb"/>
    </style:style>
    <style:style style:name="Table224.A" style:family="table-column">
      <style:table-column-properties style:column-width="1.16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1.397cm" fo:margin-left="0cm" fo:margin-top="0cm" fo:margin-bottom="0cm" table:align="left" style:writing-mode="lr-tb"/>
    </style:style>
    <style:style style:name="Table225.A" style:family="table-column">
      <style:table-column-properties style:column-width="1.397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31" style:family="table">
      <style:table-properties style:width="15.921cm" style:rel-width="100%" fo:margin-left="0cm" fo:margin-top="0cm" fo:margin-bottom="0cm" table:align="left" style:writing-mode="lr-tb"/>
    </style:style>
    <style:style style:name="Table231.A" style:family="table-column">
      <style:table-column-properties style:column-width="1.141cm" style:rel-column-width="4698*"/>
    </style:style>
    <style:style style:name="Table231.B" style:family="table-column">
      <style:table-column-properties style:column-width="14.169cm" style:rel-column-width="58327*"/>
    </style:style>
    <style:style style:name="Table231.C" style:family="table-column">
      <style:table-column-properties style:column-width="0.61cm" style:rel-column-width="2510*"/>
    </style:style>
    <style:style style:name="Table231.1" style:family="table-row">
      <style:table-row-properties fo:keep-together="auto"/>
    </style:style>
    <style:style style:name="Table231.A1" style:family="table-cell">
      <style:table-cell-properties fo:background-color="#d8e4f3" fo:padding="0.265cm" fo:border="none">
        <style:background-image/>
      </style:table-cell-properties>
    </style:style>
    <style:style style:name="Table23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1.C1" style:family="table-cell">
      <style:table-cell-properties fo:padding="0cm" fo:border="none"/>
    </style:style>
    <style:style style:name="Table231.A2" style:family="table-cell">
      <style:table-cell-properties style:vertical-align="middle" fo:padding-left="0.529cm" fo:padding-right="0.265cm" fo:padding-top="0.265cm" fo:padding-bottom="0.265cm" fo:border="none"/>
    </style:style>
    <style:style style:name="Table231.A3" style:family="table-cell">
      <style:table-cell-properties style:vertical-align="middle" fo:padding-left="0.503cm" fo:padding-right="0.265cm" fo:padding-top="0.132cm" fo:padding-bottom="0.265cm" fo:border="none"/>
    </style:style>
    <style:style style:name="Table231.C4" style:family="table-cell">
      <style:table-cell-properties fo:padding="0cm" fo:border="none"/>
    </style:style>
    <style:style style:name="Table231.A5" style:family="table-cell">
      <style:table-cell-properties style:vertical-align="middle" fo:padding-left="0.529cm" fo:padding-right="0.265cm" fo:padding-top="0.265cm" fo:padding-bottom="0.265cm" fo:border="none"/>
    </style:style>
    <style:style style:name="Table231.A6" style:family="table-cell">
      <style:table-cell-properties style:vertical-align="middle" fo:padding-left="0.503cm" fo:padding-right="0.265cm" fo:padding-top="0.132cm" fo:padding-bottom="0.265cm" fo:border="none"/>
    </style:style>
    <style:style style:name="Table227" style:family="table">
      <style:table-properties style:width="1.164cm" fo:margin-left="0cm" fo:margin-top="0cm" fo:margin-bottom="0cm" table:align="left" style:writing-mode="lr-tb"/>
    </style:style>
    <style:style style:name="Table227.A" style:family="table-column">
      <style:table-column-properties style:column-width="1.16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1.397cm" fo:margin-left="0cm" fo:margin-top="0cm" fo:margin-bottom="0cm" table:align="left" style:writing-mode="lr-tb"/>
    </style:style>
    <style:style style:name="Table228.A" style:family="table-column">
      <style:table-column-properties style:column-width="1.397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1.164cm" fo:margin-left="0cm" fo:margin-top="0cm" fo:margin-bottom="0cm" table:align="left" style:writing-mode="lr-tb"/>
    </style:style>
    <style:style style:name="Table229.A" style:family="table-column">
      <style:table-column-properties style:column-width="1.16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.397cm" fo:margin-left="0cm" fo:margin-top="0cm" fo:margin-bottom="0cm" table:align="left" style:writing-mode="lr-tb"/>
    </style:style>
    <style:style style:name="Table230.A" style:family="table-column">
      <style:table-column-properties style:column-width="1.397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27" style:family="table">
      <style:table-properties style:width="1.164cm" fo:margin-left="0cm" fo:margin-top="0cm" fo:margin-bottom="0cm" table:align="left" style:writing-mode="lr-tb"/>
    </style:style>
    <style:style style:name="Table227.A" style:family="table-column">
      <style:table-column-properties style:column-width="1.16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1.397cm" fo:margin-left="0cm" fo:margin-top="0cm" fo:margin-bottom="0cm" table:align="left" style:writing-mode="lr-tb"/>
    </style:style>
    <style:style style:name="Table228.A" style:family="table-column">
      <style:table-column-properties style:column-width="1.397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1.164cm" fo:margin-left="0cm" fo:margin-top="0cm" fo:margin-bottom="0cm" table:align="left" style:writing-mode="lr-tb"/>
    </style:style>
    <style:style style:name="Table229.A" style:family="table-column">
      <style:table-column-properties style:column-width="1.16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.397cm" fo:margin-left="0cm" fo:margin-top="0cm" fo:margin-bottom="0cm" table:align="left" style:writing-mode="lr-tb"/>
    </style:style>
    <style:style style:name="Table230.A" style:family="table-column">
      <style:table-column-properties style:column-width="1.397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36" style:family="table">
      <style:table-properties style:width="15.921cm" style:rel-width="100%" fo:margin-left="0cm" fo:margin-top="0cm" fo:margin-bottom="0cm" table:align="left" style:writing-mode="lr-tb"/>
    </style:style>
    <style:style style:name="Table236.A" style:family="table-column">
      <style:table-column-properties style:column-width="1.127cm" style:rel-column-width="4639*"/>
    </style:style>
    <style:style style:name="Table236.B" style:family="table-column">
      <style:table-column-properties style:column-width="12.98cm" style:rel-column-width="53431*"/>
    </style:style>
    <style:style style:name="Table236.C" style:family="table-column">
      <style:table-column-properties style:column-width="1.27cm" style:rel-column-width="5230*"/>
    </style:style>
    <style:style style:name="Table236.D" style:family="table-column">
      <style:table-column-properties style:column-width="0.542cm" style:rel-column-width="2232*"/>
    </style:style>
    <style:style style:name="Table236.1" style:family="table-row">
      <style:table-row-properties fo:keep-together="auto"/>
    </style:style>
    <style:style style:name="Table236.A1" style:family="table-cell">
      <style:table-cell-properties fo:background-color="#d8e4f3" fo:padding="0.265cm" fo:border="none">
        <style:background-image/>
      </style:table-cell-properties>
    </style:style>
    <style:style style:name="Table23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6.C1" style:family="table-cell">
      <style:table-cell-properties fo:padding="0cm" fo:border="none"/>
    </style:style>
    <style:style style:name="Table236.D1" style:family="table-cell">
      <style:table-cell-properties fo:padding="0cm" fo:border="none"/>
    </style:style>
    <style:style style:name="Table236.A2" style:family="table-cell">
      <style:table-cell-properties style:vertical-align="middle" fo:padding-left="0.529cm" fo:padding-right="0.265cm" fo:padding-top="0.265cm" fo:padding-bottom="0.265cm" fo:border="none"/>
    </style:style>
    <style:style style:name="Table236.A3" style:family="table-cell">
      <style:table-cell-properties style:vertical-align="middle" fo:padding-left="0.503cm" fo:padding-right="0.265cm" fo:padding-top="0.132cm" fo:padding-bottom="0.265cm" fo:border="none"/>
    </style:style>
    <style:style style:name="Table236.D4" style:family="table-cell">
      <style:table-cell-properties fo:padding="0cm" fo:border="none"/>
    </style:style>
    <style:style style:name="Table236.A5" style:family="table-cell">
      <style:table-cell-properties style:vertical-align="middle" fo:padding-left="0.529cm" fo:padding-right="0.265cm" fo:padding-top="0.265cm" fo:padding-bottom="0.265cm" fo:border="none"/>
    </style:style>
    <style:style style:name="Table236.A6" style:family="table-cell">
      <style:table-cell-properties style:vertical-align="middle" fo:padding-left="0.503cm" fo:padding-right="0.265cm" fo:padding-top="0.132cm" fo:padding-bottom="0.265cm" fo:border="none"/>
    </style:style>
    <style:style style:name="Table232" style:family="table">
      <style:table-properties style:width="1.164cm" fo:margin-left="0cm" fo:margin-top="0cm" fo:margin-bottom="0cm" table:align="left" style:writing-mode="lr-tb"/>
    </style:style>
    <style:style style:name="Table232.A" style:family="table-column">
      <style:table-column-properties style:column-width="1.16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1.397cm" fo:margin-left="0cm" fo:margin-top="0cm" fo:margin-bottom="0cm" table:align="left" style:writing-mode="lr-tb"/>
    </style:style>
    <style:style style:name="Table233.A" style:family="table-column">
      <style:table-column-properties style:column-width="1.397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1.164cm" fo:margin-left="0cm" fo:margin-top="0cm" fo:margin-bottom="0cm" table:align="left" style:writing-mode="lr-tb"/>
    </style:style>
    <style:style style:name="Table234.A" style:family="table-column">
      <style:table-column-properties style:column-width="1.16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1.397cm" fo:margin-left="0cm" fo:margin-top="0cm" fo:margin-bottom="0cm" table:align="left" style:writing-mode="lr-tb"/>
    </style:style>
    <style:style style:name="Table235.A" style:family="table-column">
      <style:table-column-properties style:column-width="1.397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2" style:family="table">
      <style:table-properties style:width="1.164cm" fo:margin-left="0cm" fo:margin-top="0cm" fo:margin-bottom="0cm" table:align="left" style:writing-mode="lr-tb"/>
    </style:style>
    <style:style style:name="Table232.A" style:family="table-column">
      <style:table-column-properties style:column-width="1.16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1.397cm" fo:margin-left="0cm" fo:margin-top="0cm" fo:margin-bottom="0cm" table:align="left" style:writing-mode="lr-tb"/>
    </style:style>
    <style:style style:name="Table233.A" style:family="table-column">
      <style:table-column-properties style:column-width="1.397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1.164cm" fo:margin-left="0cm" fo:margin-top="0cm" fo:margin-bottom="0cm" table:align="left" style:writing-mode="lr-tb"/>
    </style:style>
    <style:style style:name="Table234.A" style:family="table-column">
      <style:table-column-properties style:column-width="1.16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1.397cm" fo:margin-left="0cm" fo:margin-top="0cm" fo:margin-bottom="0cm" table:align="left" style:writing-mode="lr-tb"/>
    </style:style>
    <style:style style:name="Table235.A" style:family="table-column">
      <style:table-column-properties style:column-width="1.397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41" style:family="table">
      <style:table-properties style:width="15.921cm" style:rel-width="100%" fo:margin-left="0cm" fo:margin-top="0cm" fo:margin-bottom="0cm" table:align="left" style:writing-mode="lr-tb"/>
    </style:style>
    <style:style style:name="Table241.A" style:family="table-column">
      <style:table-column-properties style:column-width="1.087cm" style:rel-column-width="4476*"/>
    </style:style>
    <style:style style:name="Table241.B" style:family="table-column">
      <style:table-column-properties style:column-width="8.807cm" style:rel-column-width="36254*"/>
    </style:style>
    <style:style style:name="Table241.C" style:family="table-column">
      <style:table-column-properties style:column-width="5.703cm" style:rel-column-width="23474*"/>
    </style:style>
    <style:style style:name="Table241.D" style:family="table-column">
      <style:table-column-properties style:column-width="0.323cm" style:rel-column-width="1328*"/>
    </style:style>
    <style:style style:name="Table241.1" style:family="table-row">
      <style:table-row-properties fo:keep-together="auto"/>
    </style:style>
    <style:style style:name="Table241.A1" style:family="table-cell">
      <style:table-cell-properties fo:background-color="#d8e4f3" fo:padding="0.265cm" fo:border="none">
        <style:background-image/>
      </style:table-cell-properties>
    </style:style>
    <style:style style:name="Table2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1.C1" style:family="table-cell">
      <style:table-cell-properties fo:padding="0cm" fo:border="none"/>
    </style:style>
    <style:style style:name="Table241.D1" style:family="table-cell">
      <style:table-cell-properties fo:padding="0cm" fo:border="none"/>
    </style:style>
    <style:style style:name="Table241.A2" style:family="table-cell">
      <style:table-cell-properties style:vertical-align="middle" fo:padding-left="0.529cm" fo:padding-right="0.265cm" fo:padding-top="0.265cm" fo:padding-bottom="0.265cm" fo:border="none"/>
    </style:style>
    <style:style style:name="Table241.A3" style:family="table-cell">
      <style:table-cell-properties style:vertical-align="middle" fo:padding-left="0.503cm" fo:padding-right="0.265cm" fo:padding-top="0.132cm" fo:padding-bottom="0.265cm" fo:border="none"/>
    </style:style>
    <style:style style:name="Table241.D4" style:family="table-cell">
      <style:table-cell-properties fo:padding="0cm" fo:border="none"/>
    </style:style>
    <style:style style:name="Table241.A5" style:family="table-cell">
      <style:table-cell-properties style:vertical-align="middle" fo:padding-left="0.529cm" fo:padding-right="0.265cm" fo:padding-top="0.265cm" fo:padding-bottom="0.265cm" fo:border="none"/>
    </style:style>
    <style:style style:name="Table241.A6" style:family="table-cell">
      <style:table-cell-properties style:vertical-align="middle" fo:padding-left="0.503cm" fo:padding-right="0.265cm" fo:padding-top="0.132cm" fo:padding-bottom="0.265cm" fo:border="none"/>
    </style:style>
    <style:style style:name="Table237" style:family="table">
      <style:table-properties style:width="1.164cm" fo:margin-left="0cm" fo:margin-top="0cm" fo:margin-bottom="0cm" table:align="left" style:writing-mode="lr-tb"/>
    </style:style>
    <style:style style:name="Table237.A" style:family="table-column">
      <style:table-column-properties style:column-width="1.164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1.397cm" fo:margin-left="0cm" fo:margin-top="0cm" fo:margin-bottom="0cm" table:align="left" style:writing-mode="lr-tb"/>
    </style:style>
    <style:style style:name="Table238.A" style:family="table-column">
      <style:table-column-properties style:column-width="1.39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1.164cm" fo:margin-left="0cm" fo:margin-top="0cm" fo:margin-bottom="0cm" table:align="left" style:writing-mode="lr-tb"/>
    </style:style>
    <style:style style:name="Table239.A" style:family="table-column">
      <style:table-column-properties style:column-width="1.164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1.397cm" fo:margin-left="0cm" fo:margin-top="0cm" fo:margin-bottom="0cm" table:align="left" style:writing-mode="lr-tb"/>
    </style:style>
    <style:style style:name="Table240.A" style:family="table-column">
      <style:table-column-properties style:column-width="1.397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37" style:family="table">
      <style:table-properties style:width="1.164cm" fo:margin-left="0cm" fo:margin-top="0cm" fo:margin-bottom="0cm" table:align="left" style:writing-mode="lr-tb"/>
    </style:style>
    <style:style style:name="Table237.A" style:family="table-column">
      <style:table-column-properties style:column-width="1.164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1.397cm" fo:margin-left="0cm" fo:margin-top="0cm" fo:margin-bottom="0cm" table:align="left" style:writing-mode="lr-tb"/>
    </style:style>
    <style:style style:name="Table238.A" style:family="table-column">
      <style:table-column-properties style:column-width="1.39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1.164cm" fo:margin-left="0cm" fo:margin-top="0cm" fo:margin-bottom="0cm" table:align="left" style:writing-mode="lr-tb"/>
    </style:style>
    <style:style style:name="Table239.A" style:family="table-column">
      <style:table-column-properties style:column-width="1.164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1.397cm" fo:margin-left="0cm" fo:margin-top="0cm" fo:margin-bottom="0cm" table:align="left" style:writing-mode="lr-tb"/>
    </style:style>
    <style:style style:name="Table240.A" style:family="table-column">
      <style:table-column-properties style:column-width="1.397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6" style:family="table">
      <style:table-properties style:width="15.921cm" style:rel-width="100%" fo:margin-left="0cm" fo:margin-top="0cm" fo:margin-bottom="0cm" table:align="left" style:writing-mode="lr-tb"/>
    </style:style>
    <style:style style:name="Table246.A" style:family="table-column">
      <style:table-column-properties style:column-width="1.085cm" style:rel-column-width="4462*"/>
    </style:style>
    <style:style style:name="Table246.B" style:family="table-column">
      <style:table-column-properties style:column-width="10.395cm" style:rel-column-width="42782*"/>
    </style:style>
    <style:style style:name="Table246.C" style:family="table-column">
      <style:table-column-properties style:column-width="4.126cm" style:rel-column-width="16980*"/>
    </style:style>
    <style:style style:name="Table246.D" style:family="table-column">
      <style:table-column-properties style:column-width="0.318cm" style:rel-column-width="1308*"/>
    </style:style>
    <style:style style:name="Table246.1" style:family="table-row">
      <style:table-row-properties fo:keep-together="auto"/>
    </style:style>
    <style:style style:name="Table246.A1" style:family="table-cell">
      <style:table-cell-properties fo:background-color="#d8e4f3" fo:padding="0.265cm" fo:border="none">
        <style:background-image/>
      </style:table-cell-properties>
    </style:style>
    <style:style style:name="Table24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6.D1" style:family="table-cell">
      <style:table-cell-properties fo:padding="0cm" fo:border="none"/>
    </style:style>
    <style:style style:name="Table246.A2" style:family="table-cell">
      <style:table-cell-properties style:vertical-align="middle" fo:padding-left="0.529cm" fo:padding-right="0.265cm" fo:padding-top="0.265cm" fo:padding-bottom="0.265cm" fo:border="none"/>
    </style:style>
    <style:style style:name="Table246.A3" style:family="table-cell">
      <style:table-cell-properties style:vertical-align="middle" fo:padding-left="0.503cm" fo:padding-right="0.265cm" fo:padding-top="0.132cm" fo:padding-bottom="0.265cm" fo:border="none"/>
    </style:style>
    <style:style style:name="Table246.C4" style:family="table-cell">
      <style:table-cell-properties fo:padding="0cm" fo:border="none"/>
    </style:style>
    <style:style style:name="Table246.D4" style:family="table-cell">
      <style:table-cell-properties fo:padding="0cm" fo:border="none"/>
    </style:style>
    <style:style style:name="Table246.A5" style:family="table-cell">
      <style:table-cell-properties style:vertical-align="middle" fo:padding-left="0.529cm" fo:padding-right="0.265cm" fo:padding-top="0.265cm" fo:padding-bottom="0.265cm" fo:border="none"/>
    </style:style>
    <style:style style:name="Table246.A6" style:family="table-cell">
      <style:table-cell-properties style:vertical-align="middle" fo:padding-left="0.503cm" fo:padding-right="0.265cm" fo:padding-top="0.132cm" fo:padding-bottom="0.265cm" fo:border="none"/>
    </style:style>
    <style:style style:name="Table242" style:family="table">
      <style:table-properties style:width="1.164cm" fo:margin-left="0cm" fo:margin-top="0cm" fo:margin-bottom="0cm" table:align="left" style:writing-mode="lr-tb"/>
    </style:style>
    <style:style style:name="Table242.A" style:family="table-column">
      <style:table-column-properties style:column-width="1.164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1.397cm" fo:margin-left="0cm" fo:margin-top="0cm" fo:margin-bottom="0cm" table:align="left" style:writing-mode="lr-tb"/>
    </style:style>
    <style:style style:name="Table243.A" style:family="table-column">
      <style:table-column-properties style:column-width="1.397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1.164cm" fo:margin-left="0cm" fo:margin-top="0cm" fo:margin-bottom="0cm" table:align="left" style:writing-mode="lr-tb"/>
    </style:style>
    <style:style style:name="Table244.A" style:family="table-column">
      <style:table-column-properties style:column-width="1.164cm"/>
    </style:style>
    <style:style style:name="Table244.1" style:family="table-row">
      <style:table-row-properties fo:keep-together="auto"/>
    </style:style>
    <style:style style:name="Table244.A1" style:family="table-cell">
      <style:table-cell-properties style:vertical-align="middle" fo:padding="0cm" fo:border="none"/>
    </style:style>
    <style:style style:name="Table245" style:family="table">
      <style:table-properties style:width="1.397cm" fo:margin-left="0cm" fo:margin-top="0cm" fo:margin-bottom="0cm" table:align="left" style:writing-mode="lr-tb"/>
    </style:style>
    <style:style style:name="Table245.A" style:family="table-column">
      <style:table-column-properties style:column-width="1.397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2" style:family="table">
      <style:table-properties style:width="1.164cm" fo:margin-left="0cm" fo:margin-top="0cm" fo:margin-bottom="0cm" table:align="left" style:writing-mode="lr-tb"/>
    </style:style>
    <style:style style:name="Table242.A" style:family="table-column">
      <style:table-column-properties style:column-width="1.164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1.397cm" fo:margin-left="0cm" fo:margin-top="0cm" fo:margin-bottom="0cm" table:align="left" style:writing-mode="lr-tb"/>
    </style:style>
    <style:style style:name="Table243.A" style:family="table-column">
      <style:table-column-properties style:column-width="1.397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1.164cm" fo:margin-left="0cm" fo:margin-top="0cm" fo:margin-bottom="0cm" table:align="left" style:writing-mode="lr-tb"/>
    </style:style>
    <style:style style:name="Table244.A" style:family="table-column">
      <style:table-column-properties style:column-width="1.164cm"/>
    </style:style>
    <style:style style:name="Table244.1" style:family="table-row">
      <style:table-row-properties fo:keep-together="auto"/>
    </style:style>
    <style:style style:name="Table244.A1" style:family="table-cell">
      <style:table-cell-properties style:vertical-align="middle" fo:padding="0cm" fo:border="none"/>
    </style:style>
    <style:style style:name="Table245" style:family="table">
      <style:table-properties style:width="1.397cm" fo:margin-left="0cm" fo:margin-top="0cm" fo:margin-bottom="0cm" table:align="left" style:writing-mode="lr-tb"/>
    </style:style>
    <style:style style:name="Table245.A" style:family="table-column">
      <style:table-column-properties style:column-width="1.397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51" style:family="table">
      <style:table-properties style:width="15.921cm" style:rel-width="100%" fo:margin-left="0cm" fo:margin-top="0cm" fo:margin-bottom="0cm" table:align="left" style:writing-mode="lr-tb"/>
    </style:style>
    <style:style style:name="Table251.A" style:family="table-column">
      <style:table-column-properties style:column-width="1.109cm" style:rel-column-width="4567*"/>
    </style:style>
    <style:style style:name="Table251.B" style:family="table-column">
      <style:table-column-properties style:column-width="11.238cm" style:rel-column-width="46255*"/>
    </style:style>
    <style:style style:name="Table251.C" style:family="table-column">
      <style:table-column-properties style:column-width="3.124cm" style:rel-column-width="12858*"/>
    </style:style>
    <style:style style:name="Table251.D" style:family="table-column">
      <style:table-column-properties style:column-width="0.45cm" style:rel-column-width="1852*"/>
    </style:style>
    <style:style style:name="Table251.1" style:family="table-row">
      <style:table-row-properties fo:keep-together="auto"/>
    </style:style>
    <style:style style:name="Table251.A1" style:family="table-cell">
      <style:table-cell-properties fo:background-color="#d8e4f3" fo:padding="0.265cm" fo:border="none">
        <style:background-image/>
      </style:table-cell-properties>
    </style:style>
    <style:style style:name="Table25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1.D1" style:family="table-cell">
      <style:table-cell-properties fo:padding="0cm" fo:border="none"/>
    </style:style>
    <style:style style:name="Table251.A2" style:family="table-cell">
      <style:table-cell-properties style:vertical-align="middle" fo:padding-left="0.529cm" fo:padding-right="0.265cm" fo:padding-top="0.265cm" fo:padding-bottom="0.265cm" fo:border="none"/>
    </style:style>
    <style:style style:name="Table251.A3" style:family="table-cell">
      <style:table-cell-properties style:vertical-align="middle" fo:padding-left="0.503cm" fo:padding-right="0.265cm" fo:padding-top="0.132cm" fo:padding-bottom="0.265cm" fo:border="none"/>
    </style:style>
    <style:style style:name="Table251.C4" style:family="table-cell">
      <style:table-cell-properties fo:padding="0cm" fo:border="none"/>
    </style:style>
    <style:style style:name="Table251.D4" style:family="table-cell">
      <style:table-cell-properties fo:padding="0cm" fo:border="none"/>
    </style:style>
    <style:style style:name="Table251.A5" style:family="table-cell">
      <style:table-cell-properties style:vertical-align="middle" fo:padding-left="0.529cm" fo:padding-right="0.265cm" fo:padding-top="0.265cm" fo:padding-bottom="0.265cm" fo:border="none"/>
    </style:style>
    <style:style style:name="Table251.A6" style:family="table-cell">
      <style:table-cell-properties style:vertical-align="middle" fo:padding-left="0.503cm" fo:padding-right="0.265cm" fo:padding-top="0.132cm" fo:padding-bottom="0.265cm" fo:border="none"/>
    </style:style>
    <style:style style:name="Table247" style:family="table">
      <style:table-properties style:width="1.164cm" fo:margin-left="0cm" fo:margin-top="0cm" fo:margin-bottom="0cm" table:align="left" style:writing-mode="lr-tb"/>
    </style:style>
    <style:style style:name="Table247.A" style:family="table-column">
      <style:table-column-properties style:column-width="1.16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196cm" fo:margin-top="0cm" fo:margin-bottom="0cm" table:align="left" style:writing-mode="lr-tb"/>
    </style:style>
    <style:style style:name="Table248.A" style:family="table-column">
      <style:table-column-properties style:column-width="2.196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1.164cm" fo:margin-left="0cm" fo:margin-top="0cm" fo:margin-bottom="0cm" table:align="left" style:writing-mode="lr-tb"/>
    </style:style>
    <style:style style:name="Table249.A" style:family="table-column">
      <style:table-column-properties style:column-width="1.164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1.397cm" fo:margin-left="0cm" fo:margin-top="0cm" fo:margin-bottom="0cm" table:align="left" style:writing-mode="lr-tb"/>
    </style:style>
    <style:style style:name="Table250.A" style:family="table-column">
      <style:table-column-properties style:column-width="1.397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47" style:family="table">
      <style:table-properties style:width="1.164cm" fo:margin-left="0cm" fo:margin-top="0cm" fo:margin-bottom="0cm" table:align="left" style:writing-mode="lr-tb"/>
    </style:style>
    <style:style style:name="Table247.A" style:family="table-column">
      <style:table-column-properties style:column-width="1.16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196cm" fo:margin-top="0cm" fo:margin-bottom="0cm" table:align="left" style:writing-mode="lr-tb"/>
    </style:style>
    <style:style style:name="Table248.A" style:family="table-column">
      <style:table-column-properties style:column-width="2.196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1.164cm" fo:margin-left="0cm" fo:margin-top="0cm" fo:margin-bottom="0cm" table:align="left" style:writing-mode="lr-tb"/>
    </style:style>
    <style:style style:name="Table249.A" style:family="table-column">
      <style:table-column-properties style:column-width="1.164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1.397cm" fo:margin-left="0cm" fo:margin-top="0cm" fo:margin-bottom="0cm" table:align="left" style:writing-mode="lr-tb"/>
    </style:style>
    <style:style style:name="Table250.A" style:family="table-column">
      <style:table-column-properties style:column-width="1.397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6" style:family="table">
      <style:table-properties style:width="15.921cm" style:rel-width="100%" fo:margin-left="0cm" fo:margin-top="0cm" fo:margin-bottom="0cm" table:align="left" style:writing-mode="lr-tb"/>
    </style:style>
    <style:style style:name="Table256.A" style:family="table-column">
      <style:table-column-properties style:column-width="1.187cm" style:rel-column-width="4888*"/>
    </style:style>
    <style:style style:name="Table256.B" style:family="table-column">
      <style:table-column-properties style:column-width="0.185cm" style:rel-column-width="761*"/>
    </style:style>
    <style:style style:name="Table256.C" style:family="table-column">
      <style:table-column-properties style:column-width="13.938cm" style:rel-column-width="57376*"/>
    </style:style>
    <style:style style:name="Table256.D" style:family="table-column">
      <style:table-column-properties style:column-width="0.61cm" style:rel-column-width="2510*"/>
    </style:style>
    <style:style style:name="Table256.1" style:family="table-row">
      <style:table-row-properties fo:keep-together="auto"/>
    </style:style>
    <style:style style:name="Table256.A1" style:family="table-cell">
      <style:table-cell-properties fo:background-color="#d8e4f3" fo:padding="0.265cm" fo:border="none">
        <style:background-image/>
      </style:table-cell-properties>
    </style:style>
    <style:style style:name="Table2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6.D1" style:family="table-cell">
      <style:table-cell-properties fo:padding="0cm" fo:border="none"/>
    </style:style>
    <style:style style:name="Table256.A2" style:family="table-cell">
      <style:table-cell-properties style:vertical-align="middle" fo:padding-left="0.529cm" fo:padding-right="0.265cm" fo:padding-top="0.265cm" fo:padding-bottom="0.265cm" fo:border="none"/>
    </style:style>
    <style:style style:name="Table256.A3" style:family="table-cell">
      <style:table-cell-properties style:vertical-align="middle" fo:padding-left="0.503cm" fo:padding-right="0.265cm" fo:padding-top="0.132cm" fo:padding-bottom="0.265cm" fo:border="none"/>
    </style:style>
    <style:style style:name="Table256.D4" style:family="table-cell">
      <style:table-cell-properties fo:padding="0cm" fo:border="none"/>
    </style:style>
    <style:style style:name="Table256.A5" style:family="table-cell">
      <style:table-cell-properties style:vertical-align="middle" fo:padding-left="0.529cm" fo:padding-right="0.265cm" fo:padding-top="0.265cm" fo:padding-bottom="0.265cm" fo:border="none"/>
    </style:style>
    <style:style style:name="Table256.A6" style:family="table-cell">
      <style:table-cell-properties style:vertical-align="middle" fo:padding-left="0.503cm" fo:padding-right="0.265cm" fo:padding-top="0.132cm" fo:padding-bottom="0.265cm" fo:border="none"/>
    </style:style>
    <style:style style:name="Table252" style:family="table">
      <style:table-properties style:width="1.164cm" fo:margin-left="0cm" fo:margin-top="0cm" fo:margin-bottom="0cm" table:align="left" style:writing-mode="lr-tb"/>
    </style:style>
    <style:style style:name="Table252.A" style:family="table-column">
      <style:table-column-properties style:column-width="1.164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1.397cm" fo:margin-left="0cm" fo:margin-top="0cm" fo:margin-bottom="0cm" table:align="left" style:writing-mode="lr-tb"/>
    </style:style>
    <style:style style:name="Table253.A" style:family="table-column">
      <style:table-column-properties style:column-width="1.39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1.164cm" fo:margin-left="0cm" fo:margin-top="0cm" fo:margin-bottom="0cm" table:align="left" style:writing-mode="lr-tb"/>
    </style:style>
    <style:style style:name="Table254.A" style:family="table-column">
      <style:table-column-properties style:column-width="1.16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1.397cm" fo:margin-left="0cm" fo:margin-top="0cm" fo:margin-bottom="0cm" table:align="left" style:writing-mode="lr-tb"/>
    </style:style>
    <style:style style:name="Table255.A" style:family="table-column">
      <style:table-column-properties style:column-width="1.397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2" style:family="table">
      <style:table-properties style:width="1.164cm" fo:margin-left="0cm" fo:margin-top="0cm" fo:margin-bottom="0cm" table:align="left" style:writing-mode="lr-tb"/>
    </style:style>
    <style:style style:name="Table252.A" style:family="table-column">
      <style:table-column-properties style:column-width="1.164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1.397cm" fo:margin-left="0cm" fo:margin-top="0cm" fo:margin-bottom="0cm" table:align="left" style:writing-mode="lr-tb"/>
    </style:style>
    <style:style style:name="Table253.A" style:family="table-column">
      <style:table-column-properties style:column-width="1.39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1.164cm" fo:margin-left="0cm" fo:margin-top="0cm" fo:margin-bottom="0cm" table:align="left" style:writing-mode="lr-tb"/>
    </style:style>
    <style:style style:name="Table254.A" style:family="table-column">
      <style:table-column-properties style:column-width="1.16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1.397cm" fo:margin-left="0cm" fo:margin-top="0cm" fo:margin-bottom="0cm" table:align="left" style:writing-mode="lr-tb"/>
    </style:style>
    <style:style style:name="Table255.A" style:family="table-column">
      <style:table-column-properties style:column-width="1.397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666666" style:font-name="Times New Roman" fo:font-size="12pt" style:font-size-asian="12pt" style:font-size-complex="12pt"/>
    </style:style>
    <style:style style:name="P3" style:family="paragraph" style:parent-style-name="Standard">
      <style:text-properties fo:color="#666666" style:font-name="Times New Roman" fo:font-size="12pt" officeooo:paragraph-rsid="00116fb9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Heading_20_1" style:master-page-name="Standard">
      <loext:graphic-properties draw:fill="solid" draw:fill-color="#ffffff"/>
      <style:paragraph-properties fo:margin-top="0cm" fo:margin-bottom="0.494cm" loext:contextual-spacing="false" style:page-number="auto" fo:background-color="#ffffff"/>
      <style:text-properties fo:color="#ffffff" fo:font-weight="normal" style:font-weight-asian="normal" style:font-weight-complex="normal"/>
    </style:style>
    <style:style style:name="P6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7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8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9" style:family="paragraph" style:parent-style-name="Standard">
      <style:text-properties fo:color="#666666" fo:font-weight="bold" style:font-weight-asian="bold" style:font-weight-complex="bold"/>
    </style:style>
    <style:style style:name="P10" style:family="paragraph" style:parent-style-name="Standard">
      <style:text-properties fo:color="#666666" style:font-name="Times New Roman" fo:font-size="12pt" style:font-size-asian="12pt" style:font-size-complex="12pt"/>
    </style:style>
    <style:style style:name="P11" style:family="paragraph" style:parent-style-name="Standard">
      <style:text-properties fo:color="#008000" fo:font-weight="bold" style:font-weight-asian="bold" style:font-weight-complex="bold"/>
    </style:style>
    <style:style style:name="P12" style:family="paragraph" style:parent-style-name="Standard">
      <style:text-properties fo:color="#008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212529" style:font-name="Consolas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212529" style:font-name="Consolas" fo:font-size="12pt" style:font-size-asian="12pt" style:font-size-complex="12pt"/>
    </style:style>
    <style:style style:name="T3" style:family="text">
      <style:text-properties fo:color="#212529" style:font-name="Consolas" fo:font-size="12pt" officeooo:rsid="000d06a4" style:font-size-asian="12pt" style:font-size-complex="12pt"/>
    </style:style>
    <style:style style:name="T4" style:family="text">
      <style:text-properties fo:color="#212529" style:font-name="Consolas" fo:font-size="12pt" officeooo:rsid="000daac8" style:font-size-asian="12pt" style:font-size-complex="12pt"/>
    </style:style>
    <style:style style:name="T5" style:family="text">
      <style:text-properties fo:text-transform="uppercase" fo:color="#666666"/>
    </style:style>
    <style:style style:name="T6" style:family="text">
      <style:text-properties fo:text-transform="uppercase" fo:color="#666666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Questions</text:h>
      <text:p text:style-name="HTML_20_Top_20_of_20_Form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1.</text:p>
          </table:table-cell>
          <table:table-cell table:style-name="Table5.B1" office:value-type="string">
            <text:p text:style-name="P7">package is used for grouping similar kind of classes</text:p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5">A.</text:span></text:span><text:span text:style-name="T5"><draw:frame text:anchor-type="as-char" draw:z-index="0" draw:name="Shape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P7">tru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7"><text:s text:c="29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.1">
          <table:table-cell table:style-name="Table5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>2.</text:p>
          </table:table-cell>
          <table:table-cell table:style-name="Table5.B1" office:value-type="string">
            <text:p text:style-name="P7">package keyword can be anywhere in the file</text:p>
          </table:table-cell>
          <table:table-cell table:style-name="Table5.C4" office:value-type="string">
            <text:p text:style-name="Standard"/>
          </table:table-cell>
        </table:table-row>
        <table:table-row table:style-name="Table5.1">
          <table:table-cell table:style-name="Table5.A5" table:number-columns-spanned="3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7"><text:s text:c="63"/></text:p>
                  <text:p text:style-name="P7"><text:s text:c="34"/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5">B.</text:span></text:span><text:span text:style-name="T5"><draw:frame text:anchor-type="as-char" draw:z-index="1" draw:name="Shape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P7">fals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.1">
          <table:table-cell table:style-name="Table5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9">3.</text:p>
          </table:table-cell>
          <table:table-cell table:style-name="Table10.B1" office:value-type="string">
            <text:p text:style-name="P7">package keyword should be as a first statement in the java file</text:p>
          </table:table-cell>
          <table:table-cell table:style-name="Table10.C1" office:value-type="string">
            <text:p text:style-name="Standard"/>
          </table:table-cell>
          <table:table-cell table:style-name="Table10.D1" office:value-type="string">
            <text:p text:style-name="Standard"/>
          </table:table-cell>
        </table:table-row>
        <table:table-row table:style-name="Table10.1">
          <table:table-cell table:style-name="Table10.A2" table:number-columns-spanned="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5">A.</text:span></text:span><draw:frame text:anchor-type="as-char" draw:z-index="2" draw:name="Shape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ext:soft-page-break/>
        <table:table-row table:style-name="Table10.1">
          <table:table-cell table:style-name="Table10.A1" office:value-type="string">
            <text:p text:style-name="P9">4.</text:p>
          </table:table-cell>
          <table:table-cell table:style-name="Table10.B1" table:number-columns-spanned="2" office:value-type="string">
            <text:p text:style-name="P7">how to compile if A.java file which is in pack1 folder with a package as pack1 declaration.</text:p>
          </table:table-cell>
          <table:covered-table-cell/>
          <table:table-cell table:style-name="Table10.D4" office:value-type="string">
            <text:p text:style-name="Standard"/>
          </table:table-cell>
        </table:table-row>
        <table:table-row table:style-name="Table10.1">
          <table:table-cell table:style-name="Table10.A5" table:number-columns-spanned="4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5">A.</text:span></text:span><draw:frame text:anchor-type="as-char" draw:z-index="3" draw:name="Shape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javac pack1/A.java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7"><text:s text:c="17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5.</text:p>
          </table:table-cell>
          <table:table-cell table:style-name="Table15.B1" office:value-type="string">
            <text:p text:style-name="P7">how to run class file(A.class) which is in pack1 package</text:p>
          </table:table-cell>
          <table:table-cell table:style-name="Table15.C1" office:value-type="string">
            <text:p text:style-name="Standard"/>
          </table:table-cell>
        </table:table-row>
        <table:table-row table:style-name="Table15.1">
          <table:table-cell table:style-name="Table15.A2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7"/>
                </table:table-cell>
              </table:table-row>
            </table:table>
            <text:p text:style-name="P1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5">B.</text:span></text:span><draw:frame text:anchor-type="as-char" draw:z-index="4" draw:name="Shape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java pack1.A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5.1">
          <table:table-cell table:style-name="Table15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9">6.</text:p>
          </table:table-cell>
          <table:table-cell table:style-name="Table15.B1" office:value-type="string">
            <text:p text:style-name="P7">package is used for avoiding naming conflicts to the classes</text:p>
          </table:table-cell>
          <table:table-cell table:style-name="Table15.C4" office:value-type="string">
            <text:p text:style-name="Standard"/>
          </table:table-cell>
        </table:table-row>
        <table:table-row table:style-name="Table15.1">
          <table:table-cell table:style-name="Table15.A5" table:number-columns-spanned="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5">A.</text:span></text:span><draw:frame text:anchor-type="as-char" draw:z-index="5" draw:name="Shape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</table:table-row>
        <text:soft-page-break/>
        <table:table-row table:style-name="Table15.1">
          <table:table-cell table:style-name="Table15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">7.</text:p>
          </table:table-cell>
          <table:table-cell table:style-name="Table20.B1" office:value-type="string">
            <text:p text:style-name="P7">private member of any class should be used in the same class.</text:p>
          </table:table-cell>
          <table:table-cell table:style-name="Table20.C1" office:value-type="string">
            <text:p text:style-name="Standard"/>
          </table:table-cell>
        </table:table-row>
        <table:table-row table:style-name="Table20.1">
          <table:table-cell table:style-name="Table20.A2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5">A.</text:span></text:span><draw:frame text:anchor-type="as-char" draw:z-index="6" draw:name="Shape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1">
          <table:table-cell table:style-name="Table20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9">8.</text:p>
          </table:table-cell>
          <table:table-cell table:style-name="Table20.B1" office:value-type="string">
            <text:p text:style-name="P7">we cant use private member of one class in another class.</text:p>
          </table:table-cell>
          <table:table-cell table:style-name="Table20.C4" office:value-type="string">
            <text:p text:style-name="Standard"/>
          </table:table-cell>
        </table:table-row>
        <table:table-row table:style-name="Table20.1">
          <table:table-cell table:style-name="Table20.A5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5">A.</text:span></text:span><draw:frame text:anchor-type="as-char" draw:z-index="7" draw:name="Shape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7"><text:s text:c="29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1">
          <table:table-cell table:style-name="Table20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9">9.</text:p>
          </table:table-cell>
          <table:table-cell table:style-name="Table25.B1" table:number-columns-spanned="2" office:value-type="string">
            <text:p text:style-name="P7">we can use private method of A class inside a B class</text:p>
          </table:table-cell>
          <table:covered-table-cell/>
          <table:table-cell table:style-name="Table25.D1" office:value-type="string">
            <text:p text:style-name="Standard"/>
          </table:table-cell>
          <table:table-cell table:style-name="Table25.E1" office:value-type="string">
            <text:p text:style-name="Standard"/>
          </table:table-cell>
        </table:table-row>
        <table:table-row table:style-name="Table25.1">
          <table:table-cell table:style-name="Table25.A2" table:number-columns-spanned="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5">B.</text:span></text:span><draw:frame text:anchor-type="as-char" draw:z-index="8" draw:name="Shape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5.1">
          <table:table-cell table:style-name="Table25.A3" table:number-columns-spanned="5" office:value-type="string">
            <text:p text:style-name="P11">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P9">10.</text:p>
          </table:table-cell>
          <table:covered-table-cell/>
          <table:table-cell table:style-name="Table25.B1" table:number-columns-spanned="2" office:value-type="string">
            <text:p text:style-name="P7">we can use private method of A class inside a B class, if both the classes are in the same java file.</text:p>
          </table:table-cell>
          <table:covered-table-cell/>
          <table:table-cell table:style-name="Table25.E4" office:value-type="string">
            <text:p text:style-name="Standard"/>
          </table:table-cell>
        </table:table-row>
        <table:table-row table:style-name="Table25.1">
          <table:table-cell table:style-name="Table25.A5" table:number-columns-spanned="5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5">A.</text:span></text:span><draw:frame text:anchor-type="as-char" draw:z-index="9" draw:name="Shape1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6" table:number-columns-spanned="5" office:value-type="string">
            <text:p text:style-name="P11"><text:s text:c="2"/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9">11.</text:p>
          </table:table-cell>
          <table:table-cell table:style-name="Table31.B1" office:value-type="string">
            <text:p text:style-name="P7">constructor can be private.</text:p>
          </table:table-cell>
          <table:table-cell table:style-name="Table31.C1" office:value-type="string">
            <text:p text:style-name="Standard"/>
          </table:table-cell>
          <table:table-cell table:style-name="Table31.D1" office:value-type="string">
            <text:p text:style-name="Standard"/>
          </table:table-cell>
        </table:table-row>
        <table:table-row table:style-name="Table31.1">
          <table:table-cell table:style-name="Table31.A2" table:number-columns-spanned="4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5">A.</text:span></text:span><draw:frame text:anchor-type="as-char" draw:z-index="10" draw:name="Shape1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7"><text:s text:c="2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9">12.</text:p>
          </table:table-cell>
          <table:table-cell table:style-name="Table31.B1" table:number-columns-spanned="2" office:value-type="string">
            <text:p text:style-name="P7">if class containing private constructor, then object should be created within the same class.</text:p>
          </table:table-cell>
          <table:covered-table-cell/>
          <table:table-cell table:style-name="Table31.D4" office:value-type="string">
            <text:p text:style-name="Standard"/>
          </table:table-cell>
        </table:table-row>
        <table:table-row table:style-name="Table31.1">
          <table:table-cell table:style-name="Table31.A5" table:number-columns-spanned="4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5">A.</text:span></text:span><draw:frame text:anchor-type="as-char" draw:z-index="11" draw:name="Shape1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7"><text:s text:c="30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7"><text:s text:c="22"/></text:p>
                </table:table-cell>
              </table:table-row>
            </table:table>
            <text:p text:style-name="P2"/>
            <text:p text:style-name="P2"/>
            <text:p text:style-name="P2"><text:soft-page-break/>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9">13.</text:p>
          </table:table-cell>
          <table:table-cell table:style-name="Table37.B1" table:number-columns-spanned="2" office:value-type="string">
            <text:p text:style-name="P7">if class containing only private constror/constructors, then we cant develop a subclass.</text:p>
          </table:table-cell>
          <table:covered-table-cell/>
          <table:table-cell table:style-name="Table37.D1" office:value-type="string">
            <text:p text:style-name="Standard"/>
          </table:table-cell>
        </table:table-row>
        <table:table-row table:style-name="Table37.1">
          <table:table-cell table:style-name="Table37.A2" table:number-columns-spanned="4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5">A.</text:span></text:span><draw:frame text:anchor-type="as-char" draw:z-index="12" draw:name="Shape1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1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7"><text:s text:c="1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37.1">
          <table:table-cell table:style-name="Table37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37.1">
          <table:table-cell table:style-name="Table37.A1" office:value-type="string">
            <text:p text:style-name="P9">14.</text:p>
          </table:table-cell>
          <table:table-cell table:style-name="Table37.B1" office:value-type="string">
            <text:p text:style-name="P7">private member of a class can be accessed from its subclass.</text:p>
          </table:table-cell>
          <table:table-cell table:style-name="Table37.C4" office:value-type="string">
            <text:p text:style-name="Standard"/>
          </table:table-cell>
          <table:table-cell table:style-name="Table37.D4" office:value-type="string">
            <text:p text:style-name="Standard"/>
          </table:table-cell>
        </table:table-row>
        <table:table-row table:style-name="Table37.1">
          <table:table-cell table:style-name="Table37.A5" table:number-columns-spanned="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1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5">B.</text:span></text:span><draw:frame text:anchor-type="as-char" draw:z-index="13" draw:name="Shape1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37.1">
          <table:table-cell table:style-name="Table37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P4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9">15.</text:p>
          </table:table-cell>
          <table:table-cell table:style-name="Table43.B1" office:value-type="string">
            <text:p text:style-name="P7">subclass constructor always should call only super class non private constructor.</text:p>
          </table:table-cell>
          <table:table-cell table:style-name="Table43.C1" office:value-type="string">
            <text:p text:style-name="Standard"/>
          </table:table-cell>
        </table:table-row>
        <table:table-row table:style-name="Table43.1">
          <table:table-cell table:style-name="Table43.A2" table:number-columns-spanned="3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5">A.</text:span></text:span><draw:frame text:anchor-type="as-char" draw:z-index="14" draw:name="Shape1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7"><text:soft-page-break/><text:s text:c="59"/></text:p>
                  <text:p text:style-name="P7"><text:s text:c="34"/></text:p>
                </table:table-cell>
              </table:table-row>
            </table:table>
            <text:p text:style-name="P1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7"><text:s text:c="29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3.1">
          <table:table-cell table:style-name="Table43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43.1">
          <table:table-cell table:style-name="Table43.A1" office:value-type="string">
            <text:p text:style-name="P9">16.</text:p>
          </table:table-cell>
          <table:table-cell table:style-name="Table43.B1" office:value-type="string">
            <text:p text:style-name="P7">private static methods of super class can be accessed from its subclass</text:p>
          </table:table-cell>
          <table:table-cell table:style-name="Table43.C4" office:value-type="string">
            <text:p text:style-name="Standard"/>
          </table:table-cell>
        </table:table-row>
        <table:table-row table:style-name="Table43.1">
          <table:table-cell table:style-name="Table43.A5" table:number-columns-spanned="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7"><text:s text:c="31"/></text:p>
                </table:table-cell>
              </table:table-row>
            </table:table>
            <text:p text:style-name="P1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5">B.</text:span></text:span><draw:frame text:anchor-type="as-char" draw:z-index="15" draw:name="Shape1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3.1">
          <table:table-cell table:style-name="Table43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9">17.</text:p>
          </table:table-cell>
          <table:table-cell table:style-name="Table48.B1" office:value-type="string">
            <text:p text:style-name="P7">outer classes can be private</text:p>
          </table:table-cell>
          <table:table-cell table:style-name="Table48.C1" office:value-type="string">
            <text:p text:style-name="Standard"/>
          </table:table-cell>
        </table:table-row>
        <table:table-row table:style-name="Table48.1">
          <table:table-cell table:style-name="Table48.A2" table:number-columns-spanned="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7"><text:s text:c="31"/></text:p>
                </table:table-cell>
              </table:table-row>
            </table:table>
            <text:p text:style-name="P1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5">B.</text:span></text:span><text:span text:style-name="T5"><draw:frame text:anchor-type="as-char" draw:z-index="16" draw:name="Shape1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8.1">
          <table:table-cell table:style-name="Table48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48.1">
          <table:table-cell table:style-name="Table48.A1" office:value-type="string">
            <text:p text:style-name="P9">18.</text:p>
          </table:table-cell>
          <table:table-cell table:style-name="Table48.B1" office:value-type="string">
            <text:p text:style-name="P7">inner classes can be private</text:p>
          </table:table-cell>
          <table:table-cell table:style-name="Table48.C4" office:value-type="string">
            <text:p text:style-name="Standard"/>
          </table:table-cell>
        </table:table-row>
        <table:table-row table:style-name="Table48.1">
          <table:table-cell table:style-name="Table48.A5" table:number-columns-spanned="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5">A.</text:span></text:span><draw:frame text:anchor-type="as-char" draw:z-index="17" draw:name="Shape1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ext:soft-page-break/>
        <table:table-row table:style-name="Table48.1">
          <table:table-cell table:style-name="Table48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9">19.</text:p>
          </table:table-cell>
          <table:table-cell table:style-name="Table53.B1" office:value-type="string">
            <text:p text:style-name="P7">outer classes can't be static</text:p>
          </table:table-cell>
          <table:table-cell table:style-name="Table53.C1" office:value-type="string">
            <text:p text:style-name="Standard"/>
          </table:table-cell>
        </table:table-row>
        <table:table-row table:style-name="Table53.1">
          <table:table-cell table:style-name="Table53.A2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5">A.</text:span></text:span><draw:frame text:anchor-type="as-char" draw:z-index="18" draw:name="Shape1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7"><text:s text:c="31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3.1">
          <table:table-cell table:style-name="Table53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53.1">
          <table:table-cell table:style-name="Table53.A1" office:value-type="string">
            <text:p text:style-name="P9">20.</text:p>
          </table:table-cell>
          <table:table-cell table:style-name="Table53.B1" office:value-type="string">
            <text:p text:style-name="P7">inner classes can't be static</text:p>
          </table:table-cell>
          <table:table-cell table:style-name="Table53.C4" office:value-type="string">
            <text:p text:style-name="Standard"/>
          </table:table-cell>
        </table:table-row>
        <table:table-row table:style-name="Table53.1">
          <table:table-cell table:style-name="Table53.A5" table:number-columns-spanned="3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5">B.</text:span></text:span><draw:frame text:anchor-type="as-char" draw:z-index="19" draw:name="Shape2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3.1">
          <table:table-cell table:style-name="Table53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9">21.</text:p>
          </table:table-cell>
          <table:table-cell table:style-name="Table58.B1" office:value-type="string">
            <text:p text:style-name="P7">static initialization block can be private</text:p>
          </table:table-cell>
          <table:table-cell table:style-name="Table58.C1" office:value-type="string">
            <text:p text:style-name="Standard"/>
          </table:table-cell>
        </table:table-row>
        <table:table-row table:style-name="Table58.1">
          <table:table-cell table:style-name="Table58.A2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5">B.</text:span></text:span><draw:frame text:anchor-type="as-char" draw:z-index="20" draw:name="Shape2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8.1">
          <table:table-cell table:style-name="Table58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ext:soft-page-break/>
        <table:table-row table:style-name="Table58.1">
          <table:table-cell table:style-name="Table58.A1" office:value-type="string">
            <text:p text:style-name="P9">22.</text:p>
          </table:table-cell>
          <table:table-cell table:style-name="Table58.B1" office:value-type="string">
            <text:p text:style-name="P7">instance initialization block can't be private</text:p>
          </table:table-cell>
          <table:table-cell table:style-name="Table58.C4" office:value-type="string">
            <text:p text:style-name="Standard"/>
          </table:table-cell>
        </table:table-row>
        <table:table-row table:style-name="Table58.1">
          <table:table-cell table:style-name="Table58.A5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5">A.</text:span></text:span><draw:frame text:anchor-type="as-char" draw:z-index="21" draw:name="Shape2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7"><text:s text:c="32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8.1">
          <table:table-cell table:style-name="Table58.A6" table:number-columns-spanned="3" office:value-type="string">
            <text:p text:style-name="P11"><text:s/></text:p>
            <text:p text:style-name="P12"/>
          </table:table-cell>
          <table:covered-table-cell/>
          <table:covered-table-cell/>
        </table:table-row>
      </table:table>
      <text:p text:style-name="P4"/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9">23.</text:p>
          </table:table-cell>
          <table:table-cell table:style-name="Table63.B1" office:value-type="string">
            <text:p text:style-name="P7">private members of super class inheriting to subclass</text:p>
          </table:table-cell>
          <table:table-cell table:style-name="Table63.C1" office:value-type="string">
            <text:p text:style-name="Standard"/>
          </table:table-cell>
        </table:table-row>
        <table:table-row table:style-name="Table63.1">
          <table:table-cell table:style-name="Table63.A2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1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5">B.</text:span></text:span><draw:frame text:anchor-type="as-char" draw:z-index="22" draw:name="Shape2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3.1">
          <table:table-cell table:style-name="Table63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63.1">
          <table:table-cell table:style-name="Table63.A1" office:value-type="string">
            <text:p text:style-name="P9">24.</text:p>
          </table:table-cell>
          <table:table-cell table:style-name="Table63.B1" office:value-type="string">
            <text:p text:style-name="P7">private members are surviving in the inheritance</text:p>
          </table:table-cell>
          <table:table-cell table:style-name="Table63.C4" office:value-type="string">
            <text:p text:style-name="Standard"/>
          </table:table-cell>
        </table:table-row>
        <table:table-row table:style-name="Table63.1">
          <table:table-cell table:style-name="Table63.A5" table:number-columns-spanned="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7"><text:s text:c="31"/></text:p>
                </table:table-cell>
              </table:table-row>
            </table:table>
            <text:p text:style-name="P1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5">B.</text:span></text:span><draw:frame text:anchor-type="as-char" draw:z-index="23" draw:name="Shape2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3.1">
          <table:table-cell table:style-name="Table63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9">25.</text:p>
          </table:table-cell>
          <table:table-cell table:style-name="Table68.B1" office:value-type="string">
            <text:p text:style-name="P7">default scope also considered as a package</text:p>
          </table:table-cell>
          <table:table-cell table:style-name="Table68.C1" office:value-type="string">
            <text:p text:style-name="Standard"/>
          </table:table-cell>
        </table:table-row>
        <text:soft-page-break/>
        <table:table-row table:style-name="Table68.1">
          <table:table-cell table:style-name="Table68.A2" table:number-columns-spanned="3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5">A.</text:span></text:span><draw:frame text:anchor-type="as-char" draw:z-index="24" draw:name="Shape2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68.1">
          <table:table-cell table:style-name="Table68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68.1">
          <table:table-cell table:style-name="Table68.A1" office:value-type="string">
            <text:p text:style-name="P9">26.</text:p>
          </table:table-cell>
          <table:table-cell table:style-name="Table68.B1" office:value-type="string">
            <text:p text:style-name="P7">default scoped members are allowed to use in the same package.</text:p>
          </table:table-cell>
          <table:table-cell table:style-name="Table68.C4" office:value-type="string">
            <text:p text:style-name="Standard"/>
          </table:table-cell>
        </table:table-row>
        <table:table-row table:style-name="Table68.1">
          <table:table-cell table:style-name="Table68.A5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5">A.</text:span></text:span><draw:frame text:anchor-type="as-char" draw:z-index="25" draw:name="Shape2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8.1">
          <table:table-cell table:style-name="Table68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73" table:style-name="Table73">
        <table:table-column table:style-name="Table73.A"/>
        <table:table-column table:style-name="Table73.B"/>
        <table:table-column table:style-name="Table73.C"/>
        <table:table-row table:style-name="Table73.1">
          <table:table-cell table:style-name="Table73.A1" office:value-type="string">
            <text:p text:style-name="P9">27.</text:p>
          </table:table-cell>
          <table:table-cell table:style-name="Table73.B1" office:value-type="string">
            <text:p text:style-name="P7">default scoped members are allowed to use in the other packages also.</text:p>
          </table:table-cell>
          <table:table-cell table:style-name="Table73.C1" office:value-type="string">
            <text:p text:style-name="Standard"/>
          </table:table-cell>
        </table:table-row>
        <table:table-row table:style-name="Table73.1">
          <table:table-cell table:style-name="Table73.A2" table:number-columns-spanned="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7"><text:s text:c="31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5">B.</text:span></text:span><draw:frame text:anchor-type="as-char" draw:z-index="26" draw:name="Shape2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3.1">
          <table:table-cell table:style-name="Table73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ext:soft-page-break/>
        <table:table-row table:style-name="Table73.1">
          <table:table-cell table:style-name="Table73.A1" office:value-type="string">
            <text:p text:style-name="P9">28.</text:p>
          </table:table-cell>
          <table:table-cell table:style-name="Table73.B1" office:value-type="string">
            <text:p text:style-name="P7">default scoped members are inheriting to the subclasses of same package.</text:p>
          </table:table-cell>
          <table:table-cell table:style-name="Table73.C4" office:value-type="string">
            <text:p text:style-name="Standard"/>
          </table:table-cell>
        </table:table-row>
        <table:table-row table:style-name="Table73.1">
          <table:table-cell table:style-name="Table73.A5" table:number-columns-spanned="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5">A.</text:span></text:span><draw:frame text:anchor-type="as-char" draw:z-index="27" draw:name="Shape2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</table:table-row>
        <table:table-row table:style-name="Table73.1">
          <table:table-cell table:style-name="Table73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office:value-type="string">
            <text:p text:style-name="P9">29.</text:p>
          </table:table-cell>
          <table:table-cell table:style-name="Table78.B1" office:value-type="string">
            <text:p text:style-name="P7">default scoped members are inheriting to the subclasses of any package.</text:p>
          </table:table-cell>
          <table:table-cell table:style-name="Table78.C1" office:value-type="string">
            <text:p text:style-name="Standard"/>
          </table:table-cell>
        </table:table-row>
        <table:table-row table:style-name="Table78.1">
          <table:table-cell table:style-name="Table78.A2" table:number-columns-spanned="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1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5">B.</text:span></text:span><draw:frame text:anchor-type="as-char" draw:z-index="28" draw:name="Shape2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8.1">
          <table:table-cell table:style-name="Table78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78.1">
          <table:table-cell table:style-name="Table78.A1" office:value-type="string">
            <text:p text:style-name="P9">30.</text:p>
          </table:table-cell>
          <table:table-cell table:style-name="Table78.B1" office:value-type="string">
            <text:p text:style-name="P7">protected scoped members are allowed to use in the same package.</text:p>
          </table:table-cell>
          <table:table-cell table:style-name="Table78.C4" office:value-type="string">
            <text:p text:style-name="Standard"/>
          </table:table-cell>
        </table:table-row>
        <table:table-row table:style-name="Table78.1">
          <table:table-cell table:style-name="Table78.A5" table:number-columns-spanned="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Standard"><text:span text:style-name="pd-r10"><text:span text:style-name="T5">A.</text:span></text:span><draw:frame text:anchor-type="as-char" draw:z-index="29" draw:name="Shape3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8.1">
          <table:table-cell table:style-name="Table78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83" table:style-name="Table83">
        <table:table-column table:style-name="Table83.A"/>
        <table:table-column table:style-name="Table83.B"/>
        <table:table-column table:style-name="Table83.C"/>
        <text:soft-page-break/>
        <table:table-row table:style-name="Table83.1">
          <table:table-cell table:style-name="Table83.A1" office:value-type="string">
            <text:p text:style-name="P9">31.</text:p>
          </table:table-cell>
          <table:table-cell table:style-name="Table83.B1" office:value-type="string">
            <text:p text:style-name="P7">protected scoped members are allowed to use in the other packages also.</text:p>
          </table:table-cell>
          <table:table-cell table:style-name="Table83.C1" office:value-type="string">
            <text:p text:style-name="Standard"/>
          </table:table-cell>
        </table:table-row>
        <table:table-row table:style-name="Table83.1">
          <table:table-cell table:style-name="Table83.A2" table:number-columns-spanned="3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5">B.</text:span></text:span><draw:frame text:anchor-type="as-char" draw:z-index="30" draw:name="Shape3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3"/>
            <text:p text:style-name="P3"/>
          </table:table-cell>
          <table:covered-table-cell/>
          <table:covered-table-cell/>
        </table:table-row>
        <table:table-row table:style-name="Table83.1">
          <table:table-cell table:style-name="Table83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83.1">
          <table:table-cell table:style-name="Table83.A1" office:value-type="string">
            <text:p text:style-name="P9">32.</text:p>
          </table:table-cell>
          <table:table-cell table:style-name="Table83.B1" office:value-type="string">
            <text:p text:style-name="P7">protected and default both are one and the same in case of usage</text:p>
          </table:table-cell>
          <table:table-cell table:style-name="Table83.C4" office:value-type="string">
            <text:p text:style-name="Standard"/>
          </table:table-cell>
        </table:table-row>
        <table:table-row table:style-name="Table83.1">
          <table:table-cell table:style-name="Table83.A5" table:number-columns-spanned="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HTML_20_Preformatted"><text:span text:style-name="pd-r10"><text:span text:style-name="T6"/></text:span></text:p>
                  <text:p text:style-name="P7"><text:s text:c="32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5">B.</text:span></text:span><draw:frame text:anchor-type="as-char" draw:z-index="31" draw:name="Shape3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83.1">
          <table:table-cell table:style-name="Table83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88.1">
          <table:table-cell table:style-name="Table88.A1" office:value-type="string">
            <text:p text:style-name="P9">33.</text:p>
          </table:table-cell>
          <table:table-cell table:style-name="Table88.B1" table:number-columns-spanned="2" office:value-type="string">
            <text:p text:style-name="P7">protected scoped member can be inherited to every subclass including subclass of another package</text:p>
          </table:table-cell>
          <table:covered-table-cell/>
          <table:table-cell table:style-name="Table88.D1" office:value-type="string">
            <text:p text:style-name="Standard"/>
          </table:table-cell>
        </table:table-row>
        <table:table-row table:style-name="Table88.1">
          <table:table-cell table:style-name="Table88.A2" table:number-columns-spanned="4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Standard"><text:span text:style-name="pd-r10"><text:span text:style-name="T5">A.</text:span></text:span><draw:frame text:anchor-type="as-char" draw:z-index="32" draw:name="Shape3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88.1">
          <table:table-cell table:style-name="Table88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88.1">
          <table:table-cell table:style-name="Table88.A1" office:value-type="string">
            <text:p text:style-name="P9">34.</text:p>
          </table:table-cell>
          <table:table-cell table:style-name="Table88.B1" office:value-type="string">
            <text:p text:style-name="P7">protected scoped member can be inherited to subclass of another package</text:p>
          </table:table-cell>
          <table:table-cell table:style-name="Table88.C4" office:value-type="string">
            <text:p text:style-name="Standard"/>
          </table:table-cell>
          <table:table-cell table:style-name="Table88.D4" office:value-type="string">
            <text:p text:style-name="Standard"/>
          </table:table-cell>
        </table:table-row>
        <table:table-row table:style-name="Table88.1">
          <table:table-cell table:style-name="Table88.A5" table:number-columns-spanned="4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5">A.</text:span></text:span><draw:frame text:anchor-type="as-char" draw:z-index="33" draw:name="Shape3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7"><text:s text:c="30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 table:style-name="Table88.1">
          <table:table-cell table:style-name="Table88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9">35.</text:p>
          </table:table-cell>
          <table:table-cell table:style-name="Table93.B1" office:value-type="string">
            <text:p text:style-name="P7">if protected member is inheriting to subclass of another package, then it should be used in the within that subclass by using subclass reference type.</text:p>
          </table:table-cell>
          <table:table-cell table:style-name="Table93.C1" office:value-type="string">
            <text:p text:style-name="Standard"/>
          </table:table-cell>
        </table:table-row>
        <table:table-row table:style-name="Table93.1">
          <table:table-cell table:style-name="Table93.A2" table:number-columns-spanned="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5">A.</text:span></text:span><draw:frame text:anchor-type="as-char" draw:z-index="34" draw:name="Shape3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3.1">
          <table:table-cell table:style-name="Table93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93.1">
          <table:table-cell table:style-name="Table93.A1" office:value-type="string">
            <text:p text:style-name="P9">36.</text:p>
          </table:table-cell>
          <table:table-cell table:style-name="Table93.B1" office:value-type="string">
            <text:p text:style-name="P7">if protected member is inheriting to subclass of another package, then it should be used in the within that subclass by using super class reference type.</text:p>
          </table:table-cell>
          <table:table-cell table:style-name="Table93.C4" office:value-type="string">
            <text:p text:style-name="Standard"/>
          </table:table-cell>
        </table:table-row>
        <table:table-row table:style-name="Table93.1">
          <table:table-cell table:style-name="Table93.A5" table:number-columns-spanned="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7"><text:s text:c="63"/></text:p>
                  <text:p text:style-name="P7"><text:s text:c="34"/></text:p>
                </table:table-cell>
              </table:table-row>
            </table:table>
            <text:p text:style-name="P1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Standard"><text:span text:style-name="pd-r10"><text:span text:style-name="T5">B.</text:span></text:span><draw:frame text:anchor-type="as-char" draw:z-index="35" draw:name="Shape3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oft-page-break/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3.1">
          <table:table-cell table:style-name="Table93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9">37.</text:p>
          </table:table-cell>
          <table:table-cell table:style-name="Table98.B1" office:value-type="string">
            <text:p text:style-name="P7">if protected member is inheriting to subclass of another package, then it can be used in outside a subclass</text:p>
          </table:table-cell>
          <table:table-cell table:style-name="Table98.C1" office:value-type="string">
            <text:p text:style-name="Standard"/>
          </table:table-cell>
        </table:table-row>
        <table:table-row table:style-name="Table98.1">
          <table:table-cell table:style-name="Table98.A2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7"><text:s text:c="63"/></text:p>
                  <text:p text:style-name="P7"><text:s text:c="34"/></text:p>
                </table:table-cell>
              </table:table-row>
            </table:table>
            <text:p text:style-name="P1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5">B.</text:span></text:span><draw:frame text:anchor-type="as-char" draw:z-index="36" draw:name="Shape3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98.1">
          <table:table-cell table:style-name="Table98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98.1">
          <table:table-cell table:style-name="Table98.A1" office:value-type="string">
            <text:p text:style-name="P9">38.</text:p>
          </table:table-cell>
          <table:table-cell table:style-name="Table98.B1" office:value-type="string">
            <text:p text:style-name="P7">if protected member is inheriting to subclass of another package, then it should be used in the same subclass</text:p>
          </table:table-cell>
          <table:table-cell table:style-name="Table98.C4" office:value-type="string">
            <text:p text:style-name="Standard"/>
          </table:table-cell>
        </table:table-row>
        <table:table-row table:style-name="Table98.1">
          <table:table-cell table:style-name="Table98.A5" table:number-columns-spanned="3" office:value-type="string"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5">A.</text:span></text:span><draw:frame text:anchor-type="as-char" draw:z-index="37" draw:name="Shape3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8.1">
          <table:table-cell table:style-name="Table98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103" table:style-name="Table103">
        <table:table-column table:style-name="Table103.A"/>
        <table:table-column table:style-name="Table103.B"/>
        <table:table-column table:style-name="Table103.C"/>
        <table:table-row table:style-name="Table103.1">
          <table:table-cell table:style-name="Table103.A1" office:value-type="string">
            <text:p text:style-name="P9">39.</text:p>
          </table:table-cell>
          <table:table-cell table:style-name="Table103.B1" office:value-type="string">
            <text:p text:style-name="P7">public scoped members are allowed to use only in the same package.</text:p>
          </table:table-cell>
          <table:table-cell table:style-name="Table103.C1" office:value-type="string">
            <text:p text:style-name="Standard"/>
          </table:table-cell>
        </table:table-row>
        <table:table-row table:style-name="Table103.1">
          <table:table-cell table:style-name="Table103.A2" table:number-columns-spanned="3" office:value-type="string"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Standard"><text:span text:style-name="pd-r10"><text:span text:style-name="T5">B.</text:span></text:span><draw:frame text:anchor-type="as-char" draw:z-index="38" draw:name="Shape3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<text:soft-page-break/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03.1">
          <table:table-cell table:style-name="Table103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103.1">
          <table:table-cell table:style-name="Table103.A1" office:value-type="string">
            <text:p text:style-name="P9">40.</text:p>
          </table:table-cell>
          <table:table-cell table:style-name="Table103.B1" office:value-type="string">
            <text:p text:style-name="P7">public scoped members are allowed to use in the other packages also.</text:p>
          </table:table-cell>
          <table:table-cell table:style-name="Table103.C4" office:value-type="string">
            <text:p text:style-name="Standard"/>
          </table:table-cell>
        </table:table-row>
        <table:table-row table:style-name="Table103.1">
          <table:table-cell table:style-name="Table103.A5" table:number-columns-spanned="3" office:value-type="string"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Standard"><text:span text:style-name="pd-r10"><text:span text:style-name="T5">A.</text:span></text:span><draw:frame text:anchor-type="as-char" draw:z-index="39" draw:name="Shape4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P7"><text:s text:c="30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03.1">
          <table:table-cell table:style-name="Table103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108" table:style-name="Table108">
        <table:table-column table:style-name="Table108.A"/>
        <table:table-column table:style-name="Table108.B"/>
        <table:table-column table:style-name="Table108.C"/>
        <table:table-column table:style-name="Table108.D"/>
        <table:table-row table:style-name="Table108.1">
          <table:table-cell table:style-name="Table108.A1" office:value-type="string">
            <text:p text:style-name="P9">41.</text:p>
          </table:table-cell>
          <table:table-cell table:style-name="Table108.B1" office:value-type="string">
            <text:p text:style-name="P7">public and protected both are one and the same in case of usage</text:p>
          </table:table-cell>
          <table:table-cell table:style-name="Table108.C1" office:value-type="string">
            <text:p text:style-name="Standard"/>
          </table:table-cell>
          <table:table-cell table:style-name="Table108.D1" office:value-type="string">
            <text:p text:style-name="Standard"/>
          </table:table-cell>
        </table:table-row>
        <table:table-row table:style-name="Table108.1">
          <table:table-cell table:style-name="Table108.A2" table:number-columns-spanned="4" office:value-type="string"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1"/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Standard"><text:span text:style-name="pd-r10"><text:span text:style-name="T5">B.</text:span></text:span><draw:frame text:anchor-type="as-char" draw:z-index="40" draw:name="Shape4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8.1">
          <table:table-cell table:style-name="Table108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108.1">
          <table:table-cell table:style-name="Table108.A1" office:value-type="string">
            <text:p text:style-name="P9">42.</text:p>
          </table:table-cell>
          <table:table-cell table:style-name="Table108.B1" table:number-columns-spanned="2" office:value-type="string">
            <text:p text:style-name="P7">public scoped member can be inherited to every subclass including subclass of another package</text:p>
          </table:table-cell>
          <table:covered-table-cell/>
          <table:table-cell table:style-name="Table108.D4" office:value-type="string">
            <text:p text:style-name="Standard"/>
          </table:table-cell>
        </table:table-row>
        <table:table-row table:style-name="Table108.1">
          <table:table-cell table:style-name="Table108.A5" table:number-columns-spanned="4" office:value-type="string"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Standard"><text:span text:style-name="pd-r10"><text:span text:style-name="T5">A.</text:span></text:span><draw:frame text:anchor-type="as-char" draw:z-index="41" draw:name="Shape4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text:soft-page-break/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P7"><text:s text:c="31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8.1">
          <table:table-cell table:style-name="Table108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113" table:style-name="Table113">
        <table:table-column table:style-name="Table113.A"/>
        <table:table-column table:style-name="Table113.B"/>
        <table:table-column table:style-name="Table113.C"/>
        <table:table-column table:style-name="Table113.D"/>
        <table:table-row table:style-name="Table113.1">
          <table:table-cell table:style-name="Table113.A1" office:value-type="string">
            <text:p text:style-name="P9">43.</text:p>
          </table:table-cell>
          <table:table-cell table:style-name="Table113.B1" office:value-type="string">
            <text:p text:style-name="P7">public scoped member can be inherited to subclass of another package</text:p>
          </table:table-cell>
          <table:table-cell table:style-name="Table113.C1" office:value-type="string">
            <text:p text:style-name="Standard"/>
          </table:table-cell>
          <table:table-cell table:style-name="Table113.D1" office:value-type="string">
            <text:p text:style-name="Standard"/>
          </table:table-cell>
        </table:table-row>
        <table:table-row table:style-name="Table113.1">
          <table:table-cell table:style-name="Table113.A2" table:number-columns-spanned="4" office:value-type="string"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Standard"><text:span text:style-name="pd-r10"><text:span text:style-name="T5">A.</text:span></text:span><draw:frame text:anchor-type="as-char" draw:z-index="42" draw:name="Shape4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P7"><text:s text:c="29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 table:style-name="Table113.1">
          <table:table-cell table:style-name="Table113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113.1">
          <table:table-cell table:style-name="Table113.A1" office:value-type="string">
            <text:p text:style-name="P9">44.</text:p>
          </table:table-cell>
          <table:table-cell table:style-name="Table113.B1" table:number-columns-spanned="2" office:value-type="string">
            <text:p text:style-name="P7">if public member is inheriting to subclass of another package, then it should be used only <text:s/>in the within that subclass by using subclass reference type.</text:p>
          </table:table-cell>
          <table:covered-table-cell/>
          <table:table-cell table:style-name="Table113.D4" office:value-type="string">
            <text:p text:style-name="Standard"/>
          </table:table-cell>
        </table:table-row>
        <table:table-row table:style-name="Table113.1">
          <table:table-cell table:style-name="Table113.A5" table:number-columns-spanned="4" office:value-type="string"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P7"><text:s text:c="62"/></text:p>
                  <text:p text:style-name="P7"><text:s text:c="34"/></text:p>
                </table:table-cell>
              </table:table-row>
            </table:table>
            <text:p text:style-name="P1"/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Standard"><text:span text:style-name="pd-r10"><text:span text:style-name="T5">B.</text:span></text:span><draw:frame text:anchor-type="as-char" draw:z-index="43" draw:name="Shape4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13.1">
          <table:table-cell table:style-name="Table113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P4"/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ext:soft-page-break/>
        <table:table-row table:style-name="Table118.1">
          <table:table-cell table:style-name="Table118.A1" office:value-type="string">
            <text:p text:style-name="P9">45.</text:p>
          </table:table-cell>
          <table:table-cell table:style-name="Table118.B1" table:number-columns-spanned="2" office:value-type="string">
            <text:p text:style-name="P7">if public member is inheriting to subclass of another package, then it should be used only in the within that subclass by using super class reference type.</text:p>
          </table:table-cell>
          <table:covered-table-cell/>
          <table:table-cell table:style-name="Table118.D1" office:value-type="string">
            <text:p text:style-name="Standard"/>
          </table:table-cell>
        </table:table-row>
        <table:table-row table:style-name="Table118.1">
          <table:table-cell table:style-name="Table118.A2" table:number-columns-spanned="4" office:value-type="string"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P7"><text:s text:c="63"/></text:p>
                  <text:p text:style-name="P7"><text:s text:c="34"/></text:p>
                </table:table-cell>
              </table:table-row>
            </table:table>
            <text:p text:style-name="P1"/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5">B.</text:span></text:span><draw:frame text:anchor-type="as-char" draw:z-index="44" draw:name="Shape4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18.1">
          <table:table-cell table:style-name="Table118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118.1">
          <table:table-cell table:style-name="Table118.A1" office:value-type="string">
            <text:p text:style-name="P9">46.</text:p>
          </table:table-cell>
          <table:table-cell table:style-name="Table118.B1" office:value-type="string">
            <text:p text:style-name="P7">if public member is inheriting to subclass of another package, then it can be used in outside a subclass</text:p>
          </table:table-cell>
          <table:table-cell table:style-name="Table118.C4" office:value-type="string">
            <text:p text:style-name="Standard"/>
          </table:table-cell>
          <table:table-cell table:style-name="Table118.D4" office:value-type="string">
            <text:p text:style-name="Standard"/>
          </table:table-cell>
        </table:table-row>
        <table:table-row table:style-name="Table118.1">
          <table:table-cell table:style-name="Table118.A5" table:number-columns-spanned="4" office:value-type="string"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pan text:style-name="pd-r10"><text:span text:style-name="T5">A.</text:span></text:span><draw:frame text:anchor-type="as-char" draw:z-index="45" draw:name="Shape4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P13"><text:s text:c="62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 table:style-name="Table118.1">
          <table:table-cell table:style-name="Table118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123" table:style-name="Table123">
        <table:table-column table:style-name="Table123.A"/>
        <table:table-column table:style-name="Table123.B"/>
        <table:table-column table:style-name="Table123.C"/>
        <table:table-column table:style-name="Table123.D"/>
        <table:table-row table:style-name="Table123.1">
          <table:table-cell table:style-name="Table123.A1" office:value-type="string">
            <text:p text:style-name="P9">47.</text:p>
          </table:table-cell>
          <table:table-cell table:style-name="Table123.B1" table:number-columns-spanned="2" office:value-type="string">
            <text:p text:style-name="P7">if public member is <text:s text:c="2"/>inheriting to subclass of another package, then it should be used only in the same subclass</text:p>
          </table:table-cell>
          <table:covered-table-cell/>
          <table:table-cell table:style-name="Table123.D1" office:value-type="string">
            <text:p text:style-name="Standard"/>
          </table:table-cell>
        </table:table-row>
        <table:table-row table:style-name="Table123.1">
          <table:table-cell table:style-name="Table123.A2" table:number-columns-spanned="4" office:value-type="string"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5">B.</text:span></text:span><draw:frame text:anchor-type="as-char" draw:z-index="46" draw:name="Shape4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123.1">
          <table:table-cell table:style-name="Table123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123.1">
          <table:table-cell table:style-name="Table123.A1" office:value-type="string">
            <text:p text:style-name="P9">48.</text:p>
          </table:table-cell>
          <table:table-cell table:style-name="Table123.B1" office:value-type="string">
            <text:p text:style-name="P7">only public classes can be used in another packages.</text:p>
          </table:table-cell>
          <table:table-cell table:style-name="Table123.C4" office:value-type="string">
            <text:p text:style-name="Standard"/>
          </table:table-cell>
          <table:table-cell table:style-name="Table123.D4" office:value-type="string">
            <text:p text:style-name="Standard"/>
          </table:table-cell>
        </table:table-row>
        <table:table-row table:style-name="Table123.1">
          <table:table-cell table:style-name="Table123.A5" table:number-columns-spanned="4" office:value-type="string"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HTML_20_Preformatted"><text:span text:style-name="T2"><text:s text:c="62"/></text:span></text:p>
                  <text:p text:style-name="P7"><text:s text:c="34"/></text:p>
                </table:table-cell>
              </table:table-row>
            </table:table>
            <text:p text:style-name="P1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Standard"><text:span text:style-name="pd-r10"><text:span text:style-name="T5">B.</text:span></text:span><draw:frame text:anchor-type="as-char" draw:z-index="47" draw:name="Shape4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23.1">
          <table:table-cell table:style-name="Table123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128" table:style-name="Table128">
        <table:table-column table:style-name="Table128.A"/>
        <table:table-column table:style-name="Table128.B"/>
        <table:table-column table:style-name="Table128.C"/>
        <table:table-row table:style-name="Table128.1">
          <table:table-cell table:style-name="Table128.A1" office:value-type="string">
            <text:p text:style-name="P9">49.</text:p>
          </table:table-cell>
          <table:table-cell table:style-name="Table128.B1" office:value-type="string">
            <text:p text:style-name="P7">we can use one class in another class of the same package without import.</text:p>
          </table:table-cell>
          <table:table-cell table:style-name="Table128.C1" office:value-type="string">
            <text:p text:style-name="Standard"/>
          </table:table-cell>
        </table:table-row>
        <table:table-row table:style-name="Table128.1">
          <table:table-cell table:style-name="Table128.A2" table:number-columns-spanned="3" office:value-type="string"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5">A.</text:span></text:span><draw:frame text:anchor-type="as-char" draw:z-index="48" draw:name="Shape5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HTML_20_Preformatted"><text:span text:style-name="T2"><text:s text:c="61"/></text:span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28.1">
          <table:table-cell table:style-name="Table128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128.1">
          <table:table-cell table:style-name="Table128.A1" office:value-type="string">
            <text:p text:style-name="P9">50.</text:p>
          </table:table-cell>
          <table:table-cell table:style-name="Table128.B1" office:value-type="string">
            <text:p text:style-name="P7">we can use another package class without import</text:p>
          </table:table-cell>
          <table:table-cell table:style-name="Table128.C4" office:value-type="string">
            <text:p text:style-name="Standard"/>
          </table:table-cell>
        </table:table-row>
        <table:table-row table:style-name="Table128.1">
          <table:table-cell table:style-name="Table128.A5" table:number-columns-spanned="3" office:value-type="string"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HTML_20_Preformatted"><text:span text:style-name="T2"><text:s text:c="61"/></text:span></text:p>
                  <text:p text:style-name="P7"><text:s text:c="34"/></text:p>
                </table:table-cell>
              </table:table-row>
            </table:table>
            <text:p text:style-name="P1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Standard"><text:span text:style-name="pd-r10"><text:span text:style-name="T5">B.</text:span></text:span><draw:frame text:anchor-type="as-char" draw:z-index="49" draw:name="Shape5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</table:table-row>
        <table:table-row table:style-name="Table128.1">
          <table:table-cell table:style-name="Table128.A6" table:number-columns-spanned="3" office:value-type="string">
            <text:p text:style-name="P11"><text:s text:c="2"/><text:soft-page-break/></text:p>
          </table:table-cell>
          <table:covered-table-cell/>
          <table:covered-table-cell/>
        </table:table-row>
      </table:table>
      <text:p text:style-name="P4"/>
      <table:table table:name="Table133" table:style-name="Table133">
        <table:table-column table:style-name="Table133.A"/>
        <table:table-column table:style-name="Table133.B"/>
        <table:table-column table:style-name="Table133.C"/>
        <table:table-row table:style-name="Table133.1">
          <table:table-cell table:style-name="Table133.A1" office:value-type="string">
            <text:p text:style-name="P9"/>
          </table:table-cell>
          <table:table-cell table:style-name="Table133.B1" office:value-type="string">
            <text:p text:style-name="P7"/>
          </table:table-cell>
          <table:table-cell table:style-name="Table133.C1" office:value-type="string">
            <text:p text:style-name="Standard"/>
          </table:table-cell>
        </table:table-row>
        <table:table-row table:style-name="Table133.1">
          <table:table-cell table:style-name="Table133.A2" table:number-columns-spanned="3" office:value-type="string"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P13"><text:span text:style-name="pd-r10"><text:span text:style-name="T5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33.1">
          <table:table-cell table:style-name="Table133.A3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33.1">
          <table:table-cell table:style-name="Table133.A1" office:value-type="string">
            <text:p text:style-name="P9"/>
          </table:table-cell>
          <table:table-cell table:style-name="Table133.B1" office:value-type="string">
            <text:p text:style-name="P7"/>
          </table:table-cell>
          <table:table-cell table:style-name="Table133.C4" office:value-type="string">
            <text:p text:style-name="Standard"/>
          </table:table-cell>
        </table:table-row>
        <table:table-row table:style-name="Table133.1">
          <table:table-cell table:style-name="Table133.A5" table:number-columns-spanned="3" office:value-type="string"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P13"><text:span text:style-name="pd-r10"><text:span text:style-name="T5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33.1">
          <table:table-cell table:style-name="Table133.A6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"/>
      <text:p text:style-name="P4"/>
      <table:table table:name="Table143" table:style-name="Table143">
        <table:table-column table:style-name="Table143.A"/>
        <table:table-row table:style-name="Table143.1">
          <table:table-cell table:style-name="Table143.A1" office:value-type="string">
            <text:p text:style-name="P11"><text:s/></text:p>
          </table:table-cell>
        </table:table-row>
      </table:table>
      <text:p text:style-name="P4"/>
      <table:table table:name="Table148" table:style-name="Table148">
        <table:table-column table:style-name="Table148.A"/>
        <table:table-row table:style-name="Table148.1">
          <table:table-cell table:style-name="Table148.A1" office:value-type="string"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5">A.</text:span></text:span><draw:frame text:anchor-type="as-char" draw:z-index="50" draw:name="Shape6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5">B.</text:span></text:span><draw:frame text:anchor-type="as-char" draw:z-index="51" draw:name="Shape6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</table:table-row>
        <table:table-row table:style-name="Table148.1">
          <table:table-cell table:style-name="Table148.A2" office:value-type="string">
            <text:p text:style-name="P11"><text:s/></text:p>
          </table:table-cell>
        </table:table-row>
      </table:table>
      <text:p text:style-name="P4"/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row table:style-name="Table153.1">
          <table:table-cell table:style-name="Table153.A1" office:value-type="string">
            <text:p text:style-name="P9">59.</text:p>
          </table:table-cell>
          <table:table-cell table:style-name="Table153.B1" office:value-type="string">
            <text:p text:style-name="P7">we can use private method of A class inside a B class</text:p>
          </table:table-cell>
          <table:table-cell table:style-name="Table153.C1" office:value-type="string">
            <text:p text:style-name="Standard"/>
          </table:table-cell>
          <table:table-cell table:style-name="Table153.D1" office:value-type="string">
            <text:p text:style-name="Standard"/>
          </table:table-cell>
        </table:table-row>
        <table:table-row table:style-name="Table153.1">
          <table:table-cell table:style-name="Table153.A2" table:number-columns-spanned="4" office:value-type="string"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5">A.</text:span></text:span><draw:frame text:anchor-type="as-char" draw:z-index="52" draw:name="Shape7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5">B.</text:span></text:span><draw:frame text:anchor-type="as-char" draw:z-index="53" draw:name="Shape7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oft-page-break/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53.1">
          <table:table-cell table:style-name="Table153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153.1">
          <table:table-cell table:style-name="Table153.A1" office:value-type="string">
            <text:p text:style-name="P9">60.</text:p>
          </table:table-cell>
          <table:table-cell table:style-name="Table153.B1" table:number-columns-spanned="2" office:value-type="string">
            <text:p text:style-name="P7">we can use private method of A class inside a B class, if both the classes are in the same java file.</text:p>
          </table:table-cell>
          <table:covered-table-cell/>
          <table:table-cell table:style-name="Table153.D4" office:value-type="string">
            <text:p text:style-name="Standard"/>
          </table:table-cell>
        </table:table-row>
        <table:table-row table:style-name="Table153.1">
          <table:table-cell table:style-name="Table153.A5" table:number-columns-spanned="4" office:value-type="string"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5">A.</text:span></text:span><draw:frame text:anchor-type="as-char" draw:z-index="54" draw:name="Shape7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Standard"><text:span text:style-name="pd-r10"><text:span text:style-name="T5">B.</text:span></text:span><draw:frame text:anchor-type="as-char" draw:z-index="55" draw:name="Shape7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53.1">
          <table:table-cell table:style-name="Table153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P4"/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row table:style-name="Table159.1">
          <table:table-cell table:style-name="Table159.A1" office:value-type="string">
            <text:p text:style-name="P9">61.</text:p>
          </table:table-cell>
          <table:table-cell table:style-name="Table159.B1" office:value-type="string">
            <text:p text:style-name="P7">constructor can be private.</text:p>
          </table:table-cell>
          <table:table-cell table:style-name="Table159.C1" office:value-type="string">
            <text:p text:style-name="Standard"/>
          </table:table-cell>
          <table:table-cell table:style-name="Table159.D1" office:value-type="string">
            <text:p text:style-name="Standard"/>
          </table:table-cell>
        </table:table-row>
        <table:table-row table:style-name="Table159.1">
          <table:table-cell table:style-name="Table159.A2" table:number-columns-spanned="4" office:value-type="string"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Standard"><text:span text:style-name="pd-r10"><text:span text:style-name="T5">A.</text:span></text:span><draw:frame text:anchor-type="as-char" draw:z-index="56" draw:name="Shape7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Standard"><text:span text:style-name="pd-r10"><text:span text:style-name="T5">B.</text:span></text:span><draw:frame text:anchor-type="as-char" draw:z-index="57" draw:name="Shape7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59.1">
          <table:table-cell table:style-name="Table159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159.1">
          <table:table-cell table:style-name="Table159.A1" office:value-type="string">
            <text:p text:style-name="P9">62.</text:p>
          </table:table-cell>
          <table:table-cell table:style-name="Table159.B1" table:number-columns-spanned="2" office:value-type="string">
            <text:p text:style-name="P7">if class containing private constructor, then object should be created within the same class.</text:p>
          </table:table-cell>
          <table:covered-table-cell/>
          <table:table-cell table:style-name="Table159.D4" office:value-type="string">
            <text:p text:style-name="Standard"/>
          </table:table-cell>
        </table:table-row>
        <text:soft-page-break/>
        <table:table-row table:style-name="Table159.1">
          <table:table-cell table:style-name="Table159.A5" table:number-columns-spanned="4" office:value-type="string"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Standard"><text:span text:style-name="pd-r10"><text:span text:style-name="T5">A.</text:span></text:span><draw:frame text:anchor-type="as-char" draw:z-index="58" draw:name="Shape7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Standard"><text:span text:style-name="pd-r10"><text:span text:style-name="T5">B.</text:span></text:span><draw:frame text:anchor-type="as-char" draw:z-index="59" draw:name="Shape7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Standard"><text:span text:style-name="pd-r10"><text:span text:style-name="T5">C.</text:span></text:span><draw:frame text:anchor-type="as-char" draw:z-index="60" draw:name="Shape7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<text:s/>we cant make constructor as a private.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59.1">
          <table:table-cell table:style-name="Table159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able:table-row table:style-name="Table165.1">
          <table:table-cell table:style-name="Table165.A1" office:value-type="string">
            <text:p text:style-name="P9">63.</text:p>
          </table:table-cell>
          <table:table-cell table:style-name="Table165.B1" table:number-columns-spanned="2" office:value-type="string">
            <text:p text:style-name="P7">if class containing only private constructor/constructors, then we cant develop a subclass.</text:p>
          </table:table-cell>
          <table:covered-table-cell/>
          <table:table-cell table:style-name="Table165.D1" office:value-type="string">
            <text:p text:style-name="Standard"/>
          </table:table-cell>
        </table:table-row>
        <table:table-row table:style-name="Table165.1">
          <table:table-cell table:style-name="Table165.A2" table:number-columns-spanned="4" office:value-type="string"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Standard"><text:span text:style-name="pd-r10"><text:span text:style-name="T5">A.</text:span></text:span><draw:frame text:anchor-type="as-char" draw:z-index="61" draw:name="Shape7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Standard"><text:span text:style-name="pd-r10"><text:span text:style-name="T5">B.</text:span></text:span><draw:frame text:anchor-type="as-char" draw:z-index="62" draw:name="Shape8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Standard"><text:span text:style-name="pd-r10"><text:span text:style-name="T5">C.</text:span></text:span><draw:frame text:anchor-type="as-char" draw:z-index="63" draw:name="Shape8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<text:s/>we cant make constructor as a private.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65.1">
          <table:table-cell table:style-name="Table165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ext:soft-page-break/>
        <table:table-row table:style-name="Table165.1">
          <table:table-cell table:style-name="Table165.A1" office:value-type="string">
            <text:p text:style-name="P9">64.</text:p>
          </table:table-cell>
          <table:table-cell table:style-name="Table165.B1" office:value-type="string">
            <text:p text:style-name="P7">private member of a class can be accessed from its subclass.</text:p>
          </table:table-cell>
          <table:table-cell table:style-name="Table165.C4" office:value-type="string">
            <text:p text:style-name="Standard"/>
          </table:table-cell>
          <table:table-cell table:style-name="Table165.D4" office:value-type="string">
            <text:p text:style-name="Standard"/>
          </table:table-cell>
        </table:table-row>
        <table:table-row table:style-name="Table165.1">
          <table:table-cell table:style-name="Table165.A5" table:number-columns-spanned="4" office:value-type="string"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5">A.</text:span></text:span><draw:frame text:anchor-type="as-char" draw:z-index="64" draw:name="Shape8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pd-r10"><text:span text:style-name="T5">B.</text:span></text:span><draw:frame text:anchor-type="as-char" draw:z-index="65" draw:name="Shape8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65.1">
          <table:table-cell table:style-name="Table165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P4"/>
      <table:table table:name="Table171" table:style-name="Table171">
        <table:table-column table:style-name="Table171.A"/>
        <table:table-column table:style-name="Table171.B"/>
        <table:table-column table:style-name="Table171.C"/>
        <table:table-row table:style-name="Table171.1">
          <table:table-cell table:style-name="Table171.A1" office:value-type="string">
            <text:p text:style-name="P9">65.</text:p>
          </table:table-cell>
          <table:table-cell table:style-name="Table171.B1" office:value-type="string">
            <text:p text:style-name="P7">Sub class constructor always should call only super class non private constructor.</text:p>
          </table:table-cell>
          <table:table-cell table:style-name="Table171.C1" office:value-type="string">
            <text:p text:style-name="Standard"/>
          </table:table-cell>
        </table:table-row>
        <table:table-row table:style-name="Table171.1">
          <table:table-cell table:style-name="Table171.A2" table:number-columns-spanned="3" office:value-type="string"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Standard"><text:span text:style-name="pd-r10"><text:span text:style-name="T5">A.</text:span></text:span><draw:frame text:anchor-type="as-char" draw:z-index="66" draw:name="Shape8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67" table:style-name="Table167">
              <table:table-column table:style-name="Table167.A"/>
              <table:table-row table:style-name="Table167.1">
                <table:table-cell table:style-name="Table167.A1" office:value-type="string">
                  <text:p text:style-name="Standard"><text:span text:style-name="pd-r10"><text:span text:style-name="T5">B.</text:span></text:span><draw:frame text:anchor-type="as-char" draw:z-index="67" draw:name="Shape8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Standard"><text:span text:style-name="pd-r10"><text:span text:style-name="T5">C.</text:span></text:span><draw:frame text:anchor-type="as-char" draw:z-index="68" draw:name="Shape8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<text:s/>we cant make constructor as a private.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71.1">
          <table:table-cell table:style-name="Table171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171.1">
          <table:table-cell table:style-name="Table171.A1" office:value-type="string">
            <text:p text:style-name="P9">66.</text:p>
          </table:table-cell>
          <table:table-cell table:style-name="Table171.B1" office:value-type="string">
            <text:p text:style-name="P7">private static methods of super class can be accessed from its subclass</text:p>
          </table:table-cell>
          <table:table-cell table:style-name="Table171.C4" office:value-type="string">
            <text:p text:style-name="Standard"/>
          </table:table-cell>
        </table:table-row>
        <text:soft-page-break/>
        <table:table-row table:style-name="Table171.1">
          <table:table-cell table:style-name="Table171.A5" table:number-columns-spanned="3" office:value-type="string"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5">A.</text:span></text:span><draw:frame text:anchor-type="as-char" draw:z-index="69" draw:name="Shape8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pan text:style-name="pd-r10"><text:span text:style-name="T5">B.</text:span></text:span><draw:frame text:anchor-type="as-char" draw:z-index="70" draw:name="Shape8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71.1">
          <table:table-cell table:style-name="Table171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office:value-type="string">
            <text:p text:style-name="P9">67.</text:p>
          </table:table-cell>
          <table:table-cell table:style-name="Table176.B1" office:value-type="string">
            <text:p text:style-name="P7">outer classes can be private</text:p>
          </table:table-cell>
          <table:table-cell table:style-name="Table176.C1" office:value-type="string">
            <text:p text:style-name="Standard"/>
          </table:table-cell>
        </table:table-row>
        <table:table-row table:style-name="Table176.1">
          <table:table-cell table:style-name="Table176.A2" table:number-columns-spanned="3" office:value-type="string"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Standard"><text:span text:style-name="pd-r10"><text:span text:style-name="T5">A.</text:span></text:span><draw:frame text:anchor-type="as-char" draw:z-index="71" draw:name="Shape8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Standard"><text:span text:style-name="pd-r10"><text:span text:style-name="T5">B.</text:span></text:span><draw:frame text:anchor-type="as-char" draw:z-index="72" draw:name="Shape9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76.1">
          <table:table-cell table:style-name="Table176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176.1">
          <table:table-cell table:style-name="Table176.A1" office:value-type="string">
            <text:p text:style-name="P9">68.</text:p>
          </table:table-cell>
          <table:table-cell table:style-name="Table176.B1" office:value-type="string">
            <text:p text:style-name="P7">inner classes can be private</text:p>
          </table:table-cell>
          <table:table-cell table:style-name="Table176.C4" office:value-type="string">
            <text:p text:style-name="Standard"/>
          </table:table-cell>
        </table:table-row>
        <table:table-row table:style-name="Table176.1">
          <table:table-cell table:style-name="Table176.A5" table:number-columns-spanned="3" office:value-type="string">
            <table:table table:name="Table174" table:style-name="Table174">
              <table:table-column table:style-name="Table174.A"/>
              <table:table-row table:style-name="Table174.1">
                <table:table-cell table:style-name="Table174.A1" office:value-type="string">
                  <text:p text:style-name="Standard"><text:span text:style-name="pd-r10"><text:span text:style-name="T5">A.</text:span></text:span><draw:frame text:anchor-type="as-char" draw:z-index="73" draw:name="Shape9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5">B.</text:span></text:span><draw:frame text:anchor-type="as-char" draw:z-index="74" draw:name="Shape9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oft-page-break/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76.1">
          <table:table-cell table:style-name="Table176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181" table:style-name="Table181">
        <table:table-column table:style-name="Table181.A"/>
        <table:table-column table:style-name="Table181.B"/>
        <table:table-column table:style-name="Table181.C"/>
        <table:table-row table:style-name="Table181.1">
          <table:table-cell table:style-name="Table181.A1" office:value-type="string">
            <text:p text:style-name="P9">69.</text:p>
          </table:table-cell>
          <table:table-cell table:style-name="Table181.B1" office:value-type="string">
            <text:p text:style-name="P7">outer classes can't be static</text:p>
          </table:table-cell>
          <table:table-cell table:style-name="Table181.C1" office:value-type="string">
            <text:p text:style-name="Standard"/>
          </table:table-cell>
        </table:table-row>
        <table:table-row table:style-name="Table181.1">
          <table:table-cell table:style-name="Table181.A2" table:number-columns-spanned="3" office:value-type="string"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Standard"><text:span text:style-name="pd-r10"><text:span text:style-name="T5">A.</text:span></text:span><draw:frame text:anchor-type="as-char" draw:z-index="75" draw:name="Shape9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5">B.</text:span></text:span><draw:frame text:anchor-type="as-char" draw:z-index="76" draw:name="Shape9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81.1">
          <table:table-cell table:style-name="Table181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181.1">
          <table:table-cell table:style-name="Table181.A1" office:value-type="string">
            <text:p text:style-name="P9">70.</text:p>
          </table:table-cell>
          <table:table-cell table:style-name="Table181.B1" office:value-type="string">
            <text:p text:style-name="P7">inner classes can't be static</text:p>
          </table:table-cell>
          <table:table-cell table:style-name="Table181.C4" office:value-type="string">
            <text:p text:style-name="Standard"/>
          </table:table-cell>
        </table:table-row>
        <table:table-row table:style-name="Table181.1">
          <table:table-cell table:style-name="Table181.A5" table:number-columns-spanned="3" office:value-type="string"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Standard"><text:span text:style-name="pd-r10"><text:span text:style-name="T5">A.</text:span></text:span><draw:frame text:anchor-type="as-char" draw:z-index="77" draw:name="Shape9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5">B.</text:span></text:span><draw:frame text:anchor-type="as-char" draw:z-index="78" draw:name="Shape9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81.1">
          <table:table-cell table:style-name="Table181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186" table:style-name="Table186">
        <table:table-column table:style-name="Table186.A"/>
        <table:table-column table:style-name="Table186.B"/>
        <table:table-column table:style-name="Table186.C"/>
        <table:table-row table:style-name="Table186.1">
          <table:table-cell table:style-name="Table186.A1" office:value-type="string">
            <text:p text:style-name="P9">71.</text:p>
          </table:table-cell>
          <table:table-cell table:style-name="Table186.B1" office:value-type="string">
            <text:p text:style-name="P7">static initialization block can be private</text:p>
          </table:table-cell>
          <table:table-cell table:style-name="Table186.C1" office:value-type="string">
            <text:p text:style-name="Standard"/>
          </table:table-cell>
        </table:table-row>
        <text:soft-page-break/>
        <table:table-row table:style-name="Table186.1">
          <table:table-cell table:style-name="Table186.A2" table:number-columns-spanned="3" office:value-type="string"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5">A.</text:span></text:span><draw:frame text:anchor-type="as-char" draw:z-index="79" draw:name="Shape9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Standard"><text:span text:style-name="pd-r10"><text:span text:style-name="T5">B.</text:span></text:span><draw:frame text:anchor-type="as-char" draw:z-index="80" draw:name="Shape9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86.1">
          <table:table-cell table:style-name="Table186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186.1">
          <table:table-cell table:style-name="Table186.A1" office:value-type="string">
            <text:p text:style-name="P9">72.</text:p>
          </table:table-cell>
          <table:table-cell table:style-name="Table186.B1" office:value-type="string">
            <text:p text:style-name="P7">instance initialization block can't be private</text:p>
          </table:table-cell>
          <table:table-cell table:style-name="Table186.C4" office:value-type="string">
            <text:p text:style-name="Standard"/>
          </table:table-cell>
        </table:table-row>
        <table:table-row table:style-name="Table186.1">
          <table:table-cell table:style-name="Table186.A5" table:number-columns-spanned="3" office:value-type="string"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5">A.</text:span></text:span><draw:frame text:anchor-type="as-char" draw:z-index="81" draw:name="Shape9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5">B.</text:span></text:span><draw:frame text:anchor-type="as-char" draw:z-index="82" draw:name="Shape10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86.1">
          <table:table-cell table:style-name="Table186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191" table:style-name="Table191">
        <table:table-column table:style-name="Table191.A"/>
        <table:table-column table:style-name="Table191.B"/>
        <table:table-column table:style-name="Table191.C"/>
        <table:table-row table:style-name="Table191.1">
          <table:table-cell table:style-name="Table191.A1" office:value-type="string">
            <text:p text:style-name="P9">73.</text:p>
          </table:table-cell>
          <table:table-cell table:style-name="Table191.B1" office:value-type="string">
            <text:p text:style-name="P7">private members of super class inheriting to subclass</text:p>
          </table:table-cell>
          <table:table-cell table:style-name="Table191.C1" office:value-type="string">
            <text:p text:style-name="Standard"/>
          </table:table-cell>
        </table:table-row>
        <table:table-row table:style-name="Table191.1">
          <table:table-cell table:style-name="Table191.A2" table:number-columns-spanned="3" office:value-type="string"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pan text:style-name="pd-r10"><text:span text:style-name="T5">A.</text:span></text:span><draw:frame text:anchor-type="as-char" draw:z-index="83" draw:name="Shape10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88" table:style-name="Table188">
              <table:table-column table:style-name="Table188.A"/>
              <table:table-row table:style-name="Table188.1">
                <table:table-cell table:style-name="Table188.A1" office:value-type="string">
                  <text:p text:style-name="Standard"><text:span text:style-name="pd-r10"><text:span text:style-name="T5">B.</text:span></text:span><draw:frame text:anchor-type="as-char" draw:z-index="84" draw:name="Shape10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oft-page-break/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91.1">
          <table:table-cell table:style-name="Table191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191.1">
          <table:table-cell table:style-name="Table191.A1" office:value-type="string">
            <text:p text:style-name="P9">74.</text:p>
          </table:table-cell>
          <table:table-cell table:style-name="Table191.B1" office:value-type="string">
            <text:p text:style-name="P7">private members are surviving in the inheritance</text:p>
          </table:table-cell>
          <table:table-cell table:style-name="Table191.C4" office:value-type="string">
            <text:p text:style-name="Standard"/>
          </table:table-cell>
        </table:table-row>
        <table:table-row table:style-name="Table191.1">
          <table:table-cell table:style-name="Table191.A5" table:number-columns-spanned="3" office:value-type="string"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Standard"><text:span text:style-name="pd-r10"><text:span text:style-name="T5">A.</text:span></text:span><draw:frame text:anchor-type="as-char" draw:z-index="85" draw:name="Shape10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5">B.</text:span></text:span><draw:frame text:anchor-type="as-char" draw:z-index="86" draw:name="Shape10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91.1">
          <table:table-cell table:style-name="Table191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196" table:style-name="Table196">
        <table:table-column table:style-name="Table196.A"/>
        <table:table-column table:style-name="Table196.B"/>
        <table:table-column table:style-name="Table196.C"/>
        <table:table-row table:style-name="Table196.1">
          <table:table-cell table:style-name="Table196.A1" office:value-type="string">
            <text:p text:style-name="P9">75.</text:p>
          </table:table-cell>
          <table:table-cell table:style-name="Table196.B1" office:value-type="string">
            <text:p text:style-name="P7">default scope also considered as a package</text:p>
          </table:table-cell>
          <table:table-cell table:style-name="Table196.C1" office:value-type="string">
            <text:p text:style-name="Standard"/>
          </table:table-cell>
        </table:table-row>
        <table:table-row table:style-name="Table196.1">
          <table:table-cell table:style-name="Table196.A2" table:number-columns-spanned="3" office:value-type="string"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5">A.</text:span></text:span><draw:frame text:anchor-type="as-char" draw:z-index="87" draw:name="Shape10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5">B.</text:span></text:span><draw:frame text:anchor-type="as-char" draw:z-index="88" draw:name="Shape10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96.1">
          <table:table-cell table:style-name="Table196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196.1">
          <table:table-cell table:style-name="Table196.A1" office:value-type="string">
            <text:p text:style-name="P9">76.</text:p>
          </table:table-cell>
          <table:table-cell table:style-name="Table196.B1" office:value-type="string">
            <text:p text:style-name="P7">default scoped members are allowed to use in the same package.</text:p>
          </table:table-cell>
          <table:table-cell table:style-name="Table196.C4" office:value-type="string">
            <text:p text:style-name="Standard"/>
          </table:table-cell>
        </table:table-row>
        <text:soft-page-break/>
        <table:table-row table:style-name="Table196.1">
          <table:table-cell table:style-name="Table196.A5" table:number-columns-spanned="3" office:value-type="string"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Standard"><text:span text:style-name="pd-r10"><text:span text:style-name="T5">A.</text:span></text:span><draw:frame text:anchor-type="as-char" draw:z-index="89" draw:name="Shape10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95" table:style-name="Table195">
              <table:table-column table:style-name="Table195.A"/>
              <table:table-row table:style-name="Table195.1">
                <table:table-cell table:style-name="Table195.A1" office:value-type="string">
                  <text:p text:style-name="Standard"><text:span text:style-name="pd-r10"><text:span text:style-name="T5">B.</text:span></text:span><draw:frame text:anchor-type="as-char" draw:z-index="90" draw:name="Shape10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96.1">
          <table:table-cell table:style-name="Table196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01" table:style-name="Table201">
        <table:table-column table:style-name="Table201.A"/>
        <table:table-column table:style-name="Table201.B"/>
        <table:table-column table:style-name="Table201.C"/>
        <table:table-row table:style-name="Table201.1">
          <table:table-cell table:style-name="Table201.A1" office:value-type="string">
            <text:p text:style-name="P9">77.</text:p>
          </table:table-cell>
          <table:table-cell table:style-name="Table201.B1" office:value-type="string">
            <text:p text:style-name="P7">default scoped members are allowed to use in the other packages also.</text:p>
          </table:table-cell>
          <table:table-cell table:style-name="Table201.C1" office:value-type="string">
            <text:p text:style-name="Standard"/>
          </table:table-cell>
        </table:table-row>
        <table:table-row table:style-name="Table201.1">
          <table:table-cell table:style-name="Table201.A2" table:number-columns-spanned="3" office:value-type="string"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5">A.</text:span></text:span><draw:frame text:anchor-type="as-char" draw:z-index="91" draw:name="Shape10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Standard"><text:span text:style-name="pd-r10"><text:span text:style-name="T5">B.</text:span></text:span><draw:frame text:anchor-type="as-char" draw:z-index="92" draw:name="Shape11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1.1">
          <table:table-cell table:style-name="Table201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201.1">
          <table:table-cell table:style-name="Table201.A1" office:value-type="string">
            <text:p text:style-name="P9">78.</text:p>
          </table:table-cell>
          <table:table-cell table:style-name="Table201.B1" office:value-type="string">
            <text:p text:style-name="P7">default scoped members are inheriting to the subclasses of same package.</text:p>
          </table:table-cell>
          <table:table-cell table:style-name="Table201.C4" office:value-type="string">
            <text:p text:style-name="Standard"/>
          </table:table-cell>
        </table:table-row>
        <table:table-row table:style-name="Table201.1">
          <table:table-cell table:style-name="Table201.A5" table:number-columns-spanned="3" office:value-type="string"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5">A.</text:span></text:span><draw:frame text:anchor-type="as-char" draw:z-index="93" draw:name="Shape11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Standard"><text:soft-page-break/><text:span text:style-name="pd-r10"><text:span text:style-name="T5">B.</text:span></text:span><draw:frame text:anchor-type="as-char" draw:z-index="94" draw:name="Shape11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1.1">
          <table:table-cell table:style-name="Table201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06" table:style-name="Table206">
        <table:table-column table:style-name="Table206.A"/>
        <table:table-column table:style-name="Table206.B"/>
        <table:table-column table:style-name="Table206.C"/>
        <table:table-row table:style-name="Table206.1">
          <table:table-cell table:style-name="Table206.A1" office:value-type="string">
            <text:p text:style-name="P9">79.</text:p>
          </table:table-cell>
          <table:table-cell table:style-name="Table206.B1" office:value-type="string">
            <text:p text:style-name="P7">default scoped members are inheriting to the subclasses of any package.</text:p>
          </table:table-cell>
          <table:table-cell table:style-name="Table206.C1" office:value-type="string">
            <text:p text:style-name="Standard"/>
          </table:table-cell>
        </table:table-row>
        <table:table-row table:style-name="Table206.1">
          <table:table-cell table:style-name="Table206.A2" table:number-columns-spanned="3" office:value-type="string">
            <table:table table:name="Table202" table:style-name="Table202">
              <table:table-column table:style-name="Table202.A"/>
              <table:table-row table:style-name="Table202.1">
                <table:table-cell table:style-name="Table202.A1" office:value-type="string">
                  <text:p text:style-name="Standard"><text:span text:style-name="pd-r10"><text:span text:style-name="T5">A.</text:span></text:span><draw:frame text:anchor-type="as-char" draw:z-index="95" draw:name="Shape11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5">B.</text:span></text:span><draw:frame text:anchor-type="as-char" draw:z-index="96" draw:name="Shape11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6.1">
          <table:table-cell table:style-name="Table206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206.1">
          <table:table-cell table:style-name="Table206.A1" office:value-type="string">
            <text:p text:style-name="P9">80.</text:p>
          </table:table-cell>
          <table:table-cell table:style-name="Table206.B1" office:value-type="string">
            <text:p text:style-name="P7">protected scoped members are allowed to use in the same package.</text:p>
          </table:table-cell>
          <table:table-cell table:style-name="Table206.C4" office:value-type="string">
            <text:p text:style-name="Standard"/>
          </table:table-cell>
        </table:table-row>
        <table:table-row table:style-name="Table206.1">
          <table:table-cell table:style-name="Table206.A5" table:number-columns-spanned="3" office:value-type="string"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Standard"><text:span text:style-name="pd-r10"><text:span text:style-name="T5">A.</text:span></text:span><draw:frame text:anchor-type="as-char" draw:z-index="97" draw:name="Shape11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Standard"><text:span text:style-name="pd-r10"><text:span text:style-name="T5">B.</text:span></text:span><draw:frame text:anchor-type="as-char" draw:z-index="98" draw:name="Shape11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6.1">
          <table:table-cell table:style-name="Table206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11" table:style-name="Table211">
        <table:table-column table:style-name="Table211.A"/>
        <table:table-column table:style-name="Table211.B"/>
        <table:table-column table:style-name="Table211.C"/>
        <text:soft-page-break/>
        <table:table-row table:style-name="Table211.1">
          <table:table-cell table:style-name="Table211.A1" office:value-type="string">
            <text:p text:style-name="P9">81.</text:p>
          </table:table-cell>
          <table:table-cell table:style-name="Table211.B1" office:value-type="string">
            <text:p text:style-name="P7">protected scoped members are allowed to use in the other packages also.</text:p>
          </table:table-cell>
          <table:table-cell table:style-name="Table211.C1" office:value-type="string">
            <text:p text:style-name="Standard"/>
          </table:table-cell>
        </table:table-row>
        <table:table-row table:style-name="Table211.1">
          <table:table-cell table:style-name="Table211.A2" table:number-columns-spanned="3" office:value-type="string"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pan text:style-name="pd-r10"><text:span text:style-name="T5">A.</text:span></text:span><draw:frame text:anchor-type="as-char" draw:z-index="99" draw:name="Shape11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Standard"><text:span text:style-name="pd-r10"><text:span text:style-name="T5">B.</text:span></text:span><draw:frame text:anchor-type="as-char" draw:z-index="100" draw:name="Shape11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11.1">
          <table:table-cell table:style-name="Table211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211.1">
          <table:table-cell table:style-name="Table211.A1" office:value-type="string">
            <text:p text:style-name="P9">82.</text:p>
          </table:table-cell>
          <table:table-cell table:style-name="Table211.B1" office:value-type="string">
            <text:p text:style-name="P7">protected and default both are one and the same in case of usage</text:p>
          </table:table-cell>
          <table:table-cell table:style-name="Table211.C4" office:value-type="string">
            <text:p text:style-name="Standard"/>
          </table:table-cell>
        </table:table-row>
        <table:table-row table:style-name="Table211.1">
          <table:table-cell table:style-name="Table211.A5" table:number-columns-spanned="3" office:value-type="string"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Standard"><text:span text:style-name="pd-r10"><text:span text:style-name="T5">A.</text:span></text:span><draw:frame text:anchor-type="as-char" draw:z-index="101" draw:name="Shape11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5">B.</text:span></text:span><draw:frame text:anchor-type="as-char" draw:z-index="102" draw:name="Shape12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11.1">
          <table:table-cell table:style-name="Table211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16" table:style-name="Table216">
        <table:table-column table:style-name="Table216.A"/>
        <table:table-column table:style-name="Table216.B"/>
        <table:table-column table:style-name="Table216.C"/>
        <table:table-column table:style-name="Table216.D"/>
        <table:table-row table:style-name="Table216.1">
          <table:table-cell table:style-name="Table216.A1" office:value-type="string">
            <text:p text:style-name="P9">83.</text:p>
          </table:table-cell>
          <table:table-cell table:style-name="Table216.B1" table:number-columns-spanned="2" office:value-type="string">
            <text:p text:style-name="P7">protected scoped member can be inherited to every subclass including subclass of another package</text:p>
          </table:table-cell>
          <table:covered-table-cell/>
          <table:table-cell table:style-name="Table216.D1" office:value-type="string">
            <text:p text:style-name="Standard"/>
          </table:table-cell>
        </table:table-row>
        <table:table-row table:style-name="Table216.1">
          <table:table-cell table:style-name="Table216.A2" table:number-columns-spanned="4" office:value-type="string"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Standard"><text:span text:style-name="pd-r10"><text:span text:style-name="T5">A.</text:span></text:span><draw:frame text:anchor-type="as-char" draw:z-index="103" draw:name="Shape12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oft-page-break/><text:span text:style-name="pd-r10"><text:span text:style-name="T5">B.</text:span></text:span><draw:frame text:anchor-type="as-char" draw:z-index="104" draw:name="Shape12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16.1">
          <table:table-cell table:style-name="Table216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216.1">
          <table:table-cell table:style-name="Table216.A1" office:value-type="string">
            <text:p text:style-name="P9">84.</text:p>
          </table:table-cell>
          <table:table-cell table:style-name="Table216.B1" office:value-type="string">
            <text:p text:style-name="P7">protected scoped member can be inherited to subclass of another package</text:p>
          </table:table-cell>
          <table:table-cell table:style-name="Table216.C4" office:value-type="string">
            <text:p text:style-name="Standard"/>
          </table:table-cell>
          <table:table-cell table:style-name="Table216.D4" office:value-type="string">
            <text:p text:style-name="Standard"/>
          </table:table-cell>
        </table:table-row>
        <table:table-row table:style-name="Table216.1">
          <table:table-cell table:style-name="Table216.A5" table:number-columns-spanned="4" office:value-type="string"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Standard"><text:span text:style-name="pd-r10"><text:span text:style-name="T5">A.</text:span></text:span><draw:frame text:anchor-type="as-char" draw:z-index="105" draw:name="Shape12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15" table:style-name="Table215">
              <table:table-column table:style-name="Table215.A"/>
              <table:table-row table:style-name="Table215.1">
                <table:table-cell table:style-name="Table215.A1" office:value-type="string">
                  <text:p text:style-name="Standard"><text:span text:style-name="pd-r10"><text:span text:style-name="T5">B.</text:span></text:span><draw:frame text:anchor-type="as-char" draw:z-index="106" draw:name="Shape12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16.1">
          <table:table-cell table:style-name="Table216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221" table:style-name="Table221">
        <table:table-column table:style-name="Table221.A"/>
        <table:table-column table:style-name="Table221.B"/>
        <table:table-column table:style-name="Table221.C"/>
        <table:table-row table:style-name="Table221.1">
          <table:table-cell table:style-name="Table221.A1" office:value-type="string">
            <text:p text:style-name="P9">85.</text:p>
          </table:table-cell>
          <table:table-cell table:style-name="Table221.B1" office:value-type="string">
            <text:p text:style-name="P7">if protected member is inheriting to subclass of another package, then it should be used in the within that subclass by using subclass reference type.</text:p>
          </table:table-cell>
          <table:table-cell table:style-name="Table221.C1" office:value-type="string">
            <text:p text:style-name="Standard"/>
          </table:table-cell>
        </table:table-row>
        <table:table-row table:style-name="Table221.1">
          <table:table-cell table:style-name="Table221.A2" table:number-columns-spanned="3" office:value-type="string"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Standard"><text:span text:style-name="pd-r10"><text:span text:style-name="T5">A.</text:span></text:span><text:span text:style-name="T5"><draw:frame text:anchor-type="as-char" draw:z-index="107" draw:name="Shape12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P7"><text:s text:c="31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21.1">
          <table:table-cell table:style-name="Table221.A3" table:number-columns-spanned="3" office:value-type="string">
            <text:p text:style-name="P11"><text:s/></text:p>
          </table:table-cell>
          <table:covered-table-cell/>
          <table:covered-table-cell/>
        </table:table-row>
        <table:table-row table:style-name="Table221.1">
          <table:table-cell table:style-name="Table221.A1" office:value-type="string">
            <text:p text:style-name="P9">86.</text:p>
          </table:table-cell>
          <table:table-cell table:style-name="Table221.B1" office:value-type="string">
            <text:p text:style-name="P7">if protected member is <text:s text:c="2"/>inheriting to subclass of another package, then it should be used in the within that subclass by using super class reference type.</text:p>
          </table:table-cell>
          <table:table-cell table:style-name="Table221.C4" office:value-type="string">
            <text:p text:style-name="Standard"/>
          </table:table-cell>
        </table:table-row>
        <text:soft-page-break/>
        <table:table-row table:style-name="Table221.1">
          <table:table-cell table:style-name="Table221.A5" table:number-columns-spanned="3" office:value-type="string"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P7"><text:s text:c="31"/></text:p>
                </table:table-cell>
              </table:table-row>
            </table:table>
            <text:p text:style-name="P1"/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Standard"><text:span text:style-name="pd-r10"><text:span text:style-name="T5">B.</text:span></text:span><draw:frame text:anchor-type="as-char" draw:z-index="108" draw:name="Shape12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21.1">
          <table:table-cell table:style-name="Table221.A6" table:number-columns-spanned="3" office:value-type="string">
            <text:p text:style-name="P11"><text:s text:c="2"/></text:p>
          </table:table-cell>
          <table:covered-table-cell/>
          <table:covered-table-cell/>
        </table:table-row>
      </table:table>
      <text:p text:style-name="P4"/>
      <table:table table:name="Table226" table:style-name="Table226">
        <table:table-column table:style-name="Table226.A"/>
        <table:table-column table:style-name="Table226.B"/>
        <table:table-column table:style-name="Table226.C"/>
        <table:table-row table:style-name="Table226.1">
          <table:table-cell table:style-name="Table226.A1" office:value-type="string">
            <text:p text:style-name="P9">87.</text:p>
          </table:table-cell>
          <table:table-cell table:style-name="Table226.B1" office:value-type="string">
            <text:p text:style-name="P7">if protected member is <text:s text:c="2"/>inheriting to subclass of another package, then it can be used in outside a subclass</text:p>
          </table:table-cell>
          <table:table-cell table:style-name="Table226.C1" office:value-type="string">
            <text:p text:style-name="Standard"/>
          </table:table-cell>
        </table:table-row>
        <table:table-row table:style-name="Table226.1">
          <table:table-cell table:style-name="Table226.A2" table:number-columns-spanned="3" office:value-type="string">
            <table:table table:name="Table222" table:style-name="Table222">
              <table:table-column table:style-name="Table222.A"/>
              <table:table-row table:style-name="Table222.1">
                <table:table-cell table:style-name="Table222.A1" office:value-type="string">
                  <text:p text:style-name="P7"><text:s text:c="30"/></text:p>
                </table:table-cell>
              </table:table-row>
            </table:table>
            <text:p text:style-name="P1"/>
            <table:table table:name="Table223" table:style-name="Table223">
              <table:table-column table:style-name="Table223.A"/>
              <table:table-row table:style-name="Table223.1">
                <table:table-cell table:style-name="Table223.A1" office:value-type="string">
                  <text:p text:style-name="Standard"><text:span text:style-name="pd-r10"><text:span text:style-name="T5">B.</text:span></text:span><draw:frame text:anchor-type="as-char" draw:z-index="109" draw:name="Shape12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26.1">
          <table:table-cell table:style-name="Table226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226.1">
          <table:table-cell table:style-name="Table226.A1" office:value-type="string">
            <text:p text:style-name="P9">88.</text:p>
          </table:table-cell>
          <table:table-cell table:style-name="Table226.B1" office:value-type="string">
            <text:p text:style-name="P7">if protected member is <text:s text:c="2"/>inheriting to subclass of another package, then it should be used in the same subclass</text:p>
          </table:table-cell>
          <table:table-cell table:style-name="Table226.C4" office:value-type="string">
            <text:p text:style-name="Standard"/>
          </table:table-cell>
        </table:table-row>
        <table:table-row table:style-name="Table226.1">
          <table:table-cell table:style-name="Table226.A5" table:number-columns-spanned="3" office:value-type="string"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5">A.</text:span></text:span><draw:frame text:anchor-type="as-char" draw:z-index="110" draw:name="Shape12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P7"><text:s text:c="105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26.1">
          <table:table-cell table:style-name="Table226.A6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"/>
      <table:table table:name="Table231" table:style-name="Table231">
        <table:table-column table:style-name="Table231.A"/>
        <table:table-column table:style-name="Table231.B"/>
        <table:table-column table:style-name="Table231.C"/>
        <table:table-row table:style-name="Table231.1">
          <table:table-cell table:style-name="Table231.A1" office:value-type="string">
            <text:p text:style-name="P9">89.</text:p>
          </table:table-cell>
          <table:table-cell table:style-name="Table231.B1" office:value-type="string">
            <text:p text:style-name="P7">public scoped members are allowed to use only in the same package.</text:p>
          </table:table-cell>
          <table:table-cell table:style-name="Table231.C1" office:value-type="string">
            <text:p text:style-name="Standard"/>
          </table:table-cell>
        </table:table-row>
        <table:table-row table:style-name="Table231.1">
          <table:table-cell table:style-name="Table231.A2" table:number-columns-spanned="3" office:value-type="string"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P13"/>
                </table:table-cell>
              </table:table-row>
            </table:table>
            <text:p text:style-name="P1"/>
            <table:table table:name="Table228" table:style-name="Table228">
              <table:table-column table:style-name="Table228.A"/>
              <table:table-row table:style-name="Table228.1">
                <table:table-cell table:style-name="Table228.A1" office:value-type="string">
                  <text:p text:style-name="Standard"><text:soft-page-break/><text:span text:style-name="pd-r10"><text:span text:style-name="T5">B.</text:span></text:span><draw:frame text:anchor-type="as-char" draw:z-index="111" draw:name="Shape12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2">fals</text:span><text:span text:style-name="T4">e</text:span>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31.1">
          <table:table-cell table:style-name="Table231.A3" table:number-columns-spanned="3" office:value-type="string">
            <text:p text:style-name="P11"><text:s text:c="2"/></text:p>
          </table:table-cell>
          <table:covered-table-cell/>
          <table:covered-table-cell/>
        </table:table-row>
        <table:table-row table:style-name="Table231.1">
          <table:table-cell table:style-name="Table231.A1" office:value-type="string">
            <text:p text:style-name="P9">90.</text:p>
          </table:table-cell>
          <table:table-cell table:style-name="Table231.B1" office:value-type="string">
            <text:p text:style-name="P7">public scoped members are allowed to use in the other packages also.</text:p>
          </table:table-cell>
          <table:table-cell table:style-name="Table231.C4" office:value-type="string">
            <text:p text:style-name="Standard"/>
          </table:table-cell>
        </table:table-row>
        <table:table-row table:style-name="Table231.1">
          <table:table-cell table:style-name="Table231.A5" table:number-columns-spanned="3" office:value-type="string"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Standard"><text:span text:style-name="pd-r10"><text:span text:style-name="T5">A.</text:span></text:span><draw:frame text:anchor-type="as-char" draw:z-index="112" draw:name="Shape130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30" table:style-name="Table230">
              <table:table-column table:style-name="Table230.A"/>
              <table:table-row table:style-name="Table230.1">
                <table:table-cell table:style-name="Table230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31.1">
          <table:table-cell table:style-name="Table231.A6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4"/>
      <table:table table:name="Table236" table:style-name="Table236">
        <table:table-column table:style-name="Table236.A"/>
        <table:table-column table:style-name="Table236.B"/>
        <table:table-column table:style-name="Table236.C"/>
        <table:table-column table:style-name="Table236.D"/>
        <table:table-row table:style-name="Table236.1">
          <table:table-cell table:style-name="Table236.A1" office:value-type="string">
            <text:p text:style-name="P9">91.</text:p>
          </table:table-cell>
          <table:table-cell table:style-name="Table236.B1" office:value-type="string">
            <text:p text:style-name="P7">public and protected both are one and the same in case of usage</text:p>
          </table:table-cell>
          <table:table-cell table:style-name="Table236.C1" office:value-type="string">
            <text:p text:style-name="Standard"/>
          </table:table-cell>
          <table:table-cell table:style-name="Table236.D1" office:value-type="string">
            <text:p text:style-name="Standard"/>
          </table:table-cell>
        </table:table-row>
        <table:table-row table:style-name="Table236.1">
          <table:table-cell table:style-name="Table236.A2" table:number-columns-spanned="4" office:value-type="string">
            <table:table table:name="Table232" table:style-name="Table232">
              <table:table-column table:style-name="Table232.A"/>
              <table:table-row table:style-name="Table232.1">
                <table:table-cell table:style-name="Table232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5">B.</text:span></text:span><draw:frame text:anchor-type="as-char" draw:z-index="113" draw:name="Shape131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36.1">
          <table:table-cell table:style-name="Table236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236.1">
          <table:table-cell table:style-name="Table236.A1" office:value-type="string">
            <text:p text:style-name="P9">92.</text:p>
          </table:table-cell>
          <table:table-cell table:style-name="Table236.B1" table:number-columns-spanned="2" office:value-type="string">
            <text:p text:style-name="P7">public scoped member can be inherited to every subclass including subclass of another package</text:p>
          </table:table-cell>
          <table:covered-table-cell/>
          <table:table-cell table:style-name="Table236.D4" office:value-type="string">
            <text:p text:style-name="Standard"/>
          </table:table-cell>
        </table:table-row>
        <table:table-row table:style-name="Table236.1">
          <table:table-cell table:style-name="Table236.A5" table:number-columns-spanned="4" office:value-type="string"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Standard"><text:span text:style-name="pd-r10"><text:span text:style-name="T5">A.</text:span></text:span><draw:frame text:anchor-type="as-char" draw:z-index="114" draw:name="Shape132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><text:soft-page-break/></text:p>
            <table:table table:name="Table235" table:style-name="Table235">
              <table:table-column table:style-name="Table235.A"/>
              <table:table-row table:style-name="Table235.1">
                <table:table-cell table:style-name="Table235.A1" office:value-type="string">
                  <text:p text:style-name="P7"><text:s text:c="30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36.1">
          <table:table-cell table:style-name="Table236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241" table:style-name="Table241">
        <table:table-column table:style-name="Table241.A"/>
        <table:table-column table:style-name="Table241.B"/>
        <table:table-column table:style-name="Table241.C"/>
        <table:table-column table:style-name="Table241.D"/>
        <table:table-row table:style-name="Table241.1">
          <table:table-cell table:style-name="Table241.A1" office:value-type="string">
            <text:p text:style-name="P9">93.</text:p>
          </table:table-cell>
          <table:table-cell table:style-name="Table241.B1" office:value-type="string">
            <text:p text:style-name="P7">public scoped member can be inherited to subclass of another package</text:p>
          </table:table-cell>
          <table:table-cell table:style-name="Table241.C1" office:value-type="string">
            <text:p text:style-name="Standard"/>
          </table:table-cell>
          <table:table-cell table:style-name="Table241.D1" office:value-type="string">
            <text:p text:style-name="Standard"/>
          </table:table-cell>
        </table:table-row>
        <table:table-row table:style-name="Table241.1">
          <table:table-cell table:style-name="Table241.A2" table:number-columns-spanned="4" office:value-type="string">
            <table:table table:name="Table237" table:style-name="Table237">
              <table:table-column table:style-name="Table237.A"/>
              <table:table-row table:style-name="Table237.1">
                <table:table-cell table:style-name="Table237.A1" office:value-type="string">
                  <text:p text:style-name="Standard"><text:span text:style-name="pd-r10"><text:span text:style-name="T5">A.</text:span></text:span><draw:frame text:anchor-type="as-char" draw:z-index="115" draw:name="Shape133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P7"><text:s text:c="29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41.1">
          <table:table-cell table:style-name="Table241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241.1">
          <table:table-cell table:style-name="Table241.A1" office:value-type="string">
            <text:p text:style-name="P9">94.</text:p>
          </table:table-cell>
          <table:table-cell table:style-name="Table241.B1" table:number-columns-spanned="2" office:value-type="string">
            <text:p text:style-name="P7">if public member is inheriting to subclass of another package, then it should be used only <text:s/>in the within that subclass by using subclass reference type.</text:p>
          </table:table-cell>
          <table:covered-table-cell/>
          <table:table-cell table:style-name="Table241.D4" office:value-type="string">
            <text:p text:style-name="Standard"/>
          </table:table-cell>
        </table:table-row>
        <table:table-row table:style-name="Table241.1">
          <table:table-cell table:style-name="Table241.A5" table:number-columns-spanned="4" office:value-type="string"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Standard"><text:span text:style-name="pd-r10"><text:span text:style-name="T5">A.</text:span></text:span><draw:frame text:anchor-type="as-char" draw:z-index="116" draw:name="Shape134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 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40" table:style-name="Table240">
              <table:table-column table:style-name="Table240.A"/>
              <table:table-row table:style-name="Table240.1">
                <table:table-cell table:style-name="Table240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41.1">
          <table:table-cell table:style-name="Table241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P4"/>
      <table:table table:name="Table246" table:style-name="Table246">
        <table:table-column table:style-name="Table246.A"/>
        <table:table-column table:style-name="Table246.B"/>
        <table:table-column table:style-name="Table246.C"/>
        <table:table-column table:style-name="Table246.D"/>
        <table:table-row table:style-name="Table246.1">
          <table:table-cell table:style-name="Table246.A1" office:value-type="string">
            <text:p text:style-name="P9">95.</text:p>
          </table:table-cell>
          <table:table-cell table:style-name="Table246.B1" table:number-columns-spanned="2" office:value-type="string">
            <text:p text:style-name="P7">if public member is <text:s text:c="2"/>inheriting to subclass of another package, then it should be used only in the within that subclass by using super class reference type.</text:p>
          </table:table-cell>
          <table:covered-table-cell/>
          <table:table-cell table:style-name="Table246.D1" office:value-type="string">
            <text:p text:style-name="Standard"/>
          </table:table-cell>
        </table:table-row>
        <table:table-row table:style-name="Table246.1">
          <table:table-cell table:style-name="Table246.A2" table:number-columns-spanned="4" office:value-type="string"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P7"><text:s text:c="61"/></text:p>
                  <text:p text:style-name="P7"><text:s text:c="34"/></text:p>
                </table:table-cell>
              </table:table-row>
            </table:table>
            <text:p text:style-name="P1"/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Standard"><text:soft-page-break/><text:span text:style-name="pd-r10"><text:span text:style-name="T5">B.</text:span></text:span><draw:frame text:anchor-type="as-char" draw:z-index="117" draw:name="Shape135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46.1">
          <table:table-cell table:style-name="Table246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246.1">
          <table:table-cell table:style-name="Table246.A1" office:value-type="string">
            <text:p text:style-name="P9">96.</text:p>
          </table:table-cell>
          <table:table-cell table:style-name="Table246.B1" office:value-type="string">
            <text:p text:style-name="P7">if public member is <text:s text:c="2"/>inheriting to subclass of another package, then it can be used in outside a subclass</text:p>
          </table:table-cell>
          <table:table-cell table:style-name="Table246.C4" office:value-type="string">
            <text:p text:style-name="Standard"/>
          </table:table-cell>
          <table:table-cell table:style-name="Table246.D4" office:value-type="string">
            <text:p text:style-name="Standard"/>
          </table:table-cell>
        </table:table-row>
        <table:table-row table:style-name="Table246.1">
          <table:table-cell table:style-name="Table246.A5" table:number-columns-spanned="4" office:value-type="string">
            <table:table table:name="Table244" table:style-name="Table244">
              <table:table-column table:style-name="Table244.A"/>
              <table:table-row table:style-name="Table244.1">
                <table:table-cell table:style-name="Table244.A1" office:value-type="string">
                  <text:p text:style-name="Standard"><text:span text:style-name="pd-r10"><text:span text:style-name="T5">A.</text:span></text:span><draw:frame text:anchor-type="as-char" draw:z-index="118" draw:name="Shape136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P7"><text:s text:c="60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46.1">
          <table:table-cell table:style-name="Table246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251" table:style-name="Table251">
        <table:table-column table:style-name="Table251.A"/>
        <table:table-column table:style-name="Table251.B"/>
        <table:table-column table:style-name="Table251.C"/>
        <table:table-column table:style-name="Table251.D"/>
        <table:table-row table:style-name="Table251.1">
          <table:table-cell table:style-name="Table251.A1" office:value-type="string">
            <text:p text:style-name="P9">97.</text:p>
          </table:table-cell>
          <table:table-cell table:style-name="Table251.B1" table:number-columns-spanned="2" office:value-type="string">
            <text:p text:style-name="P7">if public member is <text:s text:c="2"/>inheriting to subclass of another package, then it should be used only in the same subclass</text:p>
          </table:table-cell>
          <table:covered-table-cell/>
          <table:table-cell table:style-name="Table251.D1" office:value-type="string">
            <text:p text:style-name="Standard"/>
          </table:table-cell>
        </table:table-row>
        <table:table-row table:style-name="Table251.1">
          <table:table-cell table:style-name="Table251.A2" table:number-columns-spanned="4" office:value-type="string"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P7"><text:s text:c="30"/></text:p>
                </table:table-cell>
              </table:table-row>
            </table:table>
            <text:p text:style-name="P1"/>
            <table:table table:name="Table248" table:style-name="Table248">
              <table:table-column table:style-name="Table248.A"/>
              <table:table-row table:style-name="Table248.1">
                <table:table-cell table:style-name="Table248.A1" office:value-type="string">
                  <text:p text:style-name="HTML_20_Preformatted"><text:span text:style-name="T2"><text:s text:c="2"/></text:span><text:span text:style-name="T3">B.false</text:span><text:span text:style-name="T2"> <text:s text:c="58"/></text:span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51.1">
          <table:table-cell table:style-name="Table251.A3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  <table:table-row table:style-name="Table251.1">
          <table:table-cell table:style-name="Table251.A1" office:value-type="string">
            <text:p text:style-name="P9">98.</text:p>
          </table:table-cell>
          <table:table-cell table:style-name="Table251.B1" office:value-type="string">
            <text:p text:style-name="P7">only public classes can be used in another packages.</text:p>
          </table:table-cell>
          <table:table-cell table:style-name="Table251.C4" office:value-type="string">
            <text:p text:style-name="Standard"/>
          </table:table-cell>
          <table:table-cell table:style-name="Table251.D4" office:value-type="string">
            <text:p text:style-name="Standard"/>
          </table:table-cell>
        </table:table-row>
        <table:table-row table:style-name="Table251.1">
          <table:table-cell table:style-name="Table251.A5" table:number-columns-spanned="4" office:value-type="string"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Standard"><text:span text:style-name="pd-r10"><text:span text:style-name="T5">A.</text:span></text:span><draw:frame text:anchor-type="as-char" draw:z-index="119" draw:name="Shape137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50" table:style-name="Table250">
              <table:table-column table:style-name="Table250.A"/>
              <table:table-row table:style-name="Table250.1">
                <table:table-cell table:style-name="Table250.A1" office:value-type="string">
                  <text:p text:style-name="P7"><text:s text:c="59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251.1">
          <table:table-cell table:style-name="Table251.A6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</table:table>
      <text:p text:style-name="P4"/>
      <table:table table:name="Table256" table:style-name="Table256">
        <table:table-column table:style-name="Table256.A"/>
        <table:table-column table:style-name="Table256.B"/>
        <table:table-column table:style-name="Table256.C"/>
        <table:table-column table:style-name="Table256.D"/>
        <table:table-row table:style-name="Table256.1">
          <table:table-cell table:style-name="Table256.A1" office:value-type="string">
            <text:p text:style-name="P9">99.</text:p>
          </table:table-cell>
          <table:table-cell table:style-name="Table256.B1" table:number-columns-spanned="2" office:value-type="string">
            <text:p text:style-name="P7">we can use one class in another class of the same package without import.</text:p>
          </table:table-cell>
          <table:covered-table-cell/>
          <table:table-cell table:style-name="Table256.D1" office:value-type="string">
            <text:p text:style-name="Standard"/>
          </table:table-cell>
        </table:table-row>
        <table:table-row table:style-name="Table256.1">
          <table:table-cell table:style-name="Table256.A2" table:number-columns-spanned="4" office:value-type="string"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Standard"><text:span text:style-name="pd-r10"><text:span text:style-name="T5">A.</text:span></text:span><draw:frame text:anchor-type="as-char" draw:z-index="120" draw:name="Shape138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true</text:p>
                  <text:p text:style-name="P7"><text:s text:c="34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P7"><text:s text:c="30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56.1">
          <table:table-cell table:style-name="Table256.A3" table:number-columns-spanned="4" office:value-type="string">
            <text:p text:style-name="P11"><text:s/></text:p>
          </table:table-cell>
          <table:covered-table-cell/>
          <table:covered-table-cell/>
          <table:covered-table-cell/>
        </table:table-row>
        <table:table-row table:style-name="Table256.1">
          <table:table-cell table:style-name="Table256.A1" table:number-columns-spanned="2" office:value-type="string">
            <text:p text:style-name="P9">100.</text:p>
          </table:table-cell>
          <table:covered-table-cell/>
          <table:table-cell table:style-name="Table256.B1" office:value-type="string">
            <text:p text:style-name="P7">we can use another package class without import</text:p>
          </table:table-cell>
          <table:table-cell table:style-name="Table256.D4" office:value-type="string">
            <text:p text:style-name="Standard"/>
          </table:table-cell>
        </table:table-row>
        <table:table-row table:style-name="Table256.1">
          <table:table-cell table:style-name="Table256.A5" table:number-columns-spanned="4" office:value-type="string"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P7"><text:s text:c="31"/></text:p>
                  <text:p text:style-name="P7"><text:s text:c="64"/></text:p>
                  <text:p text:style-name="P7"><text:s text:c="34"/></text:p>
                </table:table-cell>
              </table:table-row>
            </table:table>
            <text:p text:style-name="P1"/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Standard"><text:span text:style-name="pd-r10"><text:span text:style-name="T5">B.</text:span></text:span><draw:frame text:anchor-type="as-char" draw:z-index="121" draw:name="Shape139" draw:style-name="gr1" draw:text-style-name="P14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P7">false</text:p>
                  <text:p text:style-name="P7"><text:s text:c="34"/></text:p>
                  <text:p text:style-name="P7"><text:s text:c="64"/></text:p>
                  <text:p text:style-name="P7"><text:s text:c="34"/><text:bookmark text:name="_GoBack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56.1">
          <table:table-cell table:style-name="Table256.A6" table:number-columns-spanned="4" office:value-type="string">
            <text:p text:style-name="P11"><text:s text:c="2"/></text:p>
          </table:table-cell>
          <table:covered-table-cell/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Questions <text:s text:c="20"/>Topic: packages_and_access_levels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6</meta:editing-cycles>
    <meta:creation-date>2022-11-22T17:12:00</meta:creation-date>
    <dc:date>2023-12-17T00:08:40.979222753</dc:date>
    <meta:editing-duration>PT5H44M56S</meta:editing-duration>
    <meta:generator>LibreOffice/6.4.7.2$Linux_X86_64 LibreOffice_project/40$Build-2</meta:generator>
    <meta:print-date>2023-12-17T00:08:07.313562669</meta:print-date>
    <meta:document-statistic meta:table-count="243" meta:image-count="0" meta:object-count="0" meta:page-count="34" meta:paragraph-count="1030" meta:word-count="1520" meta:character-count="30680" meta:non-whitespace-character-count="6946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